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80000001A9A8E9723.jpg" manifest:media-type="image/jpeg"/>
  <manifest:file-entry manifest:full-path="Pictures/10000000000000290000001A98B9E384.jpg" manifest:media-type="image/jpeg"/>
  <manifest:file-entry manifest:full-path="Pictures/100000000000002A0000001A103D26F8.jpg" manifest:media-type="image/jpeg"/>
  <manifest:file-entry manifest:full-path="Pictures/10000000000000280000001B0AE2A65E.jpg" manifest:media-type="image/jpeg"/>
  <manifest:file-entry manifest:full-path="Pictures/10000000000000270000001C9F843E7F.jpg" manifest:media-type="image/jpeg"/>
  <manifest:file-entry manifest:full-path="Pictures/10000000000000260000001A06345BE1.jpg" manifest:media-type="image/jpeg"/>
  <manifest:file-entry manifest:full-path="Pictures/1000000000000027000003CC6868324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Franklin Gothic Medium" svg:font-family="'Franklin Gothic Medium'"/>
    <style:font-face style:name="Georgia" svg:font-family="Georgia"/>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047in" style:page-number="auto"/>
      <style:text-properties fo:font-size="6pt" style:font-size-asian="6pt" style:font-size-complex="6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02in" style:type="right"/>
        </style:tab-stops>
      </style:paragraph-properties>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634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28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35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29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71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65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99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66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72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02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01in" style:type="right"/>
        </style:tab-stops>
      </style:paragraph-properties>
    </style:style>
    <style:style style:name="P15"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16"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in" style:auto-text-indent="false" style:page-number="auto"/>
    </style:style>
    <style:style style:name="P17"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18"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tab-stops>
          <style:tab-stop style:position="1.1535in"/>
        </style:tab-stops>
      </style:paragraph-properties>
    </style:style>
    <style:style style:name="P19" style:family="paragraph" style:parent-style-name="Body_20_text_20__28_2_29_" style:master-page-name="">
      <style:paragraph-properties fo:margin-left="0in" fo:margin-right="0in" fo:margin-top="0in" fo:margin-bottom="0in" loext:contextual-spacing="false" fo:line-height="0.1299in" fo:text-align="end" style:justify-single-word="false" fo:text-indent="0in" style:auto-text-indent="false" style:page-number="auto"/>
    </style:style>
    <style:style style:name="P20"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1"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22" style:family="paragraph" style:parent-style-name="Body_20_text_20__28_3_29_" style:master-page-name="">
      <style:paragraph-properties fo:margin-left="0in" fo:margin-right="0in" fo:margin-top="0in" fo:margin-bottom="0in" loext:contextual-spacing="false" fo:line-height="0.1098in" fo:text-align="justify" style:justify-single-word="false" fo:text-indent="0in" style:auto-text-indent="false" style:page-number="auto"/>
    </style:style>
    <style:style style:name="P23" style:family="paragraph" style:parent-style-name="Body_20_text_20__28_3_29_" style:master-page-name="">
      <style:paragraph-properties fo:margin-left="0in" fo:margin-right="0in" fo:margin-top="0in" fo:margin-bottom="0in" loext:contextual-spacing="false" fo:line-height="0.1098in" fo:text-align="justify" style:justify-single-word="false" fo:text-indent="0in" style:auto-text-indent="false" style:page-number="auto">
        <style:tab-stops>
          <style:tab-stop style:position="1.8425in"/>
        </style:tab-stops>
      </style:paragraph-properties>
    </style:style>
    <style:style style:name="P24" style:family="paragraph" style:parent-style-name="Body_20_text_20__28_3_29_" style:master-page-name="">
      <style:paragraph-properties fo:margin-left="0in" fo:margin-right="0in" fo:margin-top="0in" fo:margin-bottom="0in" loext:contextual-spacing="false" fo:line-height="0.1098in" fo:text-align="justify" style:justify-single-word="false" fo:text-indent="0in" style:auto-text-indent="false" style:page-number="auto">
        <style:tab-stops>
          <style:tab-stop style:position="1.8457in"/>
        </style:tab-stops>
      </style:paragraph-properties>
    </style:style>
    <style:style style:name="P25" style:family="paragraph" style:parent-style-name="Body_20_text_20__28_3_29_" style:master-page-name="">
      <style:paragraph-properties fo:margin-left="0in" fo:margin-right="0in" fo:margin-top="0in" fo:margin-bottom="0in" loext:contextual-spacing="false" fo:line-height="0.1098in" fo:text-align="start" style:justify-single-word="false" fo:text-indent="0in" style:auto-text-indent="false" style:page-number="auto"/>
    </style:style>
    <style:style style:name="P26" style:family="paragraph" style:parent-style-name="Body_20_text_20__28_3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27" style:family="paragraph" style:parent-style-name="Body_20_text_20__28_3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535in"/>
        </style:tab-stops>
      </style:paragraph-properties>
    </style:style>
    <style:style style:name="P28" style:family="paragraph" style:parent-style-name="Body_20_text_20__28_3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425in"/>
        </style:tab-stops>
      </style:paragraph-properties>
    </style:style>
    <style:style style:name="P29" style:family="paragraph" style:parent-style-name="Body_20_text_20__28_3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30" style:family="paragraph" style:parent-style-name="Body_20_text_20__28_3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8425in"/>
        </style:tab-stops>
      </style:paragraph-properties>
    </style:style>
    <style:style style:name="P31" style:family="paragraph" style:parent-style-name="Body_20_text_20__28_10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32" style:family="paragraph" style:parent-style-name="Body_20_text_20__28_10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535in"/>
        </style:tab-stops>
      </style:paragraph-properties>
    </style:style>
    <style:style style:name="P33" style:family="paragraph" style:parent-style-name="Body_20_text_20__28_10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457in"/>
        </style:tab-stops>
      </style:paragraph-properties>
    </style:style>
    <style:style style:name="P34" style:family="paragraph" style:parent-style-name="Body_20_text_20__28_10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35" style:family="paragraph" style:parent-style-name="Body_20_text_20__28_5_29_" style:master-page-name="">
      <style:paragraph-properties fo:margin-left="0in" fo:margin-right="0in" fo:margin-top="0in" fo:margin-bottom="0in" loext:contextual-spacing="false" fo:line-height="0.1272in" fo:text-align="start" style:justify-single-word="false" fo:text-indent="0in" style:auto-text-indent="false" style:page-number="auto"/>
    </style:style>
    <style:style style:name="P36" style:family="paragraph" style:parent-style-name="Body_20_text_20__28_3_29_" style:master-page-name="">
      <style:paragraph-properties fo:margin-left="0in" fo:margin-right="0in" fo:margin-top="0in" fo:margin-bottom="0in" loext:contextual-spacing="false" fo:line-height="0.1098in" fo:text-align="justify" style:justify-single-word="false" fo:text-indent="0in" style:auto-text-indent="false" style:page-number="auto" fo:break-after="page">
        <style:tab-stops>
          <style:tab-stop style:position="1.8457in"/>
        </style:tab-stops>
      </style:paragraph-properties>
    </style:style>
    <style:style style:name="P37" style:family="paragraph" style:parent-style-name="Body_20_text_20__28_8_29_" style:master-page-name="">
      <style:paragraph-properties fo:margin-left="0in" fo:margin-right="0in" fo:margin-top="0in" fo:margin-bottom="0in" loext:contextual-spacing="false" fo:text-indent="0in" style:auto-text-indent="false" style:page-number="auto"/>
    </style:style>
    <style:style style:name="P38" style:family="paragraph" style:parent-style-name="Body_20_text_20__28_9_29_" style:master-page-name="">
      <style:paragraph-properties fo:margin-left="0in" fo:margin-right="0in" fo:margin-top="0in" fo:margin-bottom="0in" loext:contextual-spacing="false" fo:line-height="0.222in" fo:text-align="start" style:justify-single-word="false" fo:text-indent="0in" style:auto-text-indent="false" style:page-number="auto"/>
    </style:style>
    <style:style style:name="P39"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fo:break-after="column"/>
    </style:style>
    <style:style style:name="P40"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fo:break-after="column"/>
    </style:style>
    <style:style style:name="P41" style:family="paragraph" style:parent-style-name="Body_20_text_20__28_3_29_" style:master-page-name="">
      <style:paragraph-properties fo:margin-left="0in" fo:margin-right="0in" fo:margin-top="0in" fo:margin-bottom="0.0417in" loext:contextual-spacing="false" fo:text-align="start" style:justify-single-word="false" fo:text-indent="0in" style:auto-text-indent="false" style:page-number="auto"/>
    </style:style>
    <style:style style:name="P42" style:family="paragraph" style:parent-style-name="Body_20_text_20__28_10_29_" style:master-page-name="">
      <style:paragraph-properties fo:margin-left="0in" fo:margin-right="0in" fo:margin-top="0in" fo:margin-bottom="0.0417in" loext:contextual-spacing="false" fo:text-align="start" style:justify-single-word="false" fo:text-indent="0in" style:auto-text-indent="false" style:page-number="auto"/>
    </style:style>
    <style:style style:name="P43" style:family="paragraph" style:parent-style-name="Body_20_text_20__28_3_29_" style:master-page-name="">
      <style:paragraph-properties fo:margin-left="0in" fo:margin-right="0in" fo:margin-top="0in" fo:margin-bottom="0.0445in" loext:contextual-spacing="false" fo:text-align="start" style:justify-single-word="false" fo:text-indent="0in" style:auto-text-indent="false" style:page-number="auto"/>
    </style:style>
    <style:style style:name="P44" style:family="paragraph" style:parent-style-name="Body_20_text_20__28_3_29_" style:master-page-name="">
      <style:paragraph-properties fo:margin-left="0.3335in" fo:margin-right="0in" fo:margin-top="0in" fo:margin-bottom="0in" loext:contextual-spacing="false" fo:text-align="start" style:justify-single-word="false" fo:text-indent="-0.1252in" style:auto-text-indent="false" style:page-number="auto"/>
    </style:style>
    <style:style style:name="P45" style:family="paragraph" style:parent-style-name="Body_20_text_20__28_3_29_" style:master-page-name="">
      <style:paragraph-properties fo:margin-left="0.2083in" fo:margin-right="0in" fo:margin-top="0in" fo:margin-bottom="0in" loext:contextual-spacing="false" fo:text-align="start" style:justify-single-word="false" fo:text-indent="0in" style:auto-text-indent="false" style:page-number="auto"/>
    </style:style>
    <style:style style:name="P46" style:family="paragraph" style:parent-style-name="Body_20_text_20__28_5_29_" style:master-page-name="">
      <style:paragraph-properties fo:margin-left="0.2083in" fo:margin-right="0in" fo:margin-top="0in" fo:margin-bottom="0in" loext:contextual-spacing="false" fo:line-height="0.1272in" fo:text-indent="0in" style:auto-text-indent="false" style:page-number="auto"/>
    </style:style>
    <style:style style:name="P47" style:family="paragraph" style:parent-style-name="Body_20_text_20__28_3_29_" style:master-page-name="">
      <style:paragraph-properties fo:margin-left="0.2083in" fo:margin-right="0in" fo:margin-top="0in" fo:margin-bottom="0.0417in" loext:contextual-spacing="false" fo:text-align="start" style:justify-single-word="false" fo:text-indent="0in" style:auto-text-indent="false" style:page-number="auto"/>
    </style:style>
    <style:style style:name="P48"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49"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50" style:family="paragraph" style:parent-style-name="Body_20_text_20__28_2_29_" style:master-page-name="">
      <style:paragraph-properties fo:margin-left="0.2083in" fo:margin-right="0in" fo:margin-top="0in" fo:margin-bottom="0in" loext:contextual-spacing="false" fo:text-align="start" style:justify-single-word="false" fo:text-indent="-0.2083in" style:auto-text-indent="false" style:page-number="auto"/>
    </style:style>
    <style:style style:name="P51" style:family="paragraph" style:parent-style-name="Body_20_text_20__28_5_29_" style:master-page-name="">
      <style:paragraph-properties fo:margin-left="0.2083in" fo:margin-right="0in" fo:margin-top="0in" fo:margin-bottom="0in" loext:contextual-spacing="false" fo:line-height="0.1272in" fo:text-indent="-0.2083in" style:auto-text-indent="false" style:page-number="auto"/>
    </style:style>
    <style:style style:name="P52" style:family="paragraph" style:parent-style-name="Body_20_text_20__28_3_29_" style:master-page-name="">
      <style:paragraph-properties fo:margin-left="0.2083in" fo:margin-right="0in" fo:margin-top="0in" fo:margin-bottom="0.0417in" loext:contextual-spacing="false" fo:text-align="start" style:justify-single-word="false" fo:text-indent="-0.2083in" style:auto-text-indent="false" style:page-number="auto"/>
    </style:style>
    <style:style style:name="P53" style:family="paragraph" style:parent-style-name="Body_20_text_20__28_5_29_" style:master-page-name="">
      <style:paragraph-properties fo:margin-left="0in" fo:margin-right="0in" fo:margin-top="0in" fo:margin-bottom="0in" loext:contextual-spacing="false" fo:line-height="0.1272in" fo:text-align="start" style:justify-single-word="false" fo:text-indent="0.1665in" style:auto-text-indent="false" style:page-number="auto" fo:break-after="page"/>
    </style:style>
    <style:style style:name="P54"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665in" style:auto-text-indent="false" style:page-number="auto"/>
    </style:style>
    <style:style style:name="P55"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56" style:family="paragraph" style:parent-style-name="Body_20_text_20__28_2_29_" style:master-page-name="">
      <style:paragraph-properties fo:margin-left="0in" fo:margin-right="0in" fo:margin-top="0in" fo:margin-bottom="0in" loext:contextual-spacing="false" fo:text-align="justify" style:justify-single-word="false" fo:text-indent="0.1665in" style:auto-text-indent="false" style:page-number="auto"/>
    </style:style>
    <style:style style:name="P57"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style:style>
    <style:style style:name="P58" style:family="paragraph" style:parent-style-name="Body_20_text_20__28_2_29_" style:master-page-name="">
      <style:paragraph-properties fo:margin-left="0.1807in" fo:margin-right="0in" fo:margin-top="0in" fo:margin-bottom="0in" loext:contextual-spacing="false" fo:line-height="0.1299in" fo:text-align="justify" style:justify-single-word="false" fo:text-indent="-0.1807in" style:auto-text-indent="false" style:page-number="auto">
        <style:tab-stops>
          <style:tab-stop style:position="0.0201in"/>
        </style:tab-stops>
      </style:paragraph-properties>
    </style:style>
    <style:style style:name="P59"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60"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tab-stops>
          <style:tab-stop style:position="1.8701in"/>
        </style:tab-stops>
      </style:paragraph-properties>
    </style:style>
    <style:style style:name="P61"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62"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fo:break-after="page"/>
    </style:style>
    <style:style style:name="P63" style:family="paragraph" style:parent-style-name="Body_20_text_20__28_5_29_" style:master-page-name="">
      <style:paragraph-properties fo:margin-left="0in" fo:margin-right="0in" fo:margin-top="0in" fo:margin-bottom="0in" loext:contextual-spacing="false" fo:line-height="0.1272in" fo:text-indent="0.139in" style:auto-text-indent="false" style:page-number="auto"/>
    </style:style>
    <style:style style:name="P64" style:family="paragraph" style:parent-style-name="Body_20_text_20__28_5_29_" style:master-page-name="">
      <style:paragraph-properties fo:margin-left="0in" fo:margin-right="0in" fo:margin-top="0in" fo:margin-bottom="0in" loext:contextual-spacing="false" fo:line-height="0.1272in" fo:text-align="start" style:justify-single-word="false" fo:text-indent="0.139in" style:auto-text-indent="false" style:page-number="auto"/>
    </style:style>
    <style:style style:name="P65" style:family="paragraph" style:parent-style-name="Body_20_text_20__28_3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66"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1528in" style:auto-text-indent="false" style:page-number="auto"/>
    </style:style>
    <style:style style:name="P67"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style:style>
    <style:style style:name="P68"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69"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70"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1528in" style:auto-text-indent="false" style:page-number="auto" fo:break-after="page"/>
    </style:style>
    <style:style style:name="P71"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fo:break-after="page"/>
    </style:style>
    <style:style style:name="P72" style:family="paragraph" style:parent-style-name="Body_20_text_20__28_5_29_" style:master-page-name="">
      <style:paragraph-properties fo:margin-left="0in" fo:margin-right="0in" fo:margin-top="0in" fo:margin-bottom="0in" loext:contextual-spacing="false" fo:line-height="0.1272in" fo:text-align="start" style:justify-single-word="false" fo:text-indent="0.1528in" style:auto-text-indent="false" style:page-number="auto"/>
    </style:style>
    <style:style style:name="P73" style:family="paragraph" style:parent-style-name="Body_20_text_20__28_3_29_" style:master-page-name="">
      <style:paragraph-properties fo:margin-left="0.3055in" fo:margin-right="0in" fo:margin-top="0in" fo:margin-bottom="0in" loext:contextual-spacing="false" fo:text-align="start" style:justify-single-word="false" fo:text-indent="-0.111in" style:auto-text-indent="false" style:page-number="auto"/>
    </style:style>
    <style:style style:name="P74" style:family="paragraph" style:parent-style-name="Body_20_text_20__28_3_29_" style:master-page-name="">
      <style:paragraph-properties fo:margin-left="0.3055in" fo:margin-right="0in" fo:margin-top="0in" fo:margin-bottom="0in" loext:contextual-spacing="false" fo:line-height="0.1165in" fo:text-align="start" style:justify-single-word="false" fo:text-indent="-0.111in" style:auto-text-indent="false" style:page-number="auto"/>
    </style:style>
    <style:style style:name="P75" style:family="paragraph" style:parent-style-name="Body_20_text_20__28_3_29_" style:master-page-name="">
      <style:paragraph-properties fo:margin-left="0.3055in" fo:margin-right="0in" fo:margin-top="0in" fo:margin-bottom="0in" loext:contextual-spacing="false" fo:line-height="0.1071in" fo:text-align="start" style:justify-single-word="false" fo:text-indent="-0.111in" style:auto-text-indent="false" style:page-number="auto"/>
    </style:style>
    <style:style style:name="P76" style:family="paragraph" style:parent-style-name="Body_20_text_20__28_3_29_" style:master-page-name="">
      <style:paragraph-properties fo:margin-left="0.3055in" fo:margin-right="0in" fo:margin-top="0in" fo:margin-bottom="0.0571in" loext:contextual-spacing="false" fo:line-height="0.1165in" fo:text-align="start" style:justify-single-word="false" fo:text-indent="-0.111in" style:auto-text-indent="false" style:page-number="auto"/>
    </style:style>
    <style:style style:name="P77" style:family="paragraph" style:parent-style-name="Body_20_text_20__28_3_29_" style:master-page-name="">
      <style:paragraph-properties fo:margin-left="0.3055in" fo:margin-right="0in" fo:margin-top="0in" fo:margin-bottom="0.039in" loext:contextual-spacing="false" fo:text-align="start" style:justify-single-word="false" fo:text-indent="-0.111in" style:auto-text-indent="false" style:page-number="auto"/>
    </style:style>
    <style:style style:name="P78" style:family="paragraph" style:parent-style-name="Body_20_text_20__28_10_29_" style:master-page-name="">
      <style:paragraph-properties fo:margin-left="0.1528in" fo:margin-right="0in" fo:margin-top="0in" fo:margin-bottom="0in" loext:contextual-spacing="false" fo:text-align="start" style:justify-single-word="false" fo:text-indent="-0.1528in" style:auto-text-indent="false" style:page-number="auto"/>
    </style:style>
    <style:style style:name="P79" style:family="paragraph" style:parent-style-name="Body_20_text_20__28_3_29_" style:master-page-name="">
      <style:paragraph-properties fo:margin-left="0.1528in" fo:margin-right="0in" fo:margin-top="0in" fo:margin-bottom="0in" loext:contextual-spacing="false" fo:text-align="start" style:justify-single-word="false" fo:text-indent="-0.1528in" style:auto-text-indent="false" style:page-number="auto"/>
    </style:style>
    <style:style style:name="P80" style:family="paragraph" style:parent-style-name="Body_20_text_20__28_3_29_" style:master-page-name="">
      <style:paragraph-properties fo:margin-left="0.1528in" fo:margin-right="0in" fo:margin-top="0in" fo:margin-bottom="0in" loext:contextual-spacing="false" fo:line-height="0.1098in" fo:text-align="start" style:justify-single-word="false" fo:text-indent="-0.1528in" style:auto-text-indent="false" style:page-number="auto"/>
    </style:style>
    <style:style style:name="P81" style:family="paragraph" style:parent-style-name="Body_20_text_20__28_10_29_" style:master-page-name="">
      <style:paragraph-properties fo:margin-left="0.1528in" fo:margin-right="0in" fo:margin-top="0in" fo:margin-bottom="1.4193in" loext:contextual-spacing="false" fo:text-align="start" style:justify-single-word="false" fo:text-indent="-0.1528in" style:auto-text-indent="false" style:page-number="auto"/>
    </style:style>
    <style:style style:name="P82"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83" style:family="paragraph" style:parent-style-name="Body_20_text_20__28_3_29_" style:master-page-name="">
      <style:paragraph-properties fo:margin-left="0.2917in" fo:margin-right="0in" fo:margin-top="0in" fo:margin-bottom="0in" loext:contextual-spacing="false" fo:line-height="0.1165in" fo:text-align="start" style:justify-single-word="false" fo:text-indent="-0.0972in" style:auto-text-indent="false" style:page-number="auto"/>
    </style:style>
    <style:style style:name="P84" style:family="paragraph" style:parent-style-name="Body_20_text_20__28_3_29_" style:master-page-name="">
      <style:paragraph-properties fo:margin-left="0.2917in" fo:margin-right="0in" fo:margin-top="0in" fo:margin-bottom="0in" loext:contextual-spacing="false" fo:text-align="start" style:justify-single-word="false" fo:text-indent="-0.0972in" style:auto-text-indent="false" style:page-number="auto"/>
    </style:style>
    <style:style style:name="P85" style:family="paragraph" style:parent-style-name="Body_20_text_20__28_3_29_" style:master-page-name="">
      <style:paragraph-properties fo:margin-left="0.3335in" fo:margin-right="0in" fo:margin-top="0in" fo:margin-bottom="0in" loext:contextual-spacing="false" fo:text-align="start" style:justify-single-word="false" fo:text-indent="0in" style:auto-text-indent="false" style:page-number="auto"/>
    </style:style>
    <style:style style:name="P86" style:family="paragraph" style:parent-style-name="Body_20_text_20__28_3_29_" style:master-page-name="">
      <style:paragraph-properties fo:margin-left="0.3335in" fo:margin-right="0in" fo:margin-top="0in" fo:margin-bottom="0in" loext:contextual-spacing="false" fo:text-align="start" style:justify-single-word="false" fo:text-indent="0in" style:auto-text-indent="false" style:page-number="auto" fo:break-after="column"/>
    </style:style>
    <style:style style:name="P87" style:family="paragraph" style:parent-style-name="Body_20_text_20__28_3_29_" style:master-page-name="">
      <style:paragraph-properties fo:margin-left="0.1945in" fo:margin-right="0in" fo:margin-top="0in" fo:margin-bottom="0in" loext:contextual-spacing="false" fo:text-align="start" style:justify-single-word="false" fo:text-indent="0.111in" style:auto-text-indent="false" style:page-number="auto"/>
    </style:style>
    <style:style style:name="P88" style:family="paragraph" style:parent-style-name="Body_20_text_20__28_3_29_" style:master-page-name="">
      <style:paragraph-properties fo:margin-left="0.1945in" fo:margin-right="0in" fo:margin-top="0in" fo:margin-bottom="0in" loext:contextual-spacing="false" fo:line-height="0.1165in" fo:text-align="start" style:justify-single-word="false" fo:text-indent="0.111in" style:auto-text-indent="false" style:page-number="auto"/>
    </style:style>
    <style:style style:name="P89" style:family="paragraph" style:parent-style-name="Body_20_text_20__28_3_29_" style:master-page-name="">
      <style:paragraph-properties fo:margin-left="0.1945in" fo:margin-right="0in" fo:margin-top="0in" fo:margin-bottom="0in" loext:contextual-spacing="false" fo:line-height="0.0972in" fo:text-align="start" style:justify-single-word="false" fo:text-indent="0.111in" style:auto-text-indent="false" style:page-number="auto"/>
    </style:style>
    <style:style style:name="P90" style:family="paragraph" style:parent-style-name="Body_20_text_20__28_11_29_" style:master-page-name="">
      <style:paragraph-properties fo:margin-left="0.1945in" fo:margin-right="0in" fo:margin-top="0in" fo:margin-bottom="0in" loext:contextual-spacing="false" fo:text-align="start" style:justify-single-word="false" fo:text-indent="0.111in" style:auto-text-indent="false" style:page-number="auto"/>
    </style:style>
    <style:style style:name="P91" style:family="paragraph" style:parent-style-name="Body_20_text_20__28_2_29_" style:master-page-name="">
      <style:paragraph-properties fo:margin-left="0.1945in" fo:margin-right="0in" fo:margin-top="0in" fo:margin-bottom="0in" loext:contextual-spacing="false" fo:text-align="justify" style:justify-single-word="false" fo:text-indent="0.111in" style:auto-text-indent="false" style:page-number="auto"/>
    </style:style>
    <style:style style:name="P92"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style>
    <style:style style:name="P93" style:family="paragraph" style:parent-style-name="Body_20_text_20__28_5_29_" style:master-page-name="">
      <style:paragraph-properties fo:margin-left="0.1807in" fo:margin-right="0in" fo:margin-top="0in" fo:margin-bottom="0in" loext:contextual-spacing="false" fo:line-height="0.1272in" fo:text-indent="0in" style:auto-text-indent="false" style:page-number="auto"/>
    </style:style>
    <style:style style:name="P94" style:family="paragraph" style:parent-style-name="Body_20_text_20__28_3_29_" style:master-page-name="">
      <style:paragraph-properties fo:margin-left="0.2638in" fo:margin-right="0in" fo:margin-top="0in" fo:margin-bottom="0in" loext:contextual-spacing="false" fo:text-align="start" style:justify-single-word="false" fo:text-indent="0in" style:auto-text-indent="false" style:page-number="auto"/>
    </style:style>
    <style:style style:name="P95" style:family="paragraph" style:parent-style-name="Body_20_text_20__28_3_29_" style:master-page-name="">
      <style:paragraph-properties fo:margin-left="0.139in" fo:margin-right="0in" fo:margin-top="0in" fo:margin-bottom="0in" loext:contextual-spacing="false" fo:text-align="start" style:justify-single-word="false" fo:text-indent="-0.139in" style:auto-text-indent="false" style:page-number="auto"/>
    </style:style>
    <style:style style:name="P96" style:family="paragraph" style:parent-style-name="Body_20_text_20__28_3_29_" style:master-page-name="">
      <style:paragraph-properties fo:margin-left="0.139in" fo:margin-right="0in" fo:margin-top="0in" fo:margin-bottom="0in" loext:contextual-spacing="false" fo:line-height="0.1098in" fo:text-align="start" style:justify-single-word="false" fo:text-indent="-0.139in" style:auto-text-indent="false" style:page-number="auto"/>
    </style:style>
    <style:style style:name="P97" style:family="paragraph" style:parent-style-name="Body_20_text_20__28_10_29_" style:master-page-name="">
      <style:paragraph-properties fo:margin-left="0.139in" fo:margin-right="0in" fo:margin-top="0in" fo:margin-bottom="0.0417in" loext:contextual-spacing="false" fo:text-align="start" style:justify-single-word="false" fo:text-indent="-0.139in" style:auto-text-indent="false" style:page-number="auto"/>
    </style:style>
    <style:style style:name="P98" style:family="paragraph" style:parent-style-name="Body_20_text_20__28_3_29_" style:master-page-name="">
      <style:paragraph-properties fo:margin-left="0.139in" fo:margin-right="0in" fo:margin-top="0in" fo:margin-bottom="0.0417in" loext:contextual-spacing="false" fo:text-align="start" style:justify-single-word="false" fo:text-indent="-0.139in" style:auto-text-indent="false" style:page-number="auto"/>
    </style:style>
    <style:style style:name="P99" style:family="paragraph" style:parent-style-name="Body_20_text_20__28_2_29_" style:master-page-name="">
      <style:paragraph-properties fo:margin-left="0in" fo:margin-right="0.2083in" fo:margin-top="0in" fo:margin-bottom="0in" loext:contextual-spacing="false" fo:text-align="justify" style:justify-single-word="false" fo:text-indent="0in" style:auto-text-indent="false" style:page-number="auto"/>
    </style:style>
    <style:style style:name="P100" style:family="paragraph" style:parent-style-name="Body_20_text_20__28_3_29_" style:master-page-name="">
      <style:paragraph-properties fo:margin-left="0.4445in" fo:margin-right="0in" fo:margin-top="0in" fo:margin-bottom="0in" loext:contextual-spacing="false" fo:text-align="start" style:justify-single-word="false" fo:text-indent="0in" style:auto-text-indent="false" style:page-number="auto"/>
    </style:style>
    <style:style style:name="P101" style:family="paragraph" style:parent-style-name="Body_20_text_20__28_3_29_" style:master-page-name="">
      <style:paragraph-properties fo:margin-left="0.3055in" fo:margin-right="0in" fo:margin-top="0in" fo:margin-bottom="0in" loext:contextual-spacing="false" fo:text-align="start" style:justify-single-word="false" fo:text-indent="-0.0972in" style:auto-text-indent="false" style:page-number="auto"/>
    </style:style>
    <style:style style:name="P102" style:family="paragraph" style:parent-style-name="Body_20_text_20__28_3_29_" style:master-page-name="">
      <style:paragraph-properties fo:margin-left="0.3055in" fo:margin-right="0in" fo:margin-top="0in" fo:margin-bottom="0.0189in" loext:contextual-spacing="false" fo:line-height="0.0972in" fo:text-align="start" style:justify-single-word="false" fo:text-indent="-0.0972in" style:auto-text-indent="false" style:page-number="auto"/>
    </style:style>
    <style:style style:name="P103"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style:style>
    <style:style style:name="P104" style:family="paragraph" style:parent-style-name="Body_20_text_20__28_2_29_" style:master-page-name="">
      <style:paragraph-properties fo:margin-left="0in" fo:margin-right="0.2083in" fo:margin-top="0in" fo:margin-bottom="0in" loext:contextual-spacing="false" fo:line-height="0.1299in" fo:text-align="justify" style:justify-single-word="false" fo:text-indent="0.1528in" style:auto-text-indent="false" style:page-number="auto"/>
    </style:style>
    <style:style style:name="P105" style:family="paragraph" style:parent-style-name="Body_20_text_20__28_3_29_" style:master-page-name="">
      <style:paragraph-properties fo:margin-left="0in" fo:margin-right="0in" fo:margin-top="0in" fo:margin-bottom="0in" loext:contextual-spacing="false" fo:text-align="start" style:justify-single-word="false" fo:text-indent="0.2083in" style:auto-text-indent="false" style:page-number="auto"/>
    </style:style>
    <style:style style:name="P106" style:family="paragraph" style:parent-style-name="Body_20_text_20__28_3_29_" style:master-page-name="">
      <style:paragraph-properties fo:margin-left="0in" fo:margin-right="0.7362in" fo:margin-top="0in" fo:margin-bottom="0.0445in" loext:contextual-spacing="false" fo:line-height="0.1165in" fo:text-align="start" style:justify-single-word="false" fo:text-indent="0in" style:auto-text-indent="false" style:page-number="auto"/>
    </style:style>
    <style:style style:name="P107" style:family="paragraph" style:parent-style-name="Body_20_text_20__28_3_29_" style:master-page-name="">
      <style:paragraph-properties fo:margin-left="0.1945in" fo:margin-right="0in" fo:margin-top="0in" fo:margin-bottom="0in" loext:contextual-spacing="false" fo:line-height="0.1165in" fo:text-align="start" style:justify-single-word="false" fo:text-indent="0.0972in" style:auto-text-indent="false" style:page-number="auto"/>
    </style:style>
    <style:style style:name="P108" style:family="paragraph" style:parent-style-name="Body_20_text_20__28_3_29_" style:master-page-name="PageStyle1">
      <style:paragraph-properties fo:margin-left="0.2083in" fo:margin-right="0in" fo:margin-top="0in" fo:margin-bottom="0.039in" loext:contextual-spacing="false" fo:text-align="start" style:justify-single-word="false" fo:text-indent="0in" style:auto-text-indent="false" style:page-number="347"/>
    </style:style>
    <style:style style:name="P109" style:family="paragraph" style:parent-style-name="Body_20_text_20__28_3_29_" style:list-style-name="L1" style:master-page-name="">
      <style:paragraph-properties fo:margin-left="0in" fo:margin-right="0in" fo:margin-top="0in" fo:margin-bottom="0in" loext:contextual-spacing="false" fo:line-height="0.1165in" fo:text-align="start" style:justify-single-word="false" fo:text-indent="0in" style:auto-text-indent="false" style:page-number="auto">
        <style:tab-stops>
          <style:tab-stop style:position="0.2138in"/>
        </style:tab-stops>
      </style:paragraph-properties>
    </style:style>
    <style:style style:name="P110" style:family="paragraph" style:parent-style-name="Body_20_text_20__28_3_29_" style:list-style-name="L35" style:master-page-name="">
      <style:paragraph-properties fo:margin-left="0in" fo:margin-right="0in" fo:margin-top="0in" fo:margin-bottom="0in" loext:contextual-spacing="false" fo:line-height="0.1165in" fo:text-align="justify" style:justify-single-word="false" fo:text-indent="0in" style:auto-text-indent="false" style:page-number="auto">
        <style:tab-stops>
          <style:tab-stop style:position="0.2535in"/>
        </style:tab-stops>
      </style:paragraph-properties>
    </style:style>
    <style:style style:name="P111" style:family="paragraph" style:parent-style-name="Body_20_text_20__28_3_29_" style:list-style-name="L2"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071in"/>
        </style:tab-stops>
      </style:paragraph-properties>
    </style:style>
    <style:style style:name="P112" style:family="paragraph" style:parent-style-name="Body_20_text_20__28_3_29_" style:list-style-name="L3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34in"/>
        </style:tab-stops>
      </style:paragraph-properties>
    </style:style>
    <style:style style:name="P113" style:family="paragraph" style:parent-style-name="Body_20_text_20__28_3_29_" style:list-style-name="L3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65in"/>
        </style:tab-stops>
      </style:paragraph-properties>
    </style:style>
    <style:style style:name="P114" style:family="paragraph" style:parent-style-name="Body_20_text_20__28_3_29_" style:list-style-name="L3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34in"/>
        </style:tab-stops>
      </style:paragraph-properties>
    </style:style>
    <style:style style:name="P115" style:family="paragraph" style:parent-style-name="Body_20_text_20__28_3_29_" style:list-style-name="L3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65in"/>
        </style:tab-stops>
      </style:paragraph-properties>
    </style:style>
    <style:style style:name="P116" style:family="paragraph" style:parent-style-name="Body_20_text_20__28_3_29_" style:list-style-name="L3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437in"/>
        </style:tab-stops>
      </style:paragraph-properties>
    </style:style>
    <style:style style:name="P117" style:family="paragraph" style:parent-style-name="Body_20_text_20__28_3_29_" style:list-style-name="L3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465in"/>
        </style:tab-stops>
      </style:paragraph-properties>
    </style:style>
    <style:style style:name="P118" style:family="paragraph" style:parent-style-name="Body_20_text_20__28_3_29_" style:list-style-name="L3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535in"/>
        </style:tab-stops>
      </style:paragraph-properties>
    </style:style>
    <style:style style:name="P119" style:family="paragraph" style:parent-style-name="Body_20_text_20__28_3_29_" style:list-style-name="L35" style:master-page-name="">
      <style:paragraph-properties fo:margin-left="0in" fo:margin-right="0in" fo:margin-top="0in" fo:margin-bottom="0in" loext:contextual-spacing="false" fo:line-height="0.0972in" fo:text-align="justify" style:justify-single-word="false" fo:text-indent="0in" style:auto-text-indent="false" style:page-number="auto">
        <style:tab-stops>
          <style:tab-stop style:position="0.2535in"/>
        </style:tab-stops>
      </style:paragraph-properties>
    </style:style>
    <style:style style:name="P120" style:family="paragraph" style:parent-style-name="Body_20_text_20__28_3_29_" style:master-page-name="PageStyle19">
      <style:paragraph-properties fo:margin-left="0in" fo:margin-right="0in" fo:margin-top="0in" fo:margin-bottom="0in" loext:contextual-spacing="false" fo:line-height="0.1272in" fo:text-align="end" style:justify-single-word="false" fo:text-indent="0in" style:auto-text-indent="false" style:page-number="30"/>
    </style:style>
    <style:style style:name="P121" style:family="paragraph" style:parent-style-name="Body_20_text_20__28_3_29_" style:list-style-name="L2" style:master-page-name="">
      <style:paragraph-properties fo:margin-left="0.2083in" fo:margin-right="0in" fo:margin-top="0in" fo:margin-bottom="0in" loext:contextual-spacing="false" fo:text-align="start" style:justify-single-word="false" fo:text-indent="-0.2083in" style:auto-text-indent="false" style:page-number="auto">
        <style:tab-stops>
          <style:tab-stop style:position="-0.0016in"/>
        </style:tab-stops>
      </style:paragraph-properties>
    </style:style>
    <style:style style:name="P122" style:family="paragraph" style:parent-style-name="Body_20_text_20__28_3_29_" style:list-style-name="L34" style:master-page-name="">
      <style:paragraph-properties fo:margin-left="0.2083in" fo:margin-right="0in" fo:margin-top="0in" fo:margin-bottom="0in" loext:contextual-spacing="false" fo:text-align="start" style:justify-single-word="false" fo:text-indent="-0.2083in" style:auto-text-indent="false" style:page-number="auto">
        <style:tab-stops>
          <style:tab-stop style:position="-0.0453in"/>
        </style:tab-stops>
      </style:paragraph-properties>
    </style:style>
    <style:style style:name="P123" style:family="paragraph" style:parent-style-name="Body_20_text_20__28_3_29_" style:list-style-name="L34" style:master-page-name="">
      <style:paragraph-properties fo:margin-left="0.2083in" fo:margin-right="0in" fo:margin-top="0in" fo:margin-bottom="0in" loext:contextual-spacing="false" fo:text-align="start" style:justify-single-word="false" fo:text-indent="-0.2083in" style:auto-text-indent="false" style:page-number="auto">
        <style:tab-stops>
          <style:tab-stop style:position="-0.0425in"/>
        </style:tab-stops>
      </style:paragraph-properties>
    </style:style>
    <style:style style:name="P124" style:family="paragraph" style:parent-style-name="Body_20_text_20__28_3_29_" style:list-style-name="L34" style:master-page-name="">
      <style:paragraph-properties fo:margin-left="0.2083in" fo:margin-right="0in" fo:margin-top="0in" fo:margin-bottom="0in" loext:contextual-spacing="false" fo:text-align="start" style:justify-single-word="false" fo:text-indent="-0.2083in" style:auto-text-indent="false" style:page-number="auto">
        <style:tab-stops>
          <style:tab-stop style:position="0.0075in"/>
        </style:tab-stops>
      </style:paragraph-properties>
    </style:style>
    <style:style style:name="P125" style:family="paragraph" style:parent-style-name="Body_20_text_20__28_3_29_" style:list-style-name="L3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7in"/>
        </style:tab-stops>
      </style:paragraph-properties>
    </style:style>
    <style:style style:name="P126" style:family="paragraph" style:parent-style-name="Body_20_text_20__28_3_29_" style:list-style-name="L3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127" style:family="paragraph" style:parent-style-name="Body_20_text_20__28_3_29_" style:list-style-name="L3" style:master-page-name="">
      <style:paragraph-properties fo:margin-left="0.3335in" fo:margin-right="0in" fo:margin-top="0in" fo:margin-bottom="0in" loext:contextual-spacing="false" fo:text-align="start" style:justify-single-word="false" fo:text-indent="-0.3335in" style:auto-text-indent="false" style:page-number="auto">
        <style:tab-stops>
          <style:tab-stop style:position="-0.0402in"/>
        </style:tab-stops>
      </style:paragraph-properties>
    </style:style>
    <style:style style:name="P128" style:family="paragraph" style:parent-style-name="Body_20_text_20__28_3_29_" style:list-style-name="L10" style:master-page-name="">
      <style:paragraph-properties fo:margin-left="0.1945in" fo:margin-right="0.4165in" fo:margin-top="0in" fo:margin-bottom="0in" loext:contextual-spacing="false" fo:text-align="start" style:justify-single-word="false" fo:text-indent="-0.1945in" style:auto-text-indent="false" style:page-number="auto">
        <style:tab-stops>
          <style:tab-stop style:position="0.0126in"/>
        </style:tab-stops>
      </style:paragraph-properties>
    </style:style>
    <style:style style:name="P129" style:family="paragraph" style:parent-style-name="Body_20_text_20__28_3_29_" style:list-style-name="L10" style:master-page-name="">
      <style:paragraph-properties fo:margin-left="0.1945in" fo:margin-right="0in" fo:margin-top="0in" fo:margin-bottom="0in" loext:contextual-spacing="false" fo:line-height="0.1165in" fo:text-align="justify" style:justify-single-word="false" fo:text-indent="-0.1945in" style:auto-text-indent="false" style:page-number="auto">
        <style:tab-stops>
          <style:tab-stop style:position="0.0126in"/>
        </style:tab-stops>
      </style:paragraph-properties>
    </style:style>
    <style:style style:name="P130" style:family="paragraph" style:parent-style-name="Body_20_text_20__28_3_29_" style:list-style-name="L35" style:master-page-name="">
      <style:paragraph-properties fo:margin-left="0.1945in" fo:margin-right="0in" fo:margin-top="0in" fo:margin-bottom="0in" loext:contextual-spacing="false" fo:line-height="0.1165in" fo:text-align="start" style:justify-single-word="false" fo:text-indent="-0.1945in" style:auto-text-indent="false" style:page-number="auto">
        <style:tab-stops>
          <style:tab-stop style:position="0.0591in"/>
        </style:tab-stops>
      </style:paragraph-properties>
    </style:style>
    <style:style style:name="P131" style:family="paragraph" style:parent-style-name="Body_20_text_20__28_3_29_" style:list-style-name="L34" style:master-page-name="">
      <style:paragraph-properties fo:margin-left="0.2083in" fo:margin-right="0.2083in" fo:margin-top="0in" fo:margin-bottom="0in" loext:contextual-spacing="false" fo:text-align="justify" style:justify-single-word="false" fo:text-indent="-0.2083in" style:auto-text-indent="false" style:page-number="auto">
        <style:tab-stops>
          <style:tab-stop style:position="0.0047in"/>
        </style:tab-stops>
      </style:paragraph-properties>
    </style:style>
    <style:style style:name="P132" style:family="paragraph" style:parent-style-name="Body_20_text_20__28_3_29_" style:list-style-name="L36" style:master-page-name="">
      <style:paragraph-properties fo:margin-left="0.139in" fo:margin-right="0in" fo:margin-top="0in" fo:margin-bottom="0in" loext:contextual-spacing="false" fo:text-align="start" style:justify-single-word="false" fo:text-indent="-0.139in" style:auto-text-indent="false" style:page-number="auto">
        <style:tab-stops>
          <style:tab-stop style:position="0.0382in"/>
        </style:tab-stops>
      </style:paragraph-properties>
    </style:style>
    <style:style style:name="P133" style:family="paragraph" style:parent-style-name="Heading_20__23_1" style:master-page-name="PageStyle0">
      <style:paragraph-properties fo:margin-left="0in" fo:margin-right="0in" fo:margin-top="0in" fo:margin-bottom="0in" loext:contextual-spacing="false" fo:line-height="0.2917in" fo:keep-together="always" fo:text-indent="0in" style:auto-text-indent="false" style:page-number="1" fo:keep-with-next="always"/>
    </style:style>
    <style:style style:name="P134" style:family="paragraph" style:parent-style-name="Standard" style:master-page-name="PageStyle9">
      <style:paragraph-properties style:page-number="360"/>
      <style:text-properties fo:font-size="1pt" style:font-size-asian="1pt" style:font-size-complex="1pt"/>
    </style:style>
    <style:style style:name="P135" style:family="paragraph" style:parent-style-name="Body_20_text_20__28_2_29_" style:master-page-name="PageStyle2">
      <style:paragraph-properties fo:margin-left="0in" fo:margin-right="0in" fo:margin-top="0in" fo:margin-bottom="0in" loext:contextual-spacing="false" fo:text-align="end" style:justify-single-word="false" fo:text-indent="0in" style:auto-text-indent="false" style:page-number="348"/>
    </style:style>
    <style:style style:name="P136" style:family="paragraph" style:parent-style-name="Body_20_text_20__28_2_29_" style:master-page-name="PageStyle3">
      <style:paragraph-properties fo:margin-left="0in" fo:margin-right="0in" fo:margin-top="0in" fo:margin-bottom="0in" loext:contextual-spacing="false" fo:line-height="0.1299in" fo:text-align="end" style:justify-single-word="false" fo:text-indent="0in" style:auto-text-indent="false" style:page-number="349"/>
    </style:style>
    <style:style style:name="P137" style:family="paragraph" style:parent-style-name="Body_20_text_20__28_2_29_" style:list-style-name="L1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008in"/>
        </style:tab-stops>
      </style:paragraph-properties>
    </style:style>
    <style:style style:name="P138" style:family="paragraph" style:parent-style-name="Body_20_text_20__28_2_29_" style:list-style-name="L22" style:master-page-name="">
      <style:paragraph-properties fo:margin-left="0in" fo:margin-right="0in" fo:margin-top="0in" fo:margin-bottom="0in" loext:contextual-spacing="false" fo:line-height="0.1299in" fo:text-align="start" style:justify-single-word="false" fo:text-indent="0in" style:auto-text-indent="false" style:page-number="auto">
        <style:tab-stops>
          <style:tab-stop style:position="0.1543in"/>
        </style:tab-stops>
      </style:paragraph-properties>
    </style:style>
    <style:style style:name="P139" style:family="paragraph" style:parent-style-name="Body_20_text_20__28_2_29_" style:master-page-name="PageStyle18">
      <style:paragraph-properties fo:margin-left="0in" fo:margin-right="0in" fo:margin-top="0in" fo:margin-bottom="0in" loext:contextual-spacing="false" fo:text-align="end" style:justify-single-word="false" fo:text-indent="0in" style:auto-text-indent="false" style:page-number="374"/>
    </style:style>
    <style:style style:name="P140" style:family="paragraph" style:parent-style-name="Body_20_text_20__28_2_29_" style:list-style-name="L32" style:master-page-name="PageStyle21">
      <style:paragraph-properties fo:margin-left="0in" fo:margin-right="0in" fo:margin-top="0in" fo:margin-bottom="0in" loext:contextual-spacing="false" fo:text-align="justify" style:justify-single-word="false" fo:text-indent="0in" style:auto-text-indent="false" style:page-number="377">
        <style:tab-stops>
          <style:tab-stop style:position="0.2228in"/>
        </style:tab-stops>
      </style:paragraph-properties>
    </style:style>
    <style:style style:name="P141" style:family="paragraph" style:parent-style-name="Body_20_text_20__28_2_29_" style:list-style-name="L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142" style:family="paragraph" style:parent-style-name="Body_20_text_20__28_2_29_" style:list-style-name="L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143" style:family="paragraph" style:parent-style-name="Body_20_text_20__28_2_29_" style:list-style-name="L1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144" style:family="paragraph" style:parent-style-name="Body_20_text_20__28_2_29_" style:list-style-name="L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45" style:family="paragraph" style:parent-style-name="Body_20_text_20__28_2_29_" style:list-style-name="L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99in"/>
        </style:tab-stops>
      </style:paragraph-properties>
    </style:style>
    <style:style style:name="P146" style:family="paragraph" style:parent-style-name="Body_20_text_20__28_2_29_" style:list-style-name="L1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72in"/>
        </style:tab-stops>
      </style:paragraph-properties>
    </style:style>
    <style:style style:name="P147" style:family="paragraph" style:parent-style-name="Body_20_text_20__28_2_29_" style:list-style-name="L1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148" style:family="paragraph" style:parent-style-name="Body_20_text_20__28_2_29_" style:list-style-name="L1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61in"/>
        </style:tab-stops>
      </style:paragraph-properties>
    </style:style>
    <style:style style:name="P149" style:family="paragraph" style:parent-style-name="Body_20_text_20__28_2_29_" style:list-style-name="L3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453in"/>
        </style:tab-stops>
      </style:paragraph-properties>
    </style:style>
    <style:style style:name="P150" style:family="paragraph" style:parent-style-name="Body_20_text_20__28_2_29_" style:list-style-name="L7" style:master-page-name="">
      <style:paragraph-properties fo:margin-left="0.2083in" fo:margin-right="0in" fo:margin-top="0in" fo:margin-bottom="0in" loext:contextual-spacing="false" fo:text-align="start" style:justify-single-word="false" fo:text-indent="-0.2083in" style:auto-text-indent="false" style:page-number="auto">
        <style:tab-stops>
          <style:tab-stop style:position="0.002in"/>
        </style:tab-stops>
      </style:paragraph-properties>
    </style:style>
    <style:style style:name="P151" style:family="paragraph" style:parent-style-name="Body_20_text_20__28_2_29_" style:list-style-name="L32" style:master-page-name="">
      <style:paragraph-properties fo:margin-left="0.2083in" fo:margin-right="0in" fo:margin-top="0in" fo:margin-bottom="0in" loext:contextual-spacing="false" fo:text-align="start" style:justify-single-word="false" fo:text-indent="-0.2083in" style:auto-text-indent="false" style:page-number="auto">
        <style:tab-stops>
          <style:tab-stop style:position="0.0146in"/>
        </style:tab-stops>
      </style:paragraph-properties>
    </style:style>
    <style:style style:name="P152" style:family="paragraph" style:parent-style-name="Body_20_text_20__28_2_29_" style:list-style-name="L17" style:master-page-name="PageStyle13">
      <style:paragraph-properties fo:margin-left="0.2083in" fo:margin-right="0in" fo:margin-top="0in" fo:margin-bottom="0in" loext:contextual-spacing="false" fo:text-align="justify" style:justify-single-word="false" fo:text-indent="-0.2083in" style:auto-text-indent="false" style:page-number="368">
        <style:tab-stops>
          <style:tab-stop style:position="0.0772in"/>
        </style:tab-stops>
      </style:paragraph-properties>
    </style:style>
    <style:style style:name="P153" style:family="paragraph" style:parent-style-name="Body_20_text_20__28_2_29_" style:list-style-name="L4" style:master-page-name="">
      <style:paragraph-properties fo:margin-left="0.1807in" fo:margin-right="0in" fo:margin-top="0in" fo:margin-bottom="0in" loext:contextual-spacing="false" fo:line-height="0.1299in" fo:text-align="justify" style:justify-single-word="false" fo:text-indent="-0.1807in" style:auto-text-indent="false" style:page-number="auto">
        <style:tab-stops>
          <style:tab-stop style:position="0.0201in"/>
        </style:tab-stops>
      </style:paragraph-properties>
    </style:style>
    <style:style style:name="P154" style:family="paragraph" style:parent-style-name="Body_20_text_20__28_2_29_" style:list-style-name="L4" style:master-page-name="">
      <style:paragraph-properties fo:margin-left="0.1807in" fo:margin-right="0in" fo:margin-top="0in" fo:margin-bottom="0in" loext:contextual-spacing="false" fo:line-height="0.1299in" fo:text-align="justify" style:justify-single-word="false" fo:text-indent="-0.1807in" style:auto-text-indent="false" style:page-number="auto">
        <style:tab-stops>
          <style:tab-stop style:position="0.0228in"/>
        </style:tab-stops>
      </style:paragraph-properties>
    </style:style>
    <style:style style:name="P155" style:family="paragraph" style:parent-style-name="Body_20_text_20__28_2_29_" style:list-style-name="L1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56"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57" style:family="paragraph" style:parent-style-name="Body_20_text_20__28_2_29_" style:list-style-name="L1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58" style:family="paragraph" style:parent-style-name="Body_20_text_20__28_2_29_" style:list-style-name="L2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59" style:family="paragraph" style:parent-style-name="Body_20_text_20__28_2_29_" style:list-style-name="L1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60" style:family="paragraph" style:parent-style-name="Body_20_text_20__28_2_29_" style:list-style-name="L2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61"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162"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92in"/>
        </style:tab-stops>
      </style:paragraph-properties>
    </style:style>
    <style:style style:name="P163"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64" style:family="paragraph" style:parent-style-name="Body_20_text_20__28_2_29_" style:list-style-name="L2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65"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66" style:family="paragraph" style:parent-style-name="Body_20_text_20__28_2_29_" style:list-style-name="L2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728in"/>
        </style:tab-stops>
      </style:paragraph-properties>
    </style:style>
    <style:style style:name="P167"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201in"/>
        </style:tab-stops>
      </style:paragraph-properties>
    </style:style>
    <style:style style:name="P168" style:family="paragraph" style:parent-style-name="Body_20_text_20__28_2_29_" style:list-style-name="L5" style:master-page-name="PageStyle4">
      <style:paragraph-properties fo:margin-left="0.1945in" fo:margin-right="0in" fo:margin-top="0in" fo:margin-bottom="0in" loext:contextual-spacing="false" fo:text-align="justify" style:justify-single-word="false" fo:text-indent="-0.1945in" style:auto-text-indent="false" style:page-number="351">
        <style:tab-stops>
          <style:tab-stop style:position="-0.0043in"/>
        </style:tab-stops>
      </style:paragraph-properties>
    </style:style>
    <style:style style:name="P169"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70"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71"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72"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73"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74" style:family="paragraph" style:parent-style-name="Body_20_text_20__28_2_29_" style:list-style-name="L2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75" style:family="paragraph" style:parent-style-name="Body_20_text_20__28_2_29_" style:list-style-name="L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76"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77"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78" style:family="paragraph" style:parent-style-name="Body_20_text_20__28_2_29_" style:list-style-name="L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79"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180"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181" style:family="paragraph" style:parent-style-name="Body_20_text_20__28_2_29_" style:list-style-name="L2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182"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83"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84"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85" style:family="paragraph" style:parent-style-name="Body_20_text_20__28_2_29_" style:list-style-name="L3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86"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17in"/>
        </style:tab-stops>
      </style:paragraph-properties>
    </style:style>
    <style:style style:name="P187"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71in"/>
        </style:tab-stops>
      </style:paragraph-properties>
    </style:style>
    <style:style style:name="P188"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189"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90"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91"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92"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93"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94"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95" style:family="paragraph" style:parent-style-name="Body_20_text_20__28_2_29_" style:list-style-name="L3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96" style:family="paragraph" style:parent-style-name="Body_20_text_20__28_2_29_" style:list-style-name="L3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97"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198"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199"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00"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01" style:family="paragraph" style:parent-style-name="Body_20_text_20__28_2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02" style:family="paragraph" style:parent-style-name="Body_20_text_20__28_2_29_" style:list-style-name="L2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03"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04"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05" style:family="paragraph" style:parent-style-name="Body_20_text_20__28_2_29_" style:list-style-name="L2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06"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07"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84in"/>
        </style:tab-stops>
      </style:paragraph-properties>
    </style:style>
    <style:style style:name="P208"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209"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210"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11" style:family="paragraph" style:parent-style-name="Body_20_text_20__28_2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12"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13" style:family="paragraph" style:parent-style-name="Body_20_text_20__28_2_29_" style:list-style-name="L2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14"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15"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16"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17"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18"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19" style:family="paragraph" style:parent-style-name="Body_20_text_20__28_2_29_" style:list-style-name="L2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20"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21"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22"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39in"/>
        </style:tab-stops>
      </style:paragraph-properties>
    </style:style>
    <style:style style:name="P223"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74in"/>
        </style:tab-stops>
      </style:paragraph-properties>
    </style:style>
    <style:style style:name="P224"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72in"/>
        </style:tab-stops>
      </style:paragraph-properties>
    </style:style>
    <style:style style:name="P225"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07in"/>
        </style:tab-stops>
      </style:paragraph-properties>
    </style:style>
    <style:style style:name="P226"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84in"/>
        </style:tab-stops>
      </style:paragraph-properties>
    </style:style>
    <style:style style:name="P227"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56in"/>
        </style:tab-stops>
      </style:paragraph-properties>
    </style:style>
    <style:style style:name="P228"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229" style:family="paragraph" style:parent-style-name="Body_20_text_20__28_2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83in"/>
        </style:tab-stops>
      </style:paragraph-properties>
    </style:style>
    <style:style style:name="P230" style:family="paragraph" style:parent-style-name="Body_20_text_20__28_2_29_" style:list-style-name="L2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231" style:family="paragraph" style:parent-style-name="Body_20_text_20__28_2_29_" style:list-style-name="L2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232" style:family="paragraph" style:parent-style-name="Body_20_text_20__28_2_29_" style:list-style-name="L10" style:master-page-name="">
      <style:paragraph-properties fo:margin-left="0.1945in" fo:margin-right="0in" fo:margin-top="0in" fo:margin-bottom="0in" loext:contextual-spacing="false" fo:line-height="0.1165in" fo:text-align="justify" style:justify-single-word="false" fo:text-indent="-0.1945in" style:auto-text-indent="false" style:page-number="auto">
        <style:tab-stops>
          <style:tab-stop style:position="0.0126in"/>
        </style:tab-stops>
      </style:paragraph-properties>
    </style:style>
    <style:style style:name="P233" style:family="paragraph" style:parent-style-name="Body_20_text_20__28_2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283in"/>
        </style:tab-stops>
      </style:paragraph-properties>
    </style:style>
    <style:style style:name="P234" style:family="paragraph" style:parent-style-name="Body_20_text_20__28_2_29_" style:list-style-name="L29"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437in"/>
        </style:tab-stops>
      </style:paragraph-properties>
    </style:style>
    <style:style style:name="P235" style:family="paragraph" style:parent-style-name="Body_20_text_20__28_2_29_" style:list-style-name="L30"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161in"/>
        </style:tab-stops>
      </style:paragraph-properties>
    </style:style>
    <style:style style:name="P236" style:family="paragraph" style:parent-style-name="Body_20_text_20__28_2_29_" style:master-page-name="PageStyle7">
      <style:paragraph-properties fo:margin-left="0.1945in" fo:margin-right="0in" fo:margin-top="0in" fo:margin-bottom="0in" loext:contextual-spacing="false" fo:text-align="justify" style:justify-single-word="false" fo:text-indent="-0.1945in" style:auto-text-indent="false" style:page-number="355"/>
    </style:style>
    <style:style style:name="P237" style:family="paragraph" style:parent-style-name="Body_20_text_20__28_2_29_" style:list-style-name="L15" style:master-page-name="PageStyle14">
      <style:paragraph-properties fo:margin-left="0.1945in" fo:margin-right="0in" fo:margin-top="0in" fo:margin-bottom="0in" loext:contextual-spacing="false" fo:text-align="justify" style:justify-single-word="false" fo:text-indent="-0.1945in" style:auto-text-indent="false" style:page-number="369">
        <style:tab-stops>
          <style:tab-stop style:position="0.0126in"/>
        </style:tab-stops>
      </style:paragraph-properties>
    </style:style>
    <style:style style:name="P238" style:family="paragraph" style:parent-style-name="Body_20_text_20__28_2_29_" style:master-page-name="PageStyle5">
      <style:paragraph-properties fo:margin-left="0.2083in" fo:margin-right="0in" fo:margin-top="0in" fo:margin-bottom="0in" loext:contextual-spacing="false" fo:text-align="justify" style:justify-single-word="false" fo:text-indent="0in" style:auto-text-indent="false" style:page-number="352"/>
    </style:style>
    <style:style style:name="P239" style:family="paragraph" style:parent-style-name="Body_20_text_20__28_2_29_" style:master-page-name="PageStyle6">
      <style:paragraph-properties fo:margin-left="0.1945in" fo:margin-right="0in" fo:margin-top="0in" fo:margin-bottom="0in" loext:contextual-spacing="false" fo:text-align="justify" style:justify-single-word="false" fo:text-indent="0in" style:auto-text-indent="false" style:page-number="354"/>
    </style:style>
    <style:style style:name="P240" style:family="paragraph" style:parent-style-name="Body_20_text_20__28_2_29_" style:master-page-name="PageStyle10">
      <style:paragraph-properties fo:margin-left="0.1945in" fo:margin-right="0in" fo:margin-top="0in" fo:margin-bottom="0in" loext:contextual-spacing="false" fo:text-align="justify" style:justify-single-word="false" fo:text-indent="0in" style:auto-text-indent="false" style:page-number="362"/>
    </style:style>
    <style:style style:name="P241" style:family="paragraph" style:parent-style-name="Body_20_text_20__28_2_29_" style:master-page-name="PageStyle11">
      <style:paragraph-properties fo:margin-left="0.1945in" fo:margin-right="0in" fo:margin-top="0in" fo:margin-bottom="0in" loext:contextual-spacing="false" fo:text-align="justify" style:justify-single-word="false" fo:text-indent="0in" style:auto-text-indent="false" style:page-number="363"/>
    </style:style>
    <style:style style:name="P242" style:family="paragraph" style:parent-style-name="Body_20_text_20__28_2_29_" style:master-page-name="PageStyle16">
      <style:paragraph-properties fo:margin-left="0.1945in" fo:margin-right="0in" fo:margin-top="0in" fo:margin-bottom="0in" loext:contextual-spacing="false" fo:text-align="justify" style:justify-single-word="false" fo:text-indent="0in" style:auto-text-indent="false" style:page-number="27"/>
    </style:style>
    <style:style style:name="P243" style:family="paragraph" style:parent-style-name="Body_20_text_20__28_2_29_" style:master-page-name="PageStyle17">
      <style:paragraph-properties fo:margin-left="0.1945in" fo:margin-right="0in" fo:margin-top="0in" fo:margin-bottom="0in" loext:contextual-spacing="false" fo:text-align="justify" style:justify-single-word="false" fo:text-indent="0in" style:auto-text-indent="false" style:page-number="373"/>
    </style:style>
    <style:style style:name="P244" style:family="paragraph" style:parent-style-name="Body_20_text_20__28_2_29_" style:master-page-name="PageStyle12">
      <style:paragraph-properties fo:margin-left="0.1807in" fo:margin-right="0in" fo:margin-top="0in" fo:margin-bottom="0in" loext:contextual-spacing="false" fo:text-align="justify" style:justify-single-word="false" fo:text-indent="0in" style:auto-text-indent="false" style:page-number="367"/>
    </style:style>
    <style:style style:name="P245" style:family="paragraph" style:parent-style-name="Body_20_text_20__28_2_29_" style:master-page-name="PageStyle15">
      <style:paragraph-properties fo:margin-left="0.1665in" fo:margin-right="0in" fo:margin-top="0in" fo:margin-bottom="0in" loext:contextual-spacing="false" fo:text-align="justify" style:justify-single-word="false" fo:text-indent="0in" style:auto-text-indent="false" style:page-number="370"/>
    </style:style>
    <style:style style:name="P246" style:family="paragraph" style:parent-style-name="Body_20_text_20__28_2_29_" style:list-style-name="L24" style:master-page-name="">
      <style:paragraph-properties fo:margin-left="0.4862in" fo:margin-right="0in" fo:margin-top="0in" fo:margin-bottom="0in" loext:contextual-spacing="false" fo:text-align="start" style:justify-single-word="false" fo:text-indent="-0.3193in" style:auto-text-indent="false" style:page-number="auto">
        <style:tab-stops>
          <style:tab-stop style:position="-0.1425in"/>
        </style:tab-stops>
      </style:paragraph-properties>
    </style:style>
    <style:style style:name="P247" style:family="paragraph" style:parent-style-name="Body_20_text_20__28_2_29_" style:list-style-name="L24" style:master-page-name="">
      <style:paragraph-properties fo:margin-left="0.1665in" fo:margin-right="0in" fo:margin-top="0in" fo:margin-bottom="0in" loext:contextual-spacing="false" fo:text-align="justify" style:justify-single-word="false" fo:text-indent="-0.1665in" style:auto-text-indent="false" style:page-number="auto">
        <style:tab-stops>
          <style:tab-stop style:position="-0.0098in"/>
        </style:tab-stops>
      </style:paragraph-properties>
    </style:style>
    <style:style style:name="P248" style:family="paragraph" style:parent-style-name="Body_20_text_20__28_2_29_" style:list-style-name="L24" style:master-page-name="">
      <style:paragraph-properties fo:margin-left="0.1665in" fo:margin-right="0in" fo:margin-top="0in" fo:margin-bottom="0in" loext:contextual-spacing="false" fo:text-align="justify" style:justify-single-word="false" fo:text-indent="-0.1665in" style:auto-text-indent="false" style:page-number="auto">
        <style:tab-stops>
          <style:tab-stop style:position="0.0965in"/>
        </style:tab-stops>
      </style:paragraph-properties>
    </style:style>
    <style:style style:name="P249" style:family="paragraph" style:parent-style-name="Body_20_text_20__28_2_29_" style:list-style-name="L24" style:master-page-name="">
      <style:paragraph-properties fo:margin-left="0.1665in" fo:margin-right="0in" fo:margin-top="0in" fo:margin-bottom="0in" loext:contextual-spacing="false" fo:text-align="justify" style:justify-single-word="false" fo:text-indent="-0.1665in" style:auto-text-indent="false" style:page-number="auto">
        <style:tab-stops>
          <style:tab-stop style:position="-0.0161in"/>
        </style:tab-stops>
      </style:paragraph-properties>
    </style:style>
    <style:style style:name="P250" style:family="paragraph" style:parent-style-name="Body_20_text_20__28_2_29_" style:list-style-name="L24" style:master-page-name="">
      <style:paragraph-properties fo:margin-left="0.1665in" fo:margin-right="0in" fo:margin-top="0in" fo:margin-bottom="0in" loext:contextual-spacing="false" fo:text-align="justify" style:justify-single-word="false" fo:text-indent="-0.1665in" style:auto-text-indent="false" style:page-number="auto">
        <style:tab-stops>
          <style:tab-stop style:position="-0.0126in"/>
        </style:tab-stops>
      </style:paragraph-properties>
    </style:style>
    <style:style style:name="P251" style:family="paragraph" style:parent-style-name="Body_20_text_20__28_2_29_" style:list-style-name="L36" style:master-page-name="">
      <style:paragraph-properties fo:margin-left="0.139in" fo:margin-right="0in" fo:margin-top="0in" fo:margin-bottom="0in" loext:contextual-spacing="false" fo:line-height="0.1134in" fo:text-align="start" style:justify-single-word="false" fo:text-indent="-0.139in" style:auto-text-indent="false" style:page-number="auto">
        <style:tab-stops>
          <style:tab-stop style:position="0.0382in"/>
        </style:tab-stops>
      </style:paragraph-properties>
    </style:style>
    <style:style style:name="P252" style:family="paragraph" style:parent-style-name="Body_20_text_20__28_5_29_" style:list-style-name="L4" style:master-page-name="">
      <style:paragraph-properties fo:margin-left="0.1807in" fo:margin-right="0in" fo:margin-top="0in" fo:margin-bottom="0in" loext:contextual-spacing="false" fo:text-indent="-0.1807in" style:auto-text-indent="false" style:page-number="auto">
        <style:tab-stops>
          <style:tab-stop style:position="0.0929in"/>
        </style:tab-stops>
      </style:paragraph-properties>
    </style:style>
    <style:style style:name="P253" style:family="paragraph" style:parent-style-name="Body_20_text_20__28_5_29_" style:list-style-name="L8" style:master-page-name="">
      <style:paragraph-properties fo:margin-left="0.1807in" fo:margin-right="0in" fo:margin-top="0in" fo:margin-bottom="0in" loext:contextual-spacing="false" fo:line-height="0.1272in" fo:text-indent="-0.1807in" style:auto-text-indent="false" style:page-number="auto">
        <style:tab-stops>
          <style:tab-stop style:position="0.0898in"/>
        </style:tab-stops>
      </style:paragraph-properties>
    </style:style>
    <style:style style:name="P254" style:family="paragraph" style:parent-style-name="Body_20_text_20__28_5_29_" style:list-style-name="L8" style:master-page-name="">
      <style:paragraph-properties fo:margin-left="0.1807in" fo:margin-right="0in" fo:margin-top="0in" fo:margin-bottom="0in" loext:contextual-spacing="false" fo:line-height="0.1272in" fo:text-indent="-0.1807in" style:auto-text-indent="false" style:page-number="auto">
        <style:tab-stops>
          <style:tab-stop style:position="0.0201in"/>
        </style:tab-stops>
      </style:paragraph-properties>
    </style:style>
    <style:style style:name="P255" style:family="paragraph" style:parent-style-name="Body_20_text_20__28_5_29_" style:list-style-name="L15" style:master-page-name="">
      <style:paragraph-properties fo:margin-left="0.1807in" fo:margin-right="0in" fo:margin-top="0in" fo:margin-bottom="0in" loext:contextual-spacing="false" fo:line-height="0.1272in" fo:text-indent="-0.1807in" style:auto-text-indent="false" style:page-number="auto">
        <style:tab-stops>
          <style:tab-stop style:position="0.0201in"/>
        </style:tab-stops>
      </style:paragraph-properties>
    </style:style>
    <style:style style:name="P256" style:family="paragraph" style:parent-style-name="Body_20_text_20__28_5_29_" style:list-style-name="L8" style:master-page-name="">
      <style:paragraph-properties fo:margin-left="0.1807in" fo:margin-right="0in" fo:margin-top="0in" fo:margin-bottom="0in" loext:contextual-spacing="false" fo:line-height="0.1272in" fo:text-indent="-0.1807in" style:auto-text-indent="false" style:page-number="auto">
        <style:tab-stops>
          <style:tab-stop style:position="0.0228in"/>
        </style:tab-stops>
      </style:paragraph-properties>
    </style:style>
    <style:style style:name="P257" style:family="paragraph" style:parent-style-name="Body_20_text_20__28_5_29_" style:list-style-name="L15" style:master-page-name="">
      <style:paragraph-properties fo:margin-left="0.1807in" fo:margin-right="0in" fo:margin-top="0in" fo:margin-bottom="0in" loext:contextual-spacing="false" fo:line-height="0.1272in" fo:text-indent="-0.1807in" style:auto-text-indent="false" style:page-number="auto">
        <style:tab-stops>
          <style:tab-stop style:position="-0.0272in"/>
        </style:tab-stops>
      </style:paragraph-properties>
    </style:style>
    <style:style style:name="P258" style:family="paragraph" style:parent-style-name="Body_20_text_20__28_5_29_" style:list-style-name="L15" style:master-page-name="">
      <style:paragraph-properties fo:margin-left="0.1807in" fo:margin-right="0in" fo:margin-top="0in" fo:margin-bottom="0in" loext:contextual-spacing="false" fo:line-height="0.1272in" fo:text-indent="-0.1807in" style:auto-text-indent="false" style:page-number="auto">
        <style:tab-stops>
          <style:tab-stop style:position="0.0693in"/>
        </style:tab-stops>
      </style:paragraph-properties>
    </style:style>
    <style:style style:name="P259" style:family="paragraph" style:parent-style-name="Body_20_text_20__28_5_29_" style:list-style-name="L15" style:master-page-name="">
      <style:paragraph-properties fo:margin-left="0.1807in" fo:margin-right="0in" fo:margin-top="0in" fo:margin-bottom="0in" loext:contextual-spacing="false" fo:line-height="0.1272in" fo:text-indent="-0.1807in" style:auto-text-indent="false" style:page-number="auto">
        <style:tab-stops>
          <style:tab-stop style:position="-0.0228in"/>
        </style:tab-stops>
      </style:paragraph-properties>
    </style:style>
    <style:style style:name="P260" style:family="paragraph" style:parent-style-name="Body_20_text_20__28_5_29_" style:list-style-name="L15" style:master-page-name="">
      <style:paragraph-properties fo:margin-left="0.1807in" fo:margin-right="0in" fo:margin-top="0in" fo:margin-bottom="0in" loext:contextual-spacing="false" fo:line-height="0.1272in" fo:text-indent="-0.1807in" style:auto-text-indent="false" style:page-number="auto" fo:break-after="column">
        <style:tab-stops>
          <style:tab-stop style:position="0.0693in"/>
        </style:tab-stops>
      </style:paragraph-properties>
    </style:style>
    <style:style style:name="P261" style:family="paragraph" style:parent-style-name="Body_20_text_20__28_5_29_" style:list-style-name="L15" style:master-page-name="PageStyle8">
      <style:paragraph-properties fo:margin-left="0.1807in" fo:margin-right="0in" fo:margin-top="0in" fo:margin-bottom="0in" loext:contextual-spacing="false" fo:line-height="0.1272in" fo:text-indent="-0.1807in" style:auto-text-indent="false" style:page-number="359">
        <style:tab-stops>
          <style:tab-stop style:position="-0.0272in"/>
        </style:tab-stops>
      </style:paragraph-properties>
    </style:style>
    <style:style style:name="P262" style:family="paragraph" style:parent-style-name="Body_20_text_20__28_5_29_" style:list-style-name="L3" style:master-page-name="">
      <style:paragraph-properties fo:margin-left="0.2083in" fo:margin-right="0in" fo:margin-top="0in" fo:margin-bottom="0in" loext:contextual-spacing="false" fo:line-height="0.1272in" fo:text-indent="-0.2083in" style:auto-text-indent="false" style:page-number="auto">
        <style:tab-stops>
          <style:tab-stop style:position="0.002in"/>
        </style:tab-stops>
      </style:paragraph-properties>
    </style:style>
    <style:style style:name="P263" style:family="paragraph" style:parent-style-name="Body_20_text_20__28_5_29_" style:list-style-name="L31" style:master-page-name="">
      <style:paragraph-properties fo:margin-left="0.2083in" fo:margin-right="0in" fo:margin-top="0in" fo:margin-bottom="0in" loext:contextual-spacing="false" fo:line-height="0.1272in" fo:text-indent="-0.2083in" style:auto-text-indent="false" style:page-number="auto">
        <style:tab-stops>
          <style:tab-stop style:position="0.002in"/>
        </style:tab-stops>
      </style:paragraph-properties>
    </style:style>
    <style:style style:name="P264" style:family="paragraph" style:parent-style-name="Body_20_text_20__28_5_29_" style:list-style-name="L3" style:master-page-name="">
      <style:paragraph-properties fo:margin-left="0.2083in" fo:margin-right="0in" fo:margin-top="0in" fo:margin-bottom="0in" loext:contextual-spacing="false" fo:line-height="0.1272in" fo:text-indent="-0.2083in" style:auto-text-indent="false" style:page-number="auto">
        <style:tab-stops>
          <style:tab-stop style:position="0.0091in"/>
        </style:tab-stops>
      </style:paragraph-properties>
    </style:style>
    <style:style style:name="P265" style:family="paragraph" style:parent-style-name="Body_20_text_20__28_5_29_" style:list-style-name="L3" style:master-page-name="">
      <style:paragraph-properties fo:margin-left="0.2083in" fo:margin-right="0in" fo:margin-top="0in" fo:margin-bottom="0in" loext:contextual-spacing="false" fo:line-height="0.1272in" fo:text-indent="-0.2083in" style:auto-text-indent="false" style:page-number="auto">
        <style:tab-stops>
          <style:tab-stop style:position="-0.0016in"/>
        </style:tab-stops>
      </style:paragraph-properties>
    </style:style>
    <style:style style:name="P266" style:family="paragraph" style:parent-style-name="Body_20_text_20__28_5_29_" style:list-style-name="L20" style:master-page-name="">
      <style:paragraph-properties fo:margin-left="0.2083in" fo:margin-right="0in" fo:margin-top="0in" fo:margin-bottom="0in" loext:contextual-spacing="false" fo:line-height="0.1272in" fo:text-indent="-0.2083in" style:auto-text-indent="false" style:page-number="auto">
        <style:tab-stops>
          <style:tab-stop style:position="-0.0043in"/>
        </style:tab-stops>
      </style:paragraph-properties>
    </style:style>
    <style:style style:name="P267" style:family="paragraph" style:parent-style-name="Body_20_text_20__28_5_29_" style:list-style-name="L31" style:master-page-name="">
      <style:paragraph-properties fo:margin-left="0.2083in" fo:margin-right="0in" fo:margin-top="0in" fo:margin-bottom="0in" loext:contextual-spacing="false" fo:line-height="0.1272in" fo:text-indent="-0.2083in" style:auto-text-indent="false" style:page-number="auto">
        <style:tab-stops>
          <style:tab-stop style:position="-0.0043in"/>
        </style:tab-stops>
      </style:paragraph-properties>
    </style:style>
    <style:style style:name="P268" style:family="paragraph" style:parent-style-name="Body_20_text_20__28_5_29_" style:list-style-name="L31" style:master-page-name="">
      <style:paragraph-properties fo:margin-left="0.2083in" fo:margin-right="0in" fo:margin-top="0in" fo:margin-bottom="0in" loext:contextual-spacing="false" fo:line-height="0.1272in" fo:text-indent="-0.2083in" style:auto-text-indent="false" style:page-number="auto">
        <style:tab-stops>
          <style:tab-stop style:position="-0.0075in"/>
        </style:tab-stops>
      </style:paragraph-properties>
    </style:style>
    <style:style style:name="P269" style:family="paragraph" style:parent-style-name="Body_20_text_20__28_5_29_" style:list-style-name="L31" style:master-page-name="">
      <style:paragraph-properties fo:margin-left="0.2083in" fo:margin-right="0in" fo:margin-top="0in" fo:margin-bottom="0in" loext:contextual-spacing="false" fo:line-height="0.1272in" fo:text-indent="-0.2083in" style:auto-text-indent="false" style:page-number="auto">
        <style:tab-stops>
          <style:tab-stop style:position="0.0693in"/>
        </style:tab-stops>
      </style:paragraph-properties>
    </style:style>
    <style:style style:name="P270" style:family="paragraph" style:parent-style-name="Body_20_text_20__28_5_29_" style:list-style-name="L20" style:master-page-name="">
      <style:paragraph-properties fo:margin-left="0.2083in" fo:margin-right="0in" fo:margin-top="0in" fo:margin-bottom="0in" loext:contextual-spacing="false" fo:line-height="0.1272in" fo:text-indent="-0.2083in" style:auto-text-indent="false" style:page-number="auto">
        <style:tab-stops>
          <style:tab-stop style:position="0.0693in"/>
        </style:tab-stops>
      </style:paragraph-properties>
    </style:style>
    <style:style style:name="P271" style:family="paragraph" style:parent-style-name="Body_20_text_20__28_5_29_" style:list-style-name="L31" style:master-page-name="">
      <style:paragraph-properties fo:margin-left="0.2083in" fo:margin-right="0in" fo:margin-top="0in" fo:margin-bottom="0in" loext:contextual-spacing="false" fo:line-height="0.1272in" fo:text-indent="-0.2083in" style:auto-text-indent="false" style:page-number="auto">
        <style:tab-stops>
          <style:tab-stop style:position="0.0055in"/>
        </style:tab-stops>
      </style:paragraph-properties>
    </style:style>
    <style:style style:name="P272" style:family="paragraph" style:parent-style-name="Body_20_text_20__28_5_29_" style:list-style-name="L10" style:master-page-name="">
      <style:paragraph-properties fo:margin-left="0.1945in" fo:margin-right="0in" fo:margin-top="0in" fo:margin-bottom="0in" loext:contextual-spacing="false" fo:line-height="0.1272in" fo:text-indent="-0.1945in" style:auto-text-indent="false" style:page-number="auto">
        <style:tab-stops>
          <style:tab-stop style:position="0.0193in"/>
        </style:tab-stops>
      </style:paragraph-properties>
    </style:style>
    <style:style style:name="P273" style:family="paragraph" style:parent-style-name="Body_20_text_20__28_5_29_" style:list-style-name="L30" style:master-page-name="">
      <style:paragraph-properties fo:margin-left="0.1945in" fo:margin-right="0in" fo:margin-top="0in" fo:margin-bottom="0in" loext:contextual-spacing="false" fo:line-height="0.1272in" fo:text-indent="-0.1945in" style:auto-text-indent="false" style:page-number="auto">
        <style:tab-stops>
          <style:tab-stop style:position="0.0098in"/>
        </style:tab-stops>
      </style:paragraph-properties>
    </style:style>
    <style:style style:name="P274" style:family="paragraph" style:parent-style-name="Body_20_text_20__28_5_29_" style:master-page-name="PageStyle20">
      <style:paragraph-properties fo:margin-left="0.2083in" fo:margin-right="0in" fo:margin-top="0in" fo:margin-bottom="0in" loext:contextual-spacing="false" fo:line-height="0.1272in" fo:text-indent="0in" style:auto-text-indent="false" style:page-number="376"/>
    </style:style>
    <style:style style:name="P275" style:family="paragraph" style:parent-style-name="Body_20_text_20__28_8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0618in" fo:margin-bottom="0in" style:wrap="parallel" style:number-wrapped-paragraphs="no-limit" style:vertical-pos="from-top" style:vertical-rel="page-content" style:horizontal-pos="from-left" style:horizontal-rel="page" fo:background-color="#ffffff" style:background-transparency="100%" draw:fill="solid" draw:fill-color="#ffffff" draw:opacity="0%" fo:padding="0in" fo:border="none" style:flow-with-text="false"/>
    </style:style>
    <style:style style:name="fr3" style:family="graphic" style:parent-style-name="Frame">
      <style:graphic-properties fo:margin-left="0.0398in" fo:margin-right="0.0398in" fo:margin-top="0.0335in" fo:margin-bottom="0.0382in" style:wrap="parallel" style:number-wrapped-paragraphs="no-limit" style:vertical-pos="from-top" style:vertical-rel="page-content" style:horizontal-pos="from-left" style:horizontal-rel="page" fo:background-color="#ffffff" style:background-transparency="100%" draw:fill="solid" draw:fill-color="#ffffff" draw:opacity="0%" fo:padding="0in" fo:border="none" style:flow-with-text="false"/>
    </style:style>
    <style:style style:name="fr4" style:family="graphic" style:parent-style-name="Frame">
      <style:graphic-properties fo:margin-left="0.0398in" fo:margin-right="1.2535in" fo:margin-top="0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Frame">
      <style:graphic-properties fo:margin-left="0.0398in" fo:margin-right="0.0398in" fo:margin-top="0.0366in" fo:margin-bottom="0in" style:wrap="right" style:number-wrapped-paragraphs="no-limit" style:wrap-contour="true" style:wrap-contour-mode="full" style:vertical-pos="from-top" style:vertical-rel="paragraph-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Frame">
      <style:graphic-properties fo:margin-left="0.0398in" fo:margin-right="0.0398in" fo:margin-top="0.0335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Frame">
      <style:graphic-properties fo:margin-left="0.0398in" fo:margin-right="0.0398in" fo:margin-top="0.036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Frame">
      <style:graphic-properties fo:margin-left="0.0398in" fo:margin-right="0.0398in" fo:margin-top="0.0402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2.0854in" fo:margin-right="2.2717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0346in" fo:margin-right="2.3189in" style:editable="false">
        <style:columns fo:column-count="2" fo:column-gap="0.0709in">
          <style:column style:rel-width="32767*" fo:start-indent="0in" fo:end-indent="0.0354in"/>
          <style:column style:rel-width="32768*" fo:start-indent="0.0354in" fo:end-indent="0in"/>
        </style:columns>
      </style:section-properties>
    </style:style>
    <style:style style:name="Sect4" style:family="section">
      <style:section-properties fo:margin-left="2.0083in" fo:margin-right="2.372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0"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6"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23"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6"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6"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6"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21"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6"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2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6"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6"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6"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6"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6"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6"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6"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42" style:num-format="1" text:start-value="3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6"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2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6"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6"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6"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6"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6" style:num-format="1" text:start-value="4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6" style:num-format="1" text:start-value="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6"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21"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Style6" style:num-format="1" text:start-value="3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Style10"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Style10"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Style10" style:num-format="1" text:start-value="3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Style6"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133" text:outline-level="1"><text:bookmark-start text:name="bookmark0"/><text:span text:style-name="CharStyle4">2 SAMUEL</text:span><text:bookmark-end text:name="bookmark0"/></text:h>
      </text:section>
      <text:section text:style-name="Sect2" text:name="Section1">
        <text:p text:style-name="P2"/>
        <text:p text:style-name="P1"/>
      </text:section>
      <text:section text:style-name="Sect3" text:name="Section2">
        <text:p text:style-name="Body_20_text_20__28_2_29__20__2b__20_DropCap4">1<text:span text:style-name="CharStyle6"><text:tab/>After the death of Saul, when David had come back from slaying the Amalekites and had 2 been for two days at Ziklag, on the third day a man came from Saul’s camp with his clothes torn and earth scattered on his head. When he reached David, he fell to the ground and did </text:span><text:span text:style-name="CharStyle8">3</text:span><text:span text:style-name="CharStyle6"> obeisance. David said to him, “Where do you come from?” “I have escaped from the camp 4 of Israel,” said he. Then David asked him, “Tell me, how did things go?” He replied, “The troops ran away from the fight, many of the troops have fallen, and Saul and his son Jonathan S are also dead.” [[David said to the young man who told him, “How do you know that Saul and his son Jonathan are dead?” 6 And the young man who told him said, “I happened to be on mount Gilboa, and there was Saul leaning on his spear! The chariots and cavalry were close </text:span><text:span text:style-name="CharStyle8">7</text:span><text:span text:style-name="CharStyle6"> upon him. When he looked behind him, he saw me and called to me. I answered, ‘Here 8 I am.’ He said to me, ‘Who are you?’ I said to him, ‘I am an </text:span><text:span text:style-name="CharStyle8">9</text:span><text:span text:style-name="CharStyle6"> Amalekite.’ Then he said to me, ‘Stand over me and des­patch me, for it is dizziness that has seized me—I am quite un- io wounded!’ So I stood over him and killed him, for I was sure he could not live after he had fallen. I took the crown from his head and the armlet from his arm, and I have brought them here to my lord.”]] 11 Then David caught his clothes and tore them; so did all the 12 men with him; they lamented and wept and fasted till evening for Saul and his son Jonathan and the army of Judah and the house of Israel, because they had fallen by the sword. [[Da- </text:span><text:span text:style-name="CharStyle8">13 </text:span><text:span text:style-name="CharStyle6">vid said to the young man who told him, “Where do you come from?” “I am the son of a resident alien,” he said, “an Amalekite.” And David said 14 to him, “Why were you not afraid to lift your hand to de­stroy the Eternal’s anointed?” Then David called one of the 15 young men and said, “Go up to him and strike him down.” Then he felled the Amalekite, so that he died. “Your blood 16 be on your own head,” said David; “your own lips have borne witness against you, when you said, ‘I slew the Eternal’s anointed!’ ”]]</text:span></text:p>
        <text:p text:style-name="P61"><text:span text:style-name="CharStyle6">Then David sang this dirge 17 over Saul and his son Jonathan (it is written in the Book of 18 Heroes); he said:</text:span></text:p>
        <text:p text:style-name="P95"><text:span text:style-name="CharStyle10">O Judah, to your crying!</text:span></text:p>
        <text:p text:style-name="P95"><text:span text:style-name="CharStyle10">O Israel, to your grief and woe!</text:span></text:p>
        <text:p text:style-name="P95"><text:span text:style-name="CharStyle10">On your battle-fields the slain are 19</text:span></text:p>
        <text:p text:style-name="P65"><text:span text:style-name="CharStyle10">lying.</text:span></text:p>
        <text:p text:style-name="P95"><text:span text:style-name="CharStyle10">and heroes, alas! fallen low.</text:span></text:p>
        <text:p text:style-name="P27"><text:span text:style-name="CharStyle10">Tell it not in Gath,<text:tab/>20</text:span></text:p>
        <text:p text:style-name="P95"><text:span text:style-name="CharStyle10">proclaim it not in Ashkelon’s streets,</text:span></text:p>
        <text:p text:style-name="P95"><text:span text:style-name="CharStyle10">lest the daughters of the Philis­tines rejoice,</text:span></text:p>
        <text:p text:style-name="P95"><text:span text:style-name="CharStyle10">lest the daughters of the uncir­cumcised exult.</text:span></text:p>
        <text:p text:style-name="P96"><text:span text:style-name="CharStyle10">Dew never fall on you, hills of 21 Gilboa,</text:span></text:p>
        <text:p text:style-name="P96"><text:span text:style-name="CharStyle10">rain never reach you, O death’s own field I</text:span></text:p>
        <text:p text:style-name="P25"><text:span text:style-name="CharStyle10">For there ahero dropped his shield, Saul’s shield, the armour of the anointed.</text:span></text:p>
        <text:p text:style-name="P27"><text:span text:style-name="CharStyle10">From the blood of the slain,<text:tab/>22</text:span></text:p>
        <text:p text:style-name="P29"><text:span text:style-name="CharStyle10">from the flesh of the mighty, never did Jonathan’s bow turn back,</text:span></text:p>
        <text:p text:style-name="P26"><text:span text:style-name="CharStyle10">nor the sword of Saul unsated.</text:span></text:p>
        <text:p text:style-name="P96"><text:span text:style-name="CharStyle10">Saul and Jonathan, loved and 23 lovely,</text:span></text:p>
      </text:section>
      <text:section text:style-name="Sect3" text:name="Section3">
        <text:p text:style-name="P108"><text:span text:style-name="CharStyle10">never divided in life or in death!— swifter than eagles, stronger than lions!</text:span></text:p>
        <text:list xml:id="list5733659604325510613" text:style-name="L1">
          <text:list-item>
            <text:p text:style-name="P109"><text:span text:style-name="CharStyle10"><text:tab/>Daughters of Israel, wail for Saul, who decked you in scarlet and jewels,</text:span></text:p>
          </text:list-item>
        </text:list>
        <text:p text:style-name="P102"><text:span text:style-name="CharStyle10">who adorned your robes with gold!</text:span></text:p>
        <text:p text:style-name="P52"><text:span text:style-name="CharStyle10">35 Alas for heroes fallen low in the thick of the fray 1</text:span></text:p>
        <text:list xml:id="list7866272308919039533" text:style-name="L2">
          <text:list-item>
            <text:p text:style-name="P121"><text:span text:style-name="CharStyle10"><text:tab/>Jonathan slain in the field of battle, my heart is sore for you,</text:span></text:p>
          </text:list-item>
        </text:list>
        <text:p text:style-name="P101"><text:span text:style-name="CharStyle10">O Jonathan, my brother!</text:span></text:p>
        <text:p text:style-name="P47"><text:span text:style-name="CharStyle10">You were my dear delight, your love for me was a wonder, far beyond a woman’s love.</text:span></text:p>
        <text:list xml:id="list62340277805734" text:continue-numbering="true" text:style-name="L2">
          <text:list-item>
            <text:p text:style-name="P111"><text:span text:style-name="CharStyle10"><text:tab/>Alas for heroes fallen low,</text:span></text:p>
          </text:list-item>
        </text:list>
        <text:p text:style-name="P101"><text:span text:style-name="CharStyle10">for weapons that once felled the foe!</text:span></text:p>
        <text:p text:style-name="Body_20_text_20__28_4_29__20__2b__20_DropCap3">2<text:span text:style-name="CharStyle16"><text:tab/>After this David asked the Eternal, “Shall I go up to one of the towns of Judah?” The Eternal said to him, “Go up.” Then David said, “Where shall I go up?” “To Hebron,” the 2 Eternal answered. So David went up, along with his two wives, Ahinoam the Jezreelitess and Abigail who had been the wife of Nabal the Karmelite. </text:span><text:span text:style-name="CharStyle18">3</text:span><text:span text:style-name="CharStyle16"> David also took the men who were with him, every man and his household, and they stayed 4 in the citadel of Hebron; then the men of Judah came and anointed David there as king over the house of Judah.</text:span></text:p>
        <text:p text:style-name="P19"><text:span text:style-name="CharStyle6">5 When David was told that it was the men of Jabesh-gilead who had buried Saul, he sent messengers to the leading men of Jabesh-gilead, saying, “The Eter­nal’s blessing be on you for hav­ing done this kindness to your 6 lord Saul in burying him! So may the Eternal be kind and true to you! And I will be good to you for having done this. 7 Courage then, be brave! Saul your lord is dead, but the house</text:span></text:p>
        <text:p text:style-name="P20"><text:span text:style-name="CharStyle6">of Judah has anointed me to be their king.”</text:span></text:p>
        <text:p text:style-name="P69"><text:span text:style-name="CharStyle6">Now Abner the son of Ner, 8 commander of Saul’s army, had taken Saul’s son Ishbaal across to Mahanaim, where he made </text:span><text:span text:style-name="CharStyle8">9 </text:span><text:span text:style-name="CharStyle6">him king over Gilead, the Asher- ites, Jezreel, Ephraim, and Ben­jamin, in fact over all Israel. Only the house of Judah adhered to David. [[Ishbaal, Saul’s son, 10 was forty years old when he began to reign over Israel, and he reigned two years. The time n during which David reigned at Hebron over the house of Judah was seven years and six months.]] Then Abner the son 12 of Ner and the adherents of Ishbaal the son of Saul marched from Mahanaim to Gibeon; Joab the son of Zerulah and 13 David’s adherents also marched out, and met them at the reser­voir of Gibeon. The two par­ties sat down, one on the one side of the reservoir and the other on the other side. Then Abner said to Joab, “Let the 14 young men get up and have a fight before us.” “Very well,” said Joab. So the young men 15 got up and were numbered off, twelve for Benjamin and Ishbaal the son of Saul, and twelve ad­herents of David. Each caught 16 his opponent by the head and stabbed him in the side, so that they all dropped together. Hence the spot was called “The Field of Sides” (it is at Gib­eon). That day the fight that 17 followed was most fierce, but Abner the son of Ner and the men of Israel were beaten by the adherents of David.</text:span></text:p>
        <text:p text:style-name="P69"><text:span text:style-name="CharStyle6">Zeruiah’s three sons were there, </text:span><text:span text:style-name="CharStyle19">18 </text:span><text:span text:style-name="CharStyle6">Joab, Abishai, and Asahel. Asa- hel was swift-footed as a wild deer; so Asahel chased Abner, 19 and as he ran he never turned</text:span></text:p>
      </text:section>
      <text:section text:style-name="Sect3" text:name="Section4">
        <text:p text:style-name="P135"><text:span text:style-name="CharStyle6">to right or left in his pursuit of</text:span></text:p>
        <text:list xml:id="list707468467619370891" text:style-name="L3">
          <text:list-item>
            <text:p text:style-name="P141"><text:span text:style-name="CharStyle6"><text:tab/>Abner. Then Abner glanced behind him and said, “Is that you, Asahel?” “Yes,” he an-</text:span></text:p>
          </text:list-item>
          <text:list-item>
            <text:p text:style-name="P141"><text:span text:style-name="CharStyle6"><text:tab/>swered. So Abner said to him, “Turn to your right or to your left, catch one of the young men and take his spoil.” But Asahel would not turn aside</text:span></text:p>
          </text:list-item>
          <text:list-item>
            <text:p text:style-name="P144"><text:span text:style-name="CharStyle6"><text:tab/>from his chase. Then Abner again said to Asahel, “Turn aside from following me; why should I strike you down? How could I look your brother Joab</text:span></text:p>
          </text:list-item>
          <text:list-item>
            <text:p text:style-name="P144"><text:span text:style-name="CharStyle6"><text:tab/>in the face after that?” But he would not turn aside. So Abner gave him a backward stroke in the belly, the spear came out at his back, and he dropped dead on the spot. [[Everyone who came to the spot where Asahel had dropped dead, stopped there.l]</text:span></text:p>
          </text:list-item>
          <text:list-item>
            <text:p text:style-name="P145"><text:span text:style-name="CharStyle6"><text:tab/>Joab and Abishai pursued Ab­ner, and, as the sun was setting, they reached the hill of Ammah, east of the road through the</text:span></text:p>
          </text:list-item>
          <text:list-item>
            <text:p text:style-name="P144"><text:span text:style-name="CharStyle6"><text:tab/>open country of Gibeon, where the Benjamites gathered behind Abner in a solid phalanx drawn up on the top of the hill of Am-</text:span></text:p>
          </text:list-item>
          <text:list-item>
            <text:p text:style-name="P141"><text:span text:style-name="CharStyle6"><text:tab/>mah. Abner called to Joab, “Is the sword to devour for ever? Do you not know the outcome will be bitter? How long will it be before you order the troops to give up pursuing their fellow-</text:span></text:p>
          </text:list-item>
          <text:list-item>
            <text:p text:style-name="P141"><text:span text:style-name="CharStyle6"><text:tab/>countrymen?” “By God’s life!” said Joab, “unless you had said the word, not one of the men would have stopped pursuing</text:span></text:p>
          </text:list-item>
          <text:list-item>
            <text:p text:style-name="P141"><text:span text:style-name="CharStyle6"><text:tab/>his fellow till morning.” Then Joab sounded the trumpet, and all the troops stopped; they pur­sued Israel no longer, they fought no more.</text:span></text:p>
          </text:list-item>
          <text:list-item>
            <text:p text:style-name="P145"><text:span text:style-name="CharStyle6"><text:tab/>All that forenoon Abner and his men made their way through the wady of Arabah, crossing the Jordan and pass­ing right through the ravine</text:span></text:p>
          </text:list-item>
        </text:list>
        <text:p text:style-name="P17"><text:span text:style-name="CharStyle6">till they reached Mahanaim.</text:span></text:p>
        <text:p text:style-name="P16"><text:span text:style-name="CharStyle6">As for Joab, he returned from 30 his pursuit of Abner; when he had mustered all the troops, nineteen of David’s adherents were missing, besides Asahel, whereas David’s adherents had 31 killed three hundred and sixty men of Benjamin and of Abner’s army. Asahel they lifted, and 32 buried him in his father’s grave at Bethlehem. Then Joab and his men marched all night, and the day dawned on them at Hebron.</text:span></text:p>
        <text:p text:style-name="P104"><text:span text:style-name="CharStyle6">The war between Saul’s o house and David’s house D went on; but David grew stronger and stronger, while the house of Saul became weaker and weaker.</text:span></text:p>
        <text:p text:style-name="P67"><text:span text:style-name="CharStyle6">Sons were born to David at 2 Hebron: his eldest was Amnon, son of Ahinoam the Jezreelitess; his second was Chileab, son of 3 Abigail who had been the wife of Nabal the Karmelite; his third was Absalom, son of Maa- kah, the daughter of Talmai the king of Geshur; his fourth 4 was Adonijah, son of Haggith; his fifth was Shephatiah, son of Abital; and his sixth Ithream, 5 son of Eglah . . . These were bom to David at Hebron.</text:span></text:p>
        <text:p text:style-name="P66"><text:span text:style-name="CharStyle6">During the war between the 6 house of Saul and the house of David, Abner strengthened his position in the house of Saul. Thus, Saul had a concubine 7 called Rizpah, the daughter of Aiah, and Abner took her. Ish- baal said to Abner, “Why have you gone in to my father’s con­cubine?” But Abner was fu- 8 rious at what Ishbaal said. “Am I the mere head of a cur?” he asked, “I with all my good service to the house of Saul your father, to his kinsfolk and</text:span></text:p>
        <text:p text:style-name="P136"><text:span text:style-name="CharStyle6">his friends, I who have saved you from the grasp of David, that you find fault with me 9 now about a wench? God kill Abner and worse, if I do not help David to what the Eternal</text:span></text:p>
        <text:p text:style-name="P58"><text:span text:style-name="CharStyle6">io<text:tab/>swore to give him! I will transfer the kingdom from Saul’s house, and set up David’s throne over Israel and Judah, from Dan to Beersheba!”</text:span></text:p>
        <text:p text:style-name="P19"><text:span text:style-name="CharStyle6">ix Ishbaal dared not say another word to Abner; he was afraid</text:span></text:p>
        <text:list xml:id="list7055917166249899727" text:style-name="L4">
          <text:list-item>
            <text:p text:style-name="P153"><text:span text:style-name="CharStyle6"><text:tab/>of him. But Abner sent messen­gers to David at Hebron, saying, “Make a pact with me, and you will get my help in bringing over</text:span></text:p>
          </text:list-item>
          <text:list-item>
            <text:p text:style-name="P153"><text:span text:style-name="CharStyle6"><text:tab/>all Israel to your side.” “Very well,” said David, “I will make a pact with you. Only, I make one demand upon you: never appear in my presence unless you bring Saul’s daughter, Michal, when you come to see</text:span></text:p>
          </text:list-item>
          <text:list-item>
            <text:p text:style-name="P153"><text:span text:style-name="CharStyle6"><text:tab/>me.” Thereupon David sent messengers to Ishbaal, Saul’s son, saying, “Hand me over my wife Michal, whom I bought for a hundred Philistine foreskins.”</text:span></text:p>
          </text:list-item>
          <text:list-item>
            <text:p text:style-name="P153"><text:span text:style-name="CharStyle6"><text:tab/>Ishbaal sent and took her away from her husband Paltiel the son</text:span></text:p>
          </text:list-item>
          <text:list-item>
            <text:p text:style-name="P153"><text:span text:style-name="CharStyle6"><text:tab/>of Laish. Her husband followed her, crying all the way, as far as Bahurim; then Abner said to him, “Back you go!” And back he went.</text:span></text:p>
          </text:list-item>
          <text:list-item>
            <text:p text:style-name="P252"><text:span text:style-name="CharStyle21"><text:tab/>Now Abner had been in com­munication with the sheikhs of Israel, saying, “You have long wanted David as your king;</text:span></text:p>
          </text:list-item>
          <text:list-item>
            <text:p text:style-name="P153"><text:span text:style-name="CharStyle6"><text:tab/>now act! The Eternal has promised David, ‘By the hand of my servant David I will res­cue my people Israel from the power of the Philistines and from the power of all their ene-</text:span></text:p>
          </text:list-item>
          <text:list-item>
            <text:p text:style-name="P154"><text:span text:style-name="CharStyle6"><text:tab/>mies!’ ” Abner also talked to the Benjamites, and then Abner went away to Hebron to tell David all that Israel and the</text:span></text:p>
          </text:list-item>
        </text:list>
        <text:p text:style-name="P20"><text:span text:style-name="CharStyle6">whole house of Benjamin had determined to do.</text:span></text:p>
        <text:p text:style-name="P59"><text:span text:style-name="CharStyle6">When Abner came to David at 20 Hebron, accompanied by twenty men, David held a feast for Ab­ner and his men. Abner said to 21 David, “I will be off to rally all Israel round my lord the king, that they may make a compact with you, and that you may reign as far as you please.” So David dismissed Abner, who went off in peace.</text:span></text:p>
        <text:p text:style-name="P59"><text:span text:style-name="CharStyle6">Just then the followers of 22 David came in with Joab from a raid, bringing rich spoil with them. Abner was not with David at Hebron, for David had dismissed him, and he had gone in peace. But when Joab 23 and all his force arrived, and when Joab was told that Abner the son of Ner had come to the king, and that the king had dismissed him in peace, Joab 24 went and said to the king, “What is this you have done? Here Abner came to you! Why have you dismissed him, and let him get clean away? You know 25 quite well that Abner the son of Ner came only to deceive you, to note your movements, to find out all you were doing!” Then 26 Joab left David, and sent mes­sengers after Abner, who brought him back from the well at Sirah. (David knew nothing of this.)</text:span></text:p>
        <text:p text:style-name="P59"><text:span text:style-name="CharStyle6">When Abner came back to 27 Hebron, Joab took him apart to the side of the town-gate for a quiet talk, and stabbed him there in the belly. So he died for shedding the blood of Asa- hel, Joab’s brother. When Da- 28 vid afterwards heard of it, he said, “I and my kingdom are for ever innocent before the Eternal of the murder of Abner the son of Ner. May the doom 29</text:span></text:p>
        <text:p text:style-name="P46"><text:span text:style-name="CharStyle21">fall on Joab’s head and on all his father’s clan! May Joab’s house never lack some one with a running issue, or some leper, or some effeminate creature, or a murdered victim, or a poverty-</text:span></text:p>
        <text:list xml:id="list62306567984159" text:style-name="L3">
          <text:list-item>
            <text:p text:style-name="P262"><text:span text:style-name="CharStyle21"><text:tab/>stricken waif!” [[Joab and his brother Abishai had murdered Abner, because he killed their brother Asahel in the battle at</text:span></text:p>
          </text:list-item>
          <text:list-item>
            <text:p text:style-name="P262"><text:span text:style-name="CharStyle21"><text:tab/>Gibeon.]] Then David ordered Joab and all his troops to tear their clothes, put on sackcloth, and wail </text:span><text:soft-page-break/><text:span text:style-name="CharStyle21">in front of Abner’s body. King David followed the</text:span></text:p>
          </text:list-item>
          <text:list-item>
            <text:p text:style-name="P262"><text:span text:style-name="CharStyle21"><text:tab/>bier. So they buried Abner at Hebron; the king wept aloud at Abner’s grave, and all the troops</text:span></text:p>
          </text:list-item>
          <text:list-item>
            <text:p text:style-name="P262"><text:span text:style-name="CharStyle21"><text:tab/>wept. The king also sang this dirge for Abner:</text:span></text:p>
          </text:list-item>
        </text:list>
        <text:p text:style-name="P85"><text:span text:style-name="CharStyle10">Was this how Abner had to die, as dies a godless wretch?</text:span></text:p>
        <text:list xml:id="list62340874722479" text:continue-numbering="true" text:style-name="L3">
          <text:list-item>
            <text:p text:style-name="P127"><text:span text:style-name="CharStyle10"><text:tab/>Your hands no man did tie, none chained your feet!—and</text:span></text:p>
          </text:list-item>
        </text:list>
        <text:p text:style-name="P100"><text:span text:style-name="CharStyle10">then,</text:span></text:p>
        <text:p text:style-name="P85"><text:span text:style-name="CharStyle10">as falls a godless wretch, you fell to ruthless men!</text:span></text:p>
        <text:p text:style-name="P46"><text:span text:style-name="CharStyle21">All the troops wept over him</text:span></text:p>
        <text:list xml:id="list62341237409043" text:continue-numbering="true" text:style-name="L3">
          <text:list-item>
            <text:p text:style-name="P264"><text:span text:style-name="CharStyle21"><text:tab/>again. And when all the troops went to urge David to take food before the day closed, David swore, “God kill me and worse if I taste bread or anything till</text:span></text:p>
          </text:list-item>
          <text:list-item>
            <text:p text:style-name="P265"><text:span text:style-name="CharStyle21"><text:tab/>sunset!” All the troops marked this, and it pleased them; like all that the king did, it pleased</text:span></text:p>
          </text:list-item>
          <text:list-item>
            <text:p text:style-name="P262"><text:span text:style-name="CharStyle21"><text:tab/>all the troops; all the troops and all Israel were then con­vinced that the king had noth­ing to do with the murder of</text:span></text:p>
          </text:list-item>
          <text:list-item>
            <text:p text:style-name="P262"><text:span text:style-name="CharStyle21"><text:tab/>Abner the son of Ner. The king said to his officers, “Do you not know that a prince, a great man, has fallen in Israel</text:span></text:p>
          </text:list-item>
          <text:list-item>
            <text:p text:style-name="P262"><text:span text:style-name="CharStyle21"><text:tab/>to-day? Yet, though he was a royal relative and officer, these sons of Zeruiah were too much for him. May the Eternal re­quite the wrongdoer for the wrong he did!”</text:span></text:p>
          </text:list-item>
        </text:list>
        <text:p text:style-name="Body_20_text_20__28_6_29__20__2b__20_DropCap1">4<text:span text:style-name="CharStyle25"><text:tab/>When Saul’s son, Ishbaal, heard that Abner had died at</text:span></text:p>
        <text:p text:style-name="P21"><text:span text:style-name="CharStyle6">Hebron, he lost heart, and all the Israelites were alarmed. He 2 had two men who were captains of guerilla bands, one called Baanah and the other Recliab, sons of Rimmon the Beerothite, who belonged to the Benjamites (Beerothis included in Benjamin, but the Beerothites fled to Git- 3 taim, where they are resident aliens to this day). [[Jonathan, 4 Saul’s son, had a son whose feet were lame. He was five years old when the news came from Jezreel about Saul and Jona­than; so his nurse caught him up and fled. But as she hurried, he fell and became lame. His name was Mephibosheth.]] Well, the sons of Rimmon the 5 Beerothite, Rechab and Baanah, went about midday to the house of Ishbaal, where he was taking his siesta at noon. The door- 6 keeper of the palace, a woman who had been cleaning wheat, was drowsy and asleep; so Re­chab and his brother Baanah slipped into the palace, and 7 stabbed Ishbaal to death as he lay in bed within his chamber; after beheading him, they took his head and made their way all night through the wady of Ara- bah. They brought Ishbaal’s 8 head to David at Hebron, say­ing to the king, “Here is the head of Ishbaal the son of your enemy Saul, who sought your life! This day has the Eternal avenged my lord the king on Saul and his offspring!” But David said to 9 Rechab and his brother Baanah, the sons of Rimmon the Beeroth­ite, “By the life of the Eternal, who has rescued me from every strait!—when a man told me, ‘Saul is dead!’ supposing he had 10 brought good news, I seized him and killed him at Ziklag; that was the reward I gave him for</text:span></text:p>
      </text:section>
      <text:section text:style-name="Sect3" text:name="Section5">
        <text:list xml:id="list4824604690182757454" text:style-name="L5">
          <text:list-item>
            <text:p text:style-name="P168"><text:span text:style-name="CharStyle6"><text:tab/>his good news! And now, when scoundrels have murdered an honest man in bed within his own house, how much more shall I requite you murderers and wipe you off the earth?”</text:span></text:p>
          </text:list-item>
          <text:list-item>
            <text:p text:style-name="P169"><text:span text:style-name="CharStyle6"><text:tab/>Then David gave orders to his young men, who killed them, cut off their heads and feet, and hung them up beside the reservoir at Hebron. Ishbaal’s head they took and buried in Abner’s grave at Hebron.</text:span></text:p>
          </text:list-item>
        </text:list>
        <text:p text:style-name="P15"><text:span text:style-name="CharStyle6">[[Then all the clans of Israel came to David at Hebron and said, “Here we are, your own</text:span></text:p>
        <text:list xml:id="list8221949324010170675" text:style-name="L6">
          <text:list-item>
            <text:p text:style-name="P175"><text:span text:style-name="CharStyle6"><text:tab/>bone and flesh! In bygone days, when Saul was king, it was you who led Israel out and in; the Eternal said to you, ‘You shall shepherd my peo­ple Israel, you shall be prince</text:span></text:p>
          </text:list-item>
          <text:list-item>
            <text:p text:style-name="P175"><text:span text:style-name="CharStyle6"><text:tab/>over Israel!’”]] Then all the sheikhs of Israel came to the king at Hebron, and king David made a compact with them at Hebron in presence of the Eter­nal, and they anointed David</text:span></text:p>
          </text:list-item>
          <text:list-item>
            <text:p text:style-name="P178"><text:span text:style-name="CharStyle6"><text:tab/>king over Israel. [[David was thirty years old when he began to reign, and he reigned for</text:span></text:p>
          </text:list-item>
          <text:list-item>
            <text:p text:style-name="P178"><text:span text:style-name="CharStyle6"><text:tab/>forty years. He reigned over Judah at Hebron for seven years and six months; then in Jerusa­lem he reigned over all Israel and Judah for thirty-three years and six months.]]</text:span></text:p>
          </text:list-item>
        </text:list>
        <text:list xml:id="list3111293310350288734" text:style-name="L7">
          <text:list-item>
            <text:p text:style-name="P179"><text:span text:style-name="CharStyle6"><text:tab/>When the Philistines heard that David had been anointed king over Israel, all the Philis­tines marched up in search of David. But David heard of it and went down to his strong-</text:span></text:p>
          </text:list-item>
          <text:list-item>
            <text:p text:style-name="P182"><text:span text:style-name="CharStyle6"><text:tab/>hold. Meantime the Philistines had gone raiding through the</text:span></text:p>
          </text:list-item>
          <text:list-item>
            <text:p text:style-name="P182"><text:span text:style-name="CharStyle6"><text:tab/>valley of Ephraim. So David asked the Eternal, “Shall I at­tack the Philistines? Wilt thou put them into my hands?” The Eternal said to David, “Attack them, I will certainly put the</text:span></text:p>
          </text:list-item>
        </text:list>
        <text:p text:style-name="P20"><text:span text:style-name="CharStyle6">Philistines into your hands.” Then David went to Baal- 20 perazim and broke them there. “The Eternal has broken my foes down before me like water bursting a dam!” said David, and he called the spot Baal- perazim (or “lord of bursts”). The Philistines left their gods 21 behind them there, and David and his men carried them off.</text:span></text:p>
        <text:p text:style-name="P60"><text:span text:style-name="CharStyle6">Back came the Philistines to </text:span><text:span text:style-name="CharStyle27">22 </text:span><text:span text:style-name="CharStyle6">the attack, raiding through the valley of Rephaim. When 23 David consulted the Eternal, he was told, “You must not march against them; get round to the rear of them and attack them in front of the balsam-trees. Whenever you hear a sound of 24 movement among the tops of the balsam-trees, be quick and attack, for the Eternal will have gone in front of you to rout the Philistine army.” David did as 25 the Eternal ordered him, and routed the Philistines from Geba as far as Gezer. Again </text:span><text:span text:style-name="CharStyle27">ey</text:span><text:span text:style-name="CharStyle6"> "| the Philistines were at war “<text:tab/>15</text:span></text:p>
        <text:p text:style-name="P20"><text:span text:style-name="CharStyle6">with Israel. WTen David went down with his troops to camp at Gob and fought the Philistines, up started ... a descendant of 16 the giant-race; his bronze hel­met weighed over twelve pounds, he carried a club, and he meant to kill David. How- 17 ever, Abishai, the son of Zerulah, came to the rescue and struck the Philistine down dead. Then David’s men swore, “You must never again go into battle with us; you must not let Israel’s lamp be extinguished!”</text:span></text:p>
        <text:p text:style-name="P61"><text:span text:style-name="CharStyle6">After this there was another 18 fight with the Philistines at Gob, where Sibbeehai the Hush- athite killed Saph, a descend­ant of the giant-race. There 19 was another fight with the</text:span></text:p>
        <text:p text:style-name="P238"><text:span text:style-name="CharStyle6">Philistines at Gob, when Elha- nan the son of Jair, the Beth- lehemite, killed Goliath the Gittite, whose spear had a shaft like a weaver’s beam.</text:span></text:p>
        <text:list xml:id="list62340977306571" text:continue-numbering="true" text:style-name="L7">
          <text:list-item>
            <text:p text:style-name="P142"><text:span text:style-name="CharStyle6"><text:tab/>There was another fight at Gath, where a huge man, with six fingers on each hand and six toes on each foot, another descendant of the giant-race,</text:span></text:p>
          </text:list-item>
          <text:list-item>
            <text:p text:style-name="P150"><text:span text:style-name="CharStyle6"><text:tab/>defied Israel; but David’s nephew Jonathan, the son of</text:span></text:p>
          </text:list-item>
          <text:list-item>
            <text:p text:style-name="P142"><text:span text:style-name="CharStyle6"><text:tab/>Shimei, killed him. These four were descendants of the giant- race in Gath, and they fell by the hand of David and his officers.</text:span></text:p>
          </text:list-item>
        </text:list>
        <text:p text:style-name="P50"><text:span text:style-name="CharStyle6">x y" Then David again mustered O all the picked men of Israel,</text:span></text:p>
        <text:p text:style-name="Body_20_text_20__28_7_29__20__2b__20_DropCap2">5<text:span text:style-name="CharStyle29"><text:tab/>thirty thousand of them, and the king and his men went to Jerusalem against the Jebusites, the natives of the country. They told David, “You will never get in here, blind men and cripples could drive you off!” (They thought David 7 would never get in. But David did capture the stronghold of Sion—which is David’s burg). 8 David’s orders for the day were, “Whoever strikes down a Jebusite is liable to death! David has no feud with ‘blind men and cripples’!” (Hence the injunction, “blind men and cripples shall not enter the tem- </text:span><text:span text:style-name="CharStyle31">9</text:span><text:span text:style-name="CharStyle29"> pie.”) David took up his resi­dence in the stronghold; he called it “David’s burg,” and built a wall round the town, starting from the Millo rampart, and also round his own resi- io dence. David became greater and greater, for the Eternal, God of hosts, was on his side; </text:span><text:span text:style-name="CharStyle32">ii</text:span><text:span text:style-name="CharStyle29"> and when Hiram the king of Tyre sent messengers to David with cedar logs, carpenters, and masons, who built a palace for 12 him, David realized that the</text:span></text:p>
        <text:p text:style-name="P103"><text:span text:style-name="CharStyle6">Eternal had set him to be king over Israel and had exalted his kingdom for the sake of his people Israel.</text:span></text:p>
        <text:p text:style-name="P61"><text:span text:style-name="CharStyle6">After David came from He- </text:span><text:span text:style-name="CharStyle8">13 </text:span><text:span text:style-name="CharStyle6">bron, he took more concubines and wives in Jerusalem, and more sons and daughters were born to David. The following </text:span><text:span text:style-name="CharStyle8">14 </text:span><text:span text:style-name="CharStyle6">are the names of those born to him in Jerusalem: Shammua, Shobab, Nathan, Solomon, lb- </text:span><text:span text:style-name="CharStyle8">15 </text:span><text:span text:style-name="CharStyle6">har, Elishua, Nepheg, Japhia, Elishama, Eliada, and Eliphelet. 16</text:span></text:p>
        <text:p text:style-name="P59"><text:span text:style-name="CharStyle6">Then David and all the yr troops with him started for v 2 Baal-judah to bring up the ark of God, which belongs to the Lord of hosts who sits en­throned upon the kherubs. They placed the ark of God on 3 a new cart, and brought it from the house of Abinadab on the hill, with Uzza and Ahio, the sons of Abinadab, leading the cart, Uzza walking beside the 4 ark while Ahio went in front. David and all the house of 5 Israel were dancing lustily before the Eternal and sing­ing with lutes, with lyres, with drums, with rattles, and with cymbals. But when they 6 reached the threshing-floor of Nachon, Uzza put out his hand to the ark of God and caught hold of it, because the oxen were slipping; then the anger of 7 the Eternal blazed out against Uzza. God struck him down on the spot . . . and he died on the spot beside the ark of God. David w</text:span><text:span text:style-name="CharStyle6"><text:span text:style-name="T1">T</text:span></text:span><text:span text:style-name="CharStyle6">as angry be- £ cause the Eternal had broken out upon Uzza, and he called the spot Perez-uzza or “Breaking of Uzza”—as it still is called to this day. David was afraid of </text:span><text:span text:style-name="CharStyle27">g </text:span><text:span text:style-name="CharStyle6">the Eternal that day; he said, “How can the Eternal’s ark ever come to me?” So David io</text:span></text:p>
        <text:p text:style-name="P93"><text:span text:style-name="CharStyle21">was unwilling to take the Eter­nal’s ark into David’s burg; he took it aside to the house of Obed-edom the Gittite.</text:span></text:p>
        <text:list xml:id="list4270582334156781579" text:style-name="L8">
          <text:list-item>
            <text:p text:style-name="P253"><text:span text:style-name="CharStyle21"><text:tab/>In the house of Obed-edom the Gittite the Eternal’s ark remained for three months, and the Eternal blessed Obed-edom</text:span></text:p>
          </text:list-item>
          <text:list-item>
            <text:p text:style-name="P254"><text:span text:style-name="CharStyle21"><text:tab/>and all his household. Now when king David was told that the Eternal had blessed the household of Obed-edom and all that belonged to him, on ac­count of the ark of God, David went and brought the ark of God up from Obed-edom’s house to David’s burg joyfully;</text:span></text:p>
          </text:list-item>
          <text:list-item>
            <text:p text:style-name="P254"><text:soft-page-break/><text:span text:style-name="CharStyle21"><text:tab/>as soon as the bearers of the Eternal’s ark had gone six steps, he sacrificed an ox and a</text:span></text:p>
          </text:list-item>
          <text:list-item>
            <text:p text:style-name="P256"><text:span text:style-name="CharStyle21"><text:tab/>failing; David whirled before the Eternal with all his might in the dance, wearing only a linen</text:span></text:p>
          </text:list-item>
          <text:list-item>
            <text:p text:style-name="P256"><text:span text:style-name="CharStyle21"><text:tab/>kilt round his middle; this was how David and all the house of Israel brought up the Eter­nal’s ark with shouts and blasts of the trumpet.</text:span></text:p>
          </text:list-item>
          <text:list-item>
            <text:p text:style-name="P253"><text:span text:style-name="CharStyle21"><text:tab/>As the Eternal’s ark entered David’s burg, Saul’s daughter Michal looked out of the win­dow; and when she saw king David leaping and whirling about in the dance before the Eternal, she despised him in</text:span></text:p>
          </text:list-item>
          <text:list-item>
            <text:p text:style-name="P254"><text:span text:style-name="CharStyle21"><text:tab/>her heart. After bringing in the ark of the Eternal, they put it in its place, inside the tent pitched for it by David;</text:span></text:p>
          </text:list-item>
          <text:list-item>
            <text:p text:style-name="P256"><text:span text:style-name="CharStyle21"><text:tab/>David sacrificed burnt-offerings and recompense-offerings before the Eternal, and, when he had finished sacrificing the burnt- offerings and recompense-offer­ings, he blessed the people in the name of the Eternal of hosts</text:span></text:p>
          </text:list-item>
          <text:list-item>
            <text:p text:style-name="P256"><text:span text:style-name="CharStyle21"><text:tab/>and distributed food among all the people, among the whole multitude of Israel, both men and women, giving each a cake of bread, a slice of meat, and a</text:span></text:p>
          </text:list-item>
        </text:list>
        <text:p text:style-name="P21"><text:span text:style-name="CharStyle6">bunch of raisins. Then the peo­ple all went home. David 20 went home to greet his family, but Saul’s daughter Michal came out to meet David, saying, “Fine honour did the king of Israel gain to-day, exposing himself before women, before his own menials, as any loose fellow would expose himself indecently!” David said to 21 Michal, “It was in the Eternal’s presence that I was dancing! Blessed be the Eternal, who chose me rather than your father or any of his family, ap­pointing me prince over Israel the people of the Eternal! When 22 I sport in the Eternal’s presence,</text:span></text:p>
        <text:p text:style-name="P21"><text:span text:style-name="CharStyle6">I count myself too humble for that honour!—I am not honour­ing myself! And I am to seek honour from the menials you mention—from slave-girls like these?” So, to the day of her 23 death, Saul’s daughter Michal had no children.</text:span></text:p>
        <text:p text:style-name="P61"><text:span text:style-name="CharStyle6">After the king had taken up </text:span><text:span text:style-name="CharStyle33">pj </text:span><text:span text:style-name="CharStyle6">residence in his palace, and </text:span><text:span text:style-name="CharStyle27">• </text:span><text:span text:style-name="CharStyle6">the Eternal had given him rest from his enemies all round, the 2 king said to the prophet Nathan, “Here I stay in a house of cedar, while God’s ark is inside the curtains of a tent!” Nathan </text:span><text:span text:style-name="CharStyle8">3 </text:span><text:span text:style-name="CharStyle6">said to the king, “Go and do whatever is in your mind, for the Eternal is with you.” But 4 that very night the word of the Eternal came to Nathan: “Go 5 and give my servant David this message from the Eternal. ‘Are you to build me a temple to stay in? I have never stayed in a 6 temple, not from the day that I brought the Israelites out of Egypt down to this day; I have always had my Dwelling in a tent. Wherever I moved with 7 all the Israelites, did I ever ask a single one of Israel’s leaders,</text:span></text:p>
      </text:section>
      <text:section text:style-name="Sect3" text:name="Section6">
        <text:p text:style-name="P239"><text:span text:style-name="CharStyle6">whom I ordered to rule my people Israel, why they had not</text:span></text:p>
        <text:list xml:id="list1395632395074231381" text:style-name="L9">
          <text:list-item>
            <text:p text:style-name="P186"><text:span text:style-name="CharStyle6"><text:tab/>built me a house of cedar?’ No, give my servant David this message from the Lord of hosts: ‘I took you from the pasture- land, from tending sheep, that you should be prince over my</text:span></text:p>
          </text:list-item>
          <text:list-item>
            <text:p text:style-name="P176"><text:span text:style-name="CharStyle6"><text:tab/>people, over Israel; I have been with you wherever you went, to cut off all your enemies before you; and I will make you famous like the great men upon earth;</text:span></text:p>
          </text:list-item>
        </text:list>
        <text:p text:style-name="P49"><text:span text:style-name="CharStyle34">io<text:tab/></text:span><text:span text:style-name="CharStyle6">I will fix a place for my people Israel and plant them firm with­in their place, till they are never unsettled again—violent men shall no longer distress them as they have done in</text:span></text:p>
        <text:p text:style-name="P48"><text:span text:style-name="CharStyle6">n bygone days, ever since I had to raise up champions for my people Israel: I will give them rest from all their enemies.’</text:span></text:p>
        <text:p text:style-name="P82"><text:span text:style-name="CharStyle6">The Eternal also tells you that the Eternal will build up a</text:span></text:p>
        <text:list xml:id="list8094858265352310576" text:style-name="L10">
          <text:list-item>
            <text:p text:style-name="P170"><text:span text:style-name="CharStyle6"><text:tab/>house, a family for you. ‘When all your days are done and you sleep with your fathers, I will raise your offspring, born of your body, and establish their</text:span></text:p>
          </text:list-item>
          <text:list-item>
            <text:p text:style-name="P170"><text:span text:style-name="CharStyle6"><text:tab/>dynasty. [[Your son shall build a temple for my name, and I will establish his royal throne for all time.]]</text:span></text:p>
          </text:list-item>
          <text:list-item>
            <text:p text:style-name="P128"><text:span text:style-name="CharStyle10"><text:tab/>To them will I be a father, to me they shall be sons; when they go astray,</text:span></text:p>
          </text:list-item>
        </text:list>
        <text:p text:style-name="P84"><text:span text:style-name="CharStyle10">I will punish them as men are punished,</text:span></text:p>
        <text:p text:style-name="P84"><text:span text:style-name="CharStyle10">with the stripes of the sons of Adam;</text:span></text:p>
        <text:list xml:id="list62339520445614" text:continue-numbering="true" text:style-name="L10">
          <text:list-item>
            <text:p text:style-name="P129"><text:span text:style-name="CharStyle10"><text:tab/>but I will not withdraw my kind­</text:span></text:p>
          </text:list-item>
        </text:list>
        <text:p text:style-name="P107"><text:span text:style-name="CharStyle10">ness from them,</text:span></text:p>
        <text:p text:style-name="P83"><text:span text:style-name="CharStyle10">as I withdrew it from him who was before you;</text:span></text:p>
        <text:list xml:id="list62341239219201" text:continue-numbering="true" text:style-name="L10">
          <text:list-item>
            <text:p text:style-name="P129"><text:span text:style-name="CharStyle10"><text:tab/>your house and your kingdom</text:span></text:p>
          </text:list-item>
        </text:list>
        <text:p text:style-name="P107"><text:span text:style-name="CharStyle10">shall stand secure before me for all time, for all time shall your throne be established.’ ”</text:span></text:p>
        <text:list xml:id="list62340165285215" text:continue-numbering="true" text:style-name="L10">
          <text:list-item>
            <text:p text:style-name="P232"><text:span text:style-name="CharStyle6"><text:tab/>Thus did Nathan speak to Da­vid, in terms of all these words and of all this vision.</text:span></text:p>
          </text:list-item>
        </text:list>
        <text:p text:style-name="P68"><text:span text:style-name="CharStyle6">Then king David went in and 18 sat down before the Eternal, say­ing, “Who am I, O Lord Eternal, and what is my house, that thou hast brought me thus far, Lord Eternal? And thou hast reck- 19 oned this a small favour! Thou hast gone on to speak of thy servant’s house for ages to come, and shown me a long line of generations. What more need 20 David say to thee? Thou know- est thy servant; thou hast prom- 21 ised to glorify thy servant, and from thine own heart hast thou acted in letting thy servant see all this great future. Great 22 thou art, O Lord Eternal, for there is none like thee, there is no god save thee, that we have ever heard of. And what other 23 nation on earth is like thy peo­ple Israel? What nation did a god go and redeem to be a people for himself, to win a name for himself, by doing great and terrible exploits on their behalf, by driving out a people and their gods before his own people? Yet thou hast estab- 24 lished thy people Israel to be thine own people for ever; and thou, </text:span><text:span text:style-name="CharStyle8">0</text:span><text:span text:style-name="CharStyle6"> Eternal, hast become their God. Now, O Lord Eter- 25 nal, confirm for ever thy promise to thy servant and his house, and do as thou hast said, that 26 thy renown may be great for ever, when men say, ‘The Lord of hosts is God over Israel,’ the family of thy servant David being established before thee.</text:span></text:p>
        <text:p text:style-name="P20"><text:span text:style-name="CharStyle6">O Lord of hosts, God of Israel, 27 thy servant has ventured to offer this prayer to thee be­cause thou hast revealed to thy servant that thou wilt build him up a family. Lord Eternal, 28 thou art God, thy words are true, and thou hast made this kind promise to thy servant!</text:span></text:p>
        <text:p text:style-name="P236"><text:span text:style-name="CharStyle6">29 May it please thee to bless the family of thy servant, that it may continue in thy presence always! For thou hast said the word, O Eternal. May the fam­ily of thy servant be blessed for ever with thy blessing!”</text:span></text:p>
        <text:p text:style-name="Body_20_text_20__28_4_29__20__2b__20_DropCap5">8<text:span text:style-name="CharStyle16"><text:tab/>After this David defeated the Philistines and subdued them; he took the supreme power from the Philistines. 2 When he defeated Moab, he arranged the natives in lines, making them lie down on the ground; two lines of them were put to death, and one line spared alive. This made the Moabites subject to David; they brought 3 him tribute. Then David de­feated Hadadezer the son of Rehob, king of Zobah, as he went to set up his trophy of vic- 4 tory on the Euphrates; from him David captured a thousand chariots, seven thousand cav­alry, and twenty thousand in­fantry; David hamstrung all the chariot horses except enough for </text:span><text:span text:style-name="CharStyle18">5</text:span><text:span text:style-name="CharStyle16"> a hundred chariots. 'When the Aramaeans of Damascus came to the aid of Hadadezer king of Zobah, David killed twenty- 6 two thousand Aramaeans, and then posted garrisons among the Aramaeans of Damascus; this made the Aramaeans subject to David, and they brought him tribute. Indeed, wherever Da­vid went, the Eternal gave him 7 victory. David took the golden shields worn by Hadadezer’s officers and brought them to 8 Jerusalem; king David also took a large quantity of bronze from Tibhath and Beerothai, towns belonging to Hadadezer.</text:span></text:p>
        <text:list xml:id="list1541079391074708277" text:style-name="L11">
          <text:list-item>
            <text:p text:style-name="P137"><text:span text:style-name="CharStyle6"><text:tab/>And when Tou the king of Hamath heard that David had defeated all the forces of Hadad- 10 ezer, Tou sent his son Hadoram to salute king David and con­gratulate him on fighting and defeating Hadadezer, for Had­adezer had been at war with Tou. Hadoram brought with him silver, gold, and bronze ware, which king David dedi- n cated to the Eternal along with the silver and gold he had dedicated as spoils from ail the nations he had subdued, from Edom, Moab, the Am- 12 monites, the Philistines, and Amalek, besides the spoil of Hadadezer son of Rehob, king of Zobah. David thus won a 13 name for himself. On return­ing, he killed eighteen thousand Edomites in the wady of Salt, and posted garrisons all over 14 Edom, till all the Edomites be­came subject to David. Wher­ever David went, the Eternal gave him victory.</text:span></text:p>
          </text:list-item>
        </text:list>
        <text:p text:style-name="P64"><text:span text:style-name="CharStyle21">David reigned over all Israel; 15 David himself administered jus­tice and the law to all his people, Joab the son of Zeruiah was in 16 command of the army, Jehosha- phat the son of Ahilud was chancellor, Abiathar the son of Ahimelek (the son of Ahitub) and Zadok were his priests, 17 Sousa was secretary, Benaiah 18 the son of Jehoiada was in com­mand of the foreign body-guard, and David’s sons were priests.</text:span></text:p>
        <text:p text:style-name="P63"><text:span text:style-name="CharStyle21">Then David asked, “Is </text:span><text:span text:style-name="CharStyle36">q </text:span><text:span text:style-name="CharStyle21">anyone left of Saul’s family, that I may be kind to him for the sake of Jonathan?” Now 2 there was a retainer belonging to Saul’s household, Ziba by name; so they called him to David, and the king said to him, “Are you Ziba?” “I am at your service,” he replied. The king </text:span><text:span text:style-name="CharStyle22">3 </text:span><text:span text:style-name="CharStyle21">said, “Is there no one belonging to Saul’s family, that I may show him God’s kindness?” Ziba said to the king, “There is a son of Jonathan still alive,</text:span></text:p>
        <text:list xml:id="list1999358407972109295" text:style-name="L12">
          <text:list-item>
            <text:p text:style-name="P155"><text:span text:style-name="CharStyle6"><text:tab/>who is lame.” “Where is he?” said the king; and Ziba told the king. “He is in the house of Machir the son of Ammiel, at</text:span></text:p>
          </text:list-item>
          <text:list-item>
            <text:p text:style-name="P155"><text:span text:style-name="CharStyle6"><text:tab/>Lo-debar.” So king David sent to fetch him from the house of Maehir the son of Ammiel at Lo-</text:span></text:p>
          </text:list-item>
          <text:list-item>
            <text:p text:style-name="P155"><text:span text:style-name="CharStyle6"><text:tab/>debar. When Mephibosheth son of Jonathan, the son of Saul, came to David, he fell on his face and did obeisance. “Mephibosheth!” said David. He answered, “Here is your</text:span></text:p>
          </text:list-item>
          <text:list-item>
            <text:p text:style-name="P157"><text:span text:style-name="CharStyle6"><text:tab/>servant!” Then David said to him, “Have no fear; I will cer­tainly be kind to you for the sake of your father Jonathan; I will restore to </text:span><text:soft-page-break/><text:span text:style-name="CharStyle6">you all the ancestral land of Saul, and you shall always have a place at my</text:span></text:p>
          </text:list-item>
          <text:list-item>
            <text:p text:style-name="P157"><text:span text:style-name="CharStyle6"><text:tab/>table.” Mephibosheth did obei­sance, saying, “What is your servant, that you should look at</text:span></text:p>
          </text:list-item>
          <text:list-item>
            <text:p text:style-name="P157"><text:span text:style-name="CharStyle6"><text:tab/>such a cur as myself?” But the king called to Ziba, Saul’s re­tainer, “1 have assigned to your master’s son all the property of</text:span></text:p>
          </text:list-item>
          <text:list-item>
            <text:p text:style-name="P159"><text:span text:style-name="CharStyle6"><text:tab/>Saul and his whole family. You must work the land for him, you and your sons and your servants, and bring in the prod­uce, that your master’s son may have food to eat—though Mephibosheth, your master’s son, shall always have a place at my table.” (Ziba had fifteen</text:span></text:p>
          </text:list-item>
          <text:list-item>
            <text:p text:style-name="P159"><text:span text:style-name="CharStyle6"><text:tab/>sons and twenty servants.) So Ziba said to the king, “Your servant will do exactly as my lord the king has given orders to his servant.” Thus Mephib­osheth had his place, like one of the king’s sons, at David’s</text:span></text:p>
          </text:list-item>
          <text:list-item>
            <text:p text:style-name="P159"><text:span text:style-name="CharStyle6"><text:tab/>table (Mephibosheth had a young son, called Mica), and all who stayed in Ziba’s house were</text:span></text:p>
          </text:list-item>
          <text:list-item>
            <text:p text:style-name="P159"><text:span text:style-name="CharStyle6"><text:tab/>Mephibosheth’s servants. As Mephibosheth had always a place at David’s table, though he was lame, he resided at Jerusalem.</text:span></text:p>
          </text:list-item>
        </text:list>
        <text:p text:style-name="P59"><text:span text:style-name="CharStyle6">It was after this that the -| </text:span><text:span text:style-name="CharStyle34">a </text:span><text:span text:style-name="CharStyle6">king of the Ammonites A" died, and his son Hanun reigned instead of him. David thought, 2 “I will be kind to Hanun the son of Nahash, as his father was kind to me.” So David sent some of his officers to condole with him over his father’s death. But when David’s officers reached the land of the Ammonites, the </text:span><text:span text:style-name="CharStyle8">3 </text:span><text:span text:style-name="CharStyle6">Ammonite princes said to Hanun their lord, “Do you imagine David is paying respect to your father in sending you this message of sympathy? Has not David sent you his officers in order to explore the town, to spy it out, and overthrow it?” Then Hanun seized David’s 4 officers, shaved off one side of their beards, cut their robes in two, as far as the waists, and sent them off. When David </text:span><text:span text:style-name="CharStyle8">5 </text:span><text:span text:style-name="CharStyle6">heard this, he sent to meet the men—for they were terribly ashamed. “Stay at Jericho,” said the king, “till your beards grow, and then come home.” When the Ammonites found </text:span><text:span text:style-name="CharStyle8">6 </text:span><text:span text:style-name="CharStyle6">they were in bad odour with David, the Ammonites sent and hired the Aramaeans of Beth- rehob and the Aramaeans of Zobah, twenty thousand infan­try, as well as the king of Maakah with a thousand men, and the men of Tob amounting to twelve thousand men. On </text:span><text:span text:style-name="CharStyle8">7 </text:span><text:span text:style-name="CharStyle6">hearing this, David despatched Joab and all the army with the veterans. The Ammonites </text:span><text:span text:style-name="CharStyle8">8 </text:span><text:span text:style-name="CharStyle6">marched out and formed up at the entrance to the town, while the Aramaeans from Zo­bah and Rehob, with the men of Tob and Maakah, posted themselves apart in the open country. Joab, seeing that he 9 was threatened both in front</text:span></text:p>
        <text:p text:style-name="P82"><text:span text:style-name="CharStyle6">and in the rear, selected all the picked men of Israel and arrayed</text:span></text:p>
        <text:p text:style-name="P48"><text:span text:style-name="CharStyle6">xo them against the Aramaeans; the rest of the troops he put in charge of his brother Abishai, arraying them against the Am-</text:span></text:p>
        <text:list xml:id="list1493663759296085913" text:style-name="L13">
          <text:list-item>
            <text:p text:style-name="P187"><text:span text:style-name="CharStyle6"><text:tab/>monites. “If the Aramaeans prove too strong for me,” he said, “you must help me; but if the Ammonites prove too strong for you, then I will come</text:span></text:p>
          </text:list-item>
          <text:list-item>
            <text:p text:style-name="P171"><text:span text:style-name="CharStyle6"><text:tab/>to your aid. Courage! Let us play the man for our people and the ark of our God! And may the Eternal do what he deems right!”</text:span></text:p>
          </text:list-item>
          <text:list-item>
            <text:p text:style-name="P188"><text:span text:style-name="CharStyle6"><text:tab/>Then Joab and his force moved forward to engage the Aramaeans, who fled be-</text:span></text:p>
          </text:list-item>
          <text:list-item>
            <text:p text:style-name="P189"><text:span text:style-name="CharStyle6"><text:tab/>fore him. Whereupon the Ammonites, seeing that the Ara­maeans had fled, fled themselves before Abishai, and got inside the town. So Joab returned from his attack upon the Am­monites and came to Jerusalem.</text:span></text:p>
          </text:list-item>
          <text:list-item>
            <text:p text:style-name="P189"><text:span text:style-name="CharStyle6"><text:tab/>[[When the Aramaeans saw they had been defeated by Israel,</text:span></text:p>
          </text:list-item>
          <text:list-item>
            <text:p text:style-name="P189"><text:span text:style-name="CharStyle6"><text:tab/>they mustered; Hadadezer also sent and brought out the Ara­maeans from across the Euphra­tes, and they all went to Helam, headed </text:span><text:soft-page-break/><text:span text:style-name="CharStyle6">by Shobak the general of</text:span></text:p>
          </text:list-item>
          <text:list-item>
            <text:p text:style-name="P189"><text:span text:style-name="CharStyle6"><text:tab/>Hadadezer’s army. When Da­vid was told of tins, he mustered all Israel, crossed the Jordan, and went to Helam. The Ara­maeans drew up for battle against David and fought with</text:span></text:p>
          </text:list-item>
          <text:list-item>
            <text:p text:style-name="P189"><text:span text:style-name="CharStyle6"><text:tab/>him, but the Aramaeans fled be­fore Israel; David destroyed seven hundred chariots and forty thousand infantry, and he struck down Shobak the general of their army, so that</text:span></text:p>
          </text:list-item>
          <text:list-item>
            <text:p text:style-name="P189"><text:span text:style-name="CharStyle6"><text:tab/>he died on the spot. Then all the kings who were subject to Hadadezer, seeing that they were defeated by Israel, made peace with Israel and became subject to them. After this, the</text:span></text:p>
          </text:list-item>
        </text:list>
        <text:p text:style-name="P103"><text:span text:style-name="CharStyle6">Aramaeans were afraid to help the Ammonites.]] Next -* -| spring, at the season when -L the first messengers of David had started, David despatched Joab and his troops (the whole army of Israel), who devastated Ammon and besieged Rabbah. David, however, remained at Je­rusalem.</text:span></text:p>
        <text:p text:style-name="P68"><text:span text:style-name="CharStyle6">One afternoon David rose 2 from his siesta and took a walk on the roof of the royal palace. From the roof he saw a woman bathing. She was a most beau­tiful woman to behold, and Da- 3 vid sent to make inquiries about her. Someone said, “That must be Bathsheba, daughter of Eliam, the wife of Uriah the Hittite!” So David sent mes- 4 sengers to take her; she came to him and he lay with her (as she was cleansed from her im­purity); then she went home. When the woman conceived, she </text:span><text:span text:style-name="CharStyle8">5 </text:span><text:span text:style-name="CharStyle6">sent and told David, “I am with child.” So David said to Joab, 6 “Send me Uriah the Hittite.” Joab sent Uriah to David, and 7 when Uriah came to him, David asked how Joab was, and the army, and how the war was going; then said David to 8 Uriah, “Go home and enjoy yourself.” So Uriah left the king’s house, and a share of food from the king was sent after him. But Uriah slept at 9 the gate of the king’s house, along with all his lord’s cour­tiers; he would not go down to his own house. When David 10 was told that Uriah had not gone down to his house, David said to Uriah, “Have you not come from a journey? Why did you not go down to your house?” But Uriah said to 11 David, “The ark and Israel and</text:span></text:p>
        <text:p text:style-name="P82"><text:span text:style-name="CharStyle6">Judah are inside tents; my mas­ter Joab and my lord’s officers are camping in the open; and am I to go to my house and eat and drink and lie with my wife? By the life of the Eternal, and by your own life, I cannot!”</text:span></text:p>
        <text:list xml:id="list6215305268969208994" text:style-name="L14">
          <text:list-item>
            <text:p text:style-name="P197"><text:span text:style-name="CharStyle6"><text:tab/>Then David said to Uriah, “Stay on here to-day, and I will dismiss you to-morrow.” So Uriah remained in Jersalem that</text:span></text:p>
          </text:list-item>
          <text:list-item>
            <text:p text:style-name="P190"><text:span text:style-name="CharStyle6"><text:tab/>day. Next day, on David’s invi­tation, he ate and drank in Da­vid’s presence till David made him drunk; but in the evening he went to his couch beside the courtiers of his lord, he did not</text:span></text:p>
          </text:list-item>
          <text:list-item>
            <text:p text:style-name="P172"><text:span text:style-name="CharStyle6"><text:tab/>go down to his own house. In the morning David wrote a let­ter to Joab and sent it by Uriah.</text:span></text:p>
          </text:list-item>
          <text:list-item>
            <text:p text:style-name="P172"><text:span text:style-name="CharStyle6"><text:tab/>In the letter he wrote, “Put Uriah in the front line, where the fight is hardest, and then retire, leaving him in the lurch to be struck down and killed.”</text:span></text:p>
          </text:list-item>
          <text:list-item>
            <text:p text:style-name="P172"><text:span text:style-name="CharStyle6"><text:tab/>So, in beleaguering the town, Joab put Uriah where he knew</text:span></text:p>
          </text:list-item>
          <text:list-item>
            <text:p text:style-name="P172"><text:span text:style-name="CharStyle6"><text:tab/>brave men were engaged. And when the townsfolk sallied out to fight with Joab, some of Da­vid’s troops fell, and Uriah the Hittite also fell.</text:span></text:p>
          </text:list-item>
          <text:list-item>
            <text:p text:style-name="P197"><text:span text:style-name="CharStyle6"><text:tab/>As Joab sent to tell David all about the fighting, he ordered</text:span></text:p>
          </text:list-item>
          <text:list-item>
            <text:p text:style-name="P190"><text:span text:style-name="CharStyle6"><text:tab/>the messenger, “When you have finished telling the king about</text:span></text:p>
          </text:list-item>
          <text:list-item>
            <text:p text:style-name="P199"><text:span text:style-name="CharStyle6"><text:tab/>the fighting, if the king’s anger is stirred, if he asks you, ‘Why did you go so near the town to fight? Did you not know they</text:span></text:p>
          </text:list-item>
          <text:list-item>
            <text:p text:style-name="P199"><text:span text:style-name="CharStyle6"><text:tab/>would shoot from the wall? Who killed Abimelek the son of Jerubbaal? Did not a woman fling </text:span><text:soft-page-break/><text:span text:style-name="CharStyle6">a millstone on him from the wall, so that he died at Thebez? Why did you go near the wall?’ —then you must say, ‘Your serv­ant Uriah the Hittite is dead also!’”</text:span></text:p>
          </text:list-item>
          <text:list-item>
            <text:p text:style-name="P197"><text:span text:style-name="CharStyle6"><text:tab/>So Joab’s messenger went to the king at Jerusalem.</text:span></text:p>
          </text:list-item>
        </text:list>
        <text:p text:style-name="P21"><text:span text:style-name="CharStyle6">When he told David all the news of the fighting, as Joab had ordered him, David was furious with Joab; he said to the messenger, “Why did you go close up to the town to fight? Did you not know they would shoot you from the wall? Who killed Abimelek the son of Jerubbaal? Did not a woman fling a millstone from the wall, so that he died at Thebez? Why did you go close up to the wall?” Then the messenger 23 said to David, “Because the men had made a sally and at­tacked us in the open; we drove them back to the entrance of the gate, and then the archers 24 shot from the wall at your troops; some of the king’s sol­diers died, and your servant Uriah the Hittite is dead also.” David said to the messenger, 25 “Tell Joab, ‘Let not this vex you; the sword slays one as well as another. Press your attack on the town and storm it’; tell Joab that, to encourage him.”</text:span></text:p>
        <text:p text:style-name="P55"><text:span text:style-name="CharStyle6">When Uriah’s wife heard that 26 her husband Uriah was dead, she wailed for her husband; but, 27 when the mourning was over, David sent and had her brought to his house; she became his wife and bore him a son.</text:span></text:p>
        <text:p text:style-name="P56"><text:span text:style-name="CharStyle6">Now what David had i </text:span><text:span text:style-name="CharStyle27">ey </text:span><text:span text:style-name="CharStyle6">done displeased the Eter- nal, and the Eternal sent Nathan to David. Nathan went to him and said, “There were two men in one town, a rich man and a poor man. The rich man had 2 many sheep and cattle; the poor 3 man had nothing but a single ewe lamb which he had bought; he fed it, and it grew up with him and his children, it used to eat his own morsels and drink from his cup and nestle in his bosom, just like a daughter.</text:span></text:p>
      </text:section>
      <text:section text:style-name="Sect3" text:name="Section7">
        <text:list xml:id="list4771162086317300649" text:style-name="L15">
          <text:list-item>
            <text:p text:style-name="P261"><draw:frame draw:style-name="fr4" draw:name="37" text:anchor-type="paragraph" svg:x="0.5445in" svg:y="0.0799in" svg:width="0.2598in" svg:height="0.0161in" draw:z-index="16"><draw:image xlink:href="Pictures/1000000000000027000003CC68683244.jpg" xlink:type="simple" xlink:show="embed" xlink:actuate="onLoad"/><draw:contour-polygon svg:width="0.2598in" svg:height="6.4764in" svg:viewBox="0 0 660 16450" draw:points="0,0 660,0 660,16450 0,16450" draw:recreate-on-edit="true"/></draw:frame><text:span text:style-name="CharStyle21"><text:tab/>Now a traveller came to visit the rich man, and the rich man spared his own sheep and cattle when he had to make provision for the traveller who had come to visit him; he took the poor man’s lamb and prepared that</text:span></text:p>
          </text:list-item>
          <text:list-item>
            <text:p text:style-name="P257"><text:span text:style-name="CharStyle21"><text:tab/>for his visitor.” David’s anger blazed furiously against the man. “By the fife of the Eter­nal!” he said to Nathan, “the man who did that deserves to</text:span></text:p>
          </text:list-item>
          <text:list-item>
            <text:p text:style-name="P257"><text:span text:style-name="CharStyle21"><text:tab/>die; he must give back seven lambs, because he spared what belonged to himself!”</text:span></text:p>
          </text:list-item>
          <text:list-item>
            <text:p text:style-name="P258"><text:span text:style-name="CharStyle21"><text:tab/>Nathan said to David, “You are the man! Here is what the Eternal, the God of Israel, says: ‘I anointed you king over Israel, I rescued you from the power</text:span></text:p>
          </text:list-item>
          <text:list-item>
            <text:p text:style-name="P257"><text:span text:style-name="CharStyle21"><text:tab/>of Saul, I gave you your mas­ter’s house and let you embrace your master’s wives, I gave you the house of Israel and of Judah; if all that is not enough, I</text:span></text:p>
          </text:list-item>
          <text:list-item>
            <text:p text:style-name="P259"><text:span text:style-name="CharStyle21"><text:tab/>would add as much again! Why have you defied the Eternal by doing evil in his sight? You have had Uriah the Hittite put to death by the sword, you have taken his wife to be your wife, and had him slain by the sword</text:span></text:p>
          </text:list-item>
          <text:list-item>
            <text:p text:style-name="P255"><text:span text:style-name="CharStyle21"><text:tab/>of the Ammonites. Therefore the sword shall never depart from your house, because you have defied me and taken the wife of Uriah the Hittite to be</text:span></text:p>
          </text:list-item>
          <text:list-item>
            <text:p text:style-name="P255"><text:span text:style-name="CharStyle21"><text:tab/>your wife.’ Here is the Eternal’s sentence; T will stir up evil against you out of your own household, I will take your wives from under your eyes and let your fellow have them; he shall lie with your wives in</text:span></text:p>
          </text:list-item>
          <text:list-item>
            <text:p text:style-name="P255"><text:span text:style-name="CharStyle21"><text:tab/>the sight of this sun; for you did it secretly, but I will do this in front of all Israel and in sight of the sun.’ ”</text:span></text:p>
          </text:list-item>
          <text:list-item>
            <text:p text:style-name="P260"><text:span text:style-name="CharStyle21"><text:tab/>David said to Nathan, “I have sinned against the Eternal.” And Nathan said to David,</text:span></text:p>
          </text:list-item>
        </text:list>
        <text:p text:style-name="P35"><text:span text:style-name="CharStyle21">“The Eternal has taken away your sin, you are not to die; but, since you scorned the Eter- 14 nal by doing this, the child born to you must die.” Then 15 Nathan went home. And the Eternal struck the child that Uriah’s wife had borne to David; the child fell ill.</text:span></text:p>
        <text:p text:style-name="P59"><text:span text:style-name="CharStyle6">David implored God for the 16 boy, fasting and lying indoors on the ground all night. The 17 sheikhs of his household stood over him to raise him from the ground, but he would neither get up nor eat with them. On 18 the seventh day the boy died. David’s courtiers were afraid to tell him that the boy w</text:span><text:span text:style-name="CharStyle6"><text:span text:style-name="T1">7</text:span></text:span><text:span text:style-name="CharStyle6">as dead; they argued, “When the boy was still alive, w</text:span><text:span text:style-name="CharStyle6"><text:span text:style-name="T1">7</text:span></text:span><text:span text:style-name="CharStyle6">e spoke to him, and he would not listen to us. How can we tell him that the boy is dead? He will do something desperate to him­self!” But when David noticed 19 the courtiers whispering to­gether, David saw that the boy was dead. So David asked his courtiers, “Is the boy dead?” “He is dead,” they answered. Then David got up from the 20 ground; he washed and anointed himself, and after changing his clothes he w</text:span><text:span text:style-name="CharStyle6"><text:span text:style-name="T1">r</text:span></text:span><text:span text:style-name="CharStyle6">ent to the house of the Eternal and worshipped; after that, he w</text:span><text:span text:style-name="CharStyle6"><text:span text:style-name="T1">7</text:span></text:span><text:span text:style-name="CharStyle6">ent home, asked for food, which they set before him, and ate it. His courtiers 21 said to him, “What is the meaning of this? You fasted and w'ept for the boy, when he was still alive; and when the boy died, you got up and took food!” He replied, “When the 22 boy was still living, I did fast and weep; I thought, ‘Who knows if the Eternal may not have mercy and allow</text:span><text:span text:style-name="CharStyle6"><text:span text:style-name="T1">7</text:span></text:span><text:span text:style-name="CharStyle6"> the boy to live?’ But now that he is 23 dead, why should I fast? Can</text:span></text:p>
      </text:section>
      <text:section text:style-name="Sect4" text:name="Section8">
        <text:p text:style-name="P134"><draw:frame draw:style-name="fr5" draw:name="38" text:anchor-type="paragraph" svg:x="2.2252in" svg:y="5.5465in" svg:width="0.2535in" svg:height="0.0161in" draw:z-index="17"><draw:image xlink:href="Pictures/10000000000000260000001A06345BE1.jpg" xlink:type="simple" xlink:show="embed" xlink:actuate="onLoad"/><draw:contour-polygon svg:width="0.2528in" svg:height="0.1728in" svg:viewBox="0 0 642 439" draw:points="0,0 642,0 642,439 0,439" draw:recreate-on-edit="true"/></draw:frame></text:p>
        <text:p text:style-name="P82"><text:span text:style-name="CharStyle6">I bring him back again? No, I am going to him, but he will never come back to me.”</text:span></text:p>
        <text:list xml:id="list942315546535641617" text:style-name="L16">
          <text:list-item>
            <text:p text:style-name="P207"><text:span text:style-name="CharStyle6"><text:tab/>Then David consoled his wife Bathsheba; he went in to her and lay with her, and she bore a son whom he named Solomon.</text:span></text:p>
          </text:list-item>
          <text:list-item>
            <text:p text:style-name="P208"><text:span text:style-name="CharStyle6"><text:tab/>As the Eternal loved him, he sent a message by the prophet Nathan, and, by order of the Eternal, the child was called Jedidlah, or “Loved by the Eternal.”</text:span></text:p>
          </text:list-item>
          <text:list-item>
            <text:p text:style-name="P207"><text:span text:style-name="CharStyle6"><text:tab/>[[Joab attacked Rabbah, that belonged to the Ammonites, and captured the fort protecting</text:span></text:p>
          </text:list-item>
          <text:list-item>
            <text:p text:style-name="P210"><text:span text:style-name="CharStyle6"><text:tab/>the water-supply. Then Joab sent messengers to tell David, “I have attacked Rabbah, I have captured the fort protect-</text:span></text:p>
          </text:list-item>
          <text:list-item>
            <text:p text:style-name="P210"><text:span text:style-name="CharStyle6"><text:tab/>ing the water-supply; now muster the rest of the troops, besiege the town and capture it, lest I capture the town my­self and have it called after me.”</text:span></text:p>
          </text:list-item>
          <text:list-item>
            <text:p text:style-name="P208"><text:span text:style-name="CharStyle6"><text:tab/>So David mustered all the rest of the troops, went and attacked</text:span></text:p>
          </text:list-item>
          <text:list-item>
            <text:p text:style-name="P208"><text:span text:style-name="CharStyle6"><text:tab/>Rabbah, and captured it. He took the golden crown from the head of Milkom the idol, weighing about a hundred pounds; it contained a jewel, which was placed on David’s</text:span></text:p>
          </text:list-item>
          <text:list-item>
            <text:p text:style-name="P208"><text:span text:style-name="CharStyle6"><text:tab/>head. He also brought away the spoil of the town, a vast amount, and the townsfolk, whom he set to work with saws and iron picks and iron axes and made them labour at brick­making. He did this to all the Ammonite towns. Then David and all the troops returned to Jerusalem.]]</text:span></text:p>
          </text:list-item>
        </text:list>
        <text:p text:style-name="P39"><text:span text:style-name="CharStyle6">After this, David’s son Amnon fell in love with a beautiful sister of David’s son Absalom, whose name was 2 Tamar. Amnon was so upset by his passion for his sister Tamar, that it made him ill— for she was a virgin, and</text:span></text:p>
        <text:p text:style-name="P16"><text:span text:style-name="CharStyle6">it seemed to Amnon im­possible to get hold of her. But Amnon had a friend called </text:span><text:span text:style-name="CharStyle8">3 </text:span><text:span text:style-name="CharStyle6">Jonadab, the son of David’s brother Shimeah. Jonadab was a shrewd fellow; he said to 4 Amnon, “Why are you so ill, my prince, morning after morn­ing? Will you not tell me?” Amnon said to him, “I am in love with Tamar, the sister of my brother Absalom.” So 5 Jonadab said to him, “Lie down on your bed, and pretend to be ill. When your father comes to see you, say to him, ‘Let my sister Tamar come and give me something to eat; let her pre­pare the food before my eyes, that I may see what it is and eat from her hand.’ ”</text:span></text:p>
        <text:p text:style-name="P70"><text:span text:style-name="CharStyle6">Then Amnon lay down and 6 pretended to be ill; and when the king came to see him, Amnon said to the king, “Let my sister Tamar come and make one or two cakes, the shape of a heart, before my eyes, that I may eat them from her hand.” So </text:span><text:span text:style-name="CharStyle8">7 </text:span><text:span text:style-name="CharStyle6">David sent home for Tamar, bidding her go to her brother Amnon’s house and prepare some food for him. Tamar went 8 to her brother Amnon’s house, where he was lying in bed; she took and kneaded some dough, made some cakes while he looked on, and baked the cakes. Then she called the attendant, 9 who dished the cakes before Amnon. But he would not eat them. “Let everyone leave me,” said Amnon. So they all withdrew. Then Amnon said to 10 Tamar, “Bring the food into the bedroom, that I may take it from your own hand.” Tamar took the cakes she had made, and brought them to her brother Amnon inside his bedroom. As n</text:span></text:p>
        <text:p text:style-name="P82"><text:span text:style-name="CharStyle6">she brought the food to him, he caught hold of her and said to her, “Come, lie with me, my</text:span></text:p>
        <text:list xml:id="list2078191907284394210" text:style-name="L17">
          <text:list-item>
            <text:p text:style-name="P191"><text:span text:style-name="CharStyle6"><text:tab/>sister!” “No, my brother,” she answered, “do not violate me; this sort of thing is not done in Israel; be not so</text:span></text:p>
          </text:list-item>
          <text:list-item>
            <text:p text:style-name="P191"><text:span text:style-name="CharStyle6"><text:tab/>profligate! Where could I carry my shame? And you, you would be like a profligate crea­ture! Pray speak to the king; he will not prevent your mar-</text:span></text:p>
          </text:list-item>
          <text:list-item>
            <text:p text:style-name="P217"><text:span text:style-name="CharStyle6"><text:tab/>rying me.” But he would not listen to her; being stronger than she was, he overpowered</text:span></text:p>
          </text:list-item>
          <text:list-item>
            <text:p text:style-name="P217"><text:span text:style-name="CharStyle6"><text:tab/>her and lay with her. Then Amnon hated her fiercely; the hate he now felt for her was greater than the love he had felt for her. “Begone!” said</text:span></text:p>
          </text:list-item>
          <text:list-item>
            <text:p text:style-name="P217"><text:span text:style-name="CharStyle6"><text:tab/>Amnon to her. But she said to him, “No, my brother; to send me away, this is a fouler wrong than the first wrong you did me.” But he would not listen</text:span></text:p>
          </text:list-item>
          <text:list-item>
            <text:p text:style-name="P217"><text:span text:style-name="CharStyle6"><text:tab/>to her; he called his attendant and said, “Put out this wench, and bolt the door behind her!” So the attendant put her out, and bolted the door behind her.</text:span></text:p>
          </text:list-item>
          <text:list-item>
            <text:p text:style-name="P180"><text:span text:style-name="CharStyle6"><text:tab/>Tamar was wearing a robe with long sleeves (for this used to</text:span></text:p>
          </text:list-item>
          <text:list-item>
            <text:p text:style-name="P191"><text:span text:style-name="CharStyle6"><text:tab/>be the dress of princesses); she flung ashes on her head, tore the robe with long sleeves that she was wearing, laid her hand on her head, and went off crying</text:span></text:p>
          </text:list-item>
          <text:list-item>
            <text:p text:style-name="P200"><text:span text:style-name="CharStyle6"><text:tab/>aloud. Her own brother Absa­lom said to her, “So your brother Amnon has been with you? Hush, my sister! He is your brother; do not take the wrong to heart.”</text:span></text:p>
          </text:list-item>
        </text:list>
        <text:p text:style-name="P15"><text:span text:style-name="CharStyle6">Tamar lived on in the house of her brother Absalom, all forlorn,</text:span></text:p>
        <text:list xml:id="list62339854206570" text:continue-numbering="true" text:style-name="L17">
          <text:list-item>
            <text:p text:style-name="P200"><text:span text:style-name="CharStyle6"><text:tab/>When king David heard about it all, he was furious, but he would not punish Amnon his son; he loved him, because he</text:span></text:p>
          </text:list-item>
          <text:list-item>
            <text:p text:style-name="P200"><text:span text:style-name="CharStyle6"><text:tab/>was his eldest son. As for Absalom, he said not a word to</text:span></text:p>
          </text:list-item>
        </text:list>
        <text:p text:style-name="P20"><text:span text:style-name="CharStyle6">Amnon, good or bad; he hated Amnon, because he had violated his sister Tamar.</text:span></text:p>
        <text:p text:style-name="P61"><text:span text:style-name="CharStyle6">Two years later, Absalom 23 had men shearing sheep at Baal- hazor near Ephraim, and Absa­lom invited all the king’s sons; Absalom went and said to the 24 king, “Your servant has men shearing sheep; let the king and all his officers come with your servant.” But the king said to 25 Absalom, “No, my son, not all of us; we might be a burden to you.” Absalom pressed him, but he would not go; he simply gave him his blessing. Then 26 Absalom said, “Well, if not, let my brother Amnon come with us.” “Why should he go with you?” said the king. But Ab- 27 salom pressed him, till he let Amnon and all the king’s sons go with him.</text:span></text:p>
        <text:p text:style-name="P61"><text:span text:style-name="CharStyle6">Absalom made a feast like a 28 royal feast for them, and ordered his servants, “See to it, when Amnon’s spirits are flushed with wine, as soon as I tell you to ‘strike Amnon,’ see and kill him. Have no fear; have not I or­dered you? Courage, be brave!”</text:span></text:p>
        <text:p text:style-name="P20"><text:span text:style-name="CharStyle6">So Absalom’s servants did to 29 Amnon what Absalom had or­dered. Whereupon all the king’s sons got up and, mounting then- mules, fled,</text:span></text:p>
        <text:p text:style-name="P61"><text:span text:style-name="CharStyle6">While they were on the road, 3° news reached David that Absa­lom had murdered all the king’s sons, and that not one was left. The king rose and tore his 31 clothes; then he threw himself on the ground, while all his courtiers standing by tore their clothes. But Jonadab, the son 32 of David’s brother Shimeah, de­clared: “Let not my lord imag­ine that all the young men, the king’s sons, are murdered; Am­non alone is dead, for ever since</text:span></text:p>
      </text:section>
      <text:section text:style-name="Sect4" text:name="Section9">
        <text:p text:style-name="P240"><text:span text:style-name="CharStyle6">Amnon violated Absalom’s sister Tamar, there has been a scowl on the face of Absalom.</text:span></text:p>
        <text:list xml:id="list975716179622037937" text:style-name="L18">
          <text:list-item>
            <text:p text:style-name="P201"><text:span text:style-name="CharStyle6"><text:tab/>Let not my lord the king take it to heart, as if all the king’s sons were dead; Amnon alone is dead, the rest of his brothers</text:span></text:p>
          </text:list-item>
          <text:list-item>
            <text:p text:style-name="P211"><text:span text:style-name="CharStyle6"><text:tab/>are safe.” Just then the senti­nel raised his eyes, and there he saw a crowd of people coming down the descent on the Beth-</text:span></text:p>
          </text:list-item>
          <text:list-item>
            <text:p text:style-name="P211"><text:span text:style-name="CharStyle6"><text:tab/>horon road! So the sentinel went and told the king, “I see men coming down from the Beth-horon road along the hill.” “There!” said Jonadab to the king, “the king’s sons are com­ing; it is just as your servant</text:span></text:p>
          </text:list-item>
          <text:list-item>
            <text:p text:style-name="P211"><text:span text:style-name="CharStyle6"><text:tab/>said.” He had no sooner ended than the king’s sons arrived and wept aloud; the king also wept bitterly, and so did all his courtiers.</text:span></text:p>
          </text:list-item>
        </text:list>
        <text:p text:style-name="P37"><text:span text:style-name="CharStyle42">King David lamented for his</text:span></text:p>
        <text:list xml:id="list62340967872372" text:continue-numbering="true" text:style-name="L18">
          <text:list-item>
            <text:p text:style-name="P211"><text:span text:style-name="CharStyle6"><text:tab/>son day after day. Meantime Absalom fled to Talmai the son of Ammihud the king of Gesliur,</text:span></text:p>
          </text:list-item>
          <text:list-item>
            <text:p text:style-name="P211"><text:span text:style-name="CharStyle6"><text:tab/>where he remained for three years.</text:span></text:p>
          </text:list-item>
          <text:list-item>
            <text:p text:style-name="P275"><text:span text:style-name="CharStyle42"><text:tab/>Then king David’s heart yearned for his son Absalom, since he was now consoled for</text:span></text:p>
          </text:list-item>
        </text:list>
        <text:p text:style-name="Body_20_text_20__28_4_29__20__2b__20_DropCap6">M<text:span text:style-name="CharStyle16">the death of Amnon. And when Joab the son of Zeruiah noticed that the king’s mind w</text:span><text:span text:style-name="CharStyle16"><text:span text:style-name="T1">r</text:span></text:span><text:span text:style-name="CharStyle16">as favouring Absalom, 2 Joab sent to Tekoa and fetched a clever woman, say­ing to her, “Pretend to be a mourner, put on mourning gar­ments, do not anoint yourself with oil but make yourself like a woman who has mourned </text:span><text:span text:style-name="CharStyle18">3</text:span><text:span text:style-name="CharStyle16"> many a day for the dead; then go in to the king, and say this to him” (and Joab put the words in her mouth).</text:span></text:p>
        <text:list xml:id="list7328034812266493710" text:style-name="L19">
          <text:list-item>
            <text:p text:style-name="P221"><text:span text:style-name="CharStyle6"><text:tab/>So the Tekoite woman went to the king, fell on her face to the ground, and did obeisance. “Help, king, help!” she cried.</text:span></text:p>
          </text:list-item>
        </text:list>
        <text:p text:style-name="P21"><text:span text:style-name="CharStyle6">The king said to her, “What 5 ails you?” She replied, “Truly I am a widow, my husband is dead. Your servant had two 6 sons, and the pair of them quar­relled in the field, where there was no one to interfere; the one knocked the other down and killed him. And now the whole </text:span><text:span text:style-name="CharStyle8">7 </text:span><text:span text:style-name="CharStyle6">clan has risen against your servant; they insist, ‘Give up the man who killed his brother, that we may put him to death in recompense for the life of his brother whom he killed’—and that will finish off the pair! In this way they will extinguish the only coal remaining on my hearth, and my husband will be left with neither name nor kin on earth. That is why I 15 have come to make this appeal to the king, because the people terrified me; so your servant thought, ‘I will speak to the king; perhaps the king will do what his servant asks. The 16 king will listen, and rescue his servant from the power of the man who is trying to sweep me and my son out of the Eternal’s heritage.’ Your servant thought, ‘The word of my lord the king 17 will set my mind at rest, for my lord the king is like God’s own angel, able to distinguish right from wrong.’” The king said, 8 “Go home, and I will issue orders about your case.” Said 9 the Tekoite woman to the king, “My lord the king, the guilt be on me and on my father’s house! The king and his throne shall be guiltless.” The king said, “Who- 10 ever brings a charge against you, fetch him here and he shall never touch you again!” She 11 said, “Let the king swear by the Eternal thy God that the avenger of blood is not to de­stroy, that they are not to</text:span></text:p>
        <text:p text:style-name="P241"><text:span text:style-name="CharStyle6">massacre my son!” “By the life of the Eternal!” he said, “not a hair of your son’s head shah fall to the ground.”</text:span></text:p>
        <text:p text:style-name="P48"><text:soft-page-break/><text:span text:style-name="CharStyle6">t2 Then the woman said, “Pray let your servant say one word to my lord the king.” “Say on,” he</text:span></text:p>
        <text:list xml:id="list62307238709079" text:style-name="L5">
          <text:list-item>
            <text:p text:style-name="P183"><text:span text:style-name="CharStyle6"><text:tab/>replied. So the woman said, “And why are you acting against God’s people in the very same way? In issuing this de­cision for me, the king convicts himself by refusing to take his</text:span></text:p>
          </text:list-item>
          <text:list-item>
            <text:p text:style-name="P192"><text:span text:style-name="CharStyle6"><text:tab/>own banished back again. We men and women die; we are like water spilt upon the ground, which never can be gathered up again. But if a man devises means for restoring a banished person, God will not take away that man’s life.”</text:span></text:p>
          </text:list-item>
        </text:list>
        <text:list xml:id="list62305651454244" text:style-name="L10">
          <text:list-item>
            <text:p text:style-name="P222"><text:span text:style-name="CharStyle6"><text:tab/>Then the king charged the woman, “Do not conceal from me,” he said, “what I ask you.” The woman said, “Let my lord</text:span></text:p>
          </text:list-item>
          <text:list-item>
            <text:p text:style-name="P170"><text:span text:style-name="CharStyle6"><text:tab/>the king say on.” “Was Joab working -with you in all this?” the king asked. “As sure as you are alive, my lord the king,” said the woman, “I cannot get away from what my lord the king has said: your servant Joab did order me, he did put all these words in the</text:span></text:p>
          </text:list-item>
          <text:list-item>
            <text:p text:style-name="P218"><text:span text:style-name="CharStyle6"><text:tab/>mouth of your servant. It was to change the position of affairs that your servant Joab acted thus. My lord the king is wise, wise like God’s own angel; he knows all things on earth!”</text:span></text:p>
          </text:list-item>
          <text:list-item>
            <text:p text:style-name="P222"><text:span text:style-name="CharStyle6"><text:tab/>Then the king said to Joab, “Hereby I grant this, your request; go and bring back the</text:span></text:p>
          </text:list-item>
          <text:list-item>
            <text:p text:style-name="P212"><text:span text:style-name="CharStyle6"><text:tab/>young man Absalom.” Joab fell on his face to the ground and did obeisance, blessing the king. “To-day,” said Joab, “your servant knows he has your approval, my lord, 0 king, since the king has granted the</text:span></text:p>
          </text:list-item>
          <text:list-item>
            <text:p text:style-name="P272"><text:span text:style-name="CharStyle21"><text:tab/>request of his servant.” So</text:span></text:p>
          </text:list-item>
        </text:list>
        <text:p text:style-name="P21"><text:span text:style-name="CharStyle6">Joab went off to Geshur. He brought Absalom back to Jeru­salem; but the king said, “Let 24 him live apart in his own house; he is not to see my face.” So Absalom lived apart in his own house; he did not see the king’s face. [[No one in all Israel was 25 so much to be praised for his beauty as Absalom; from the sole of his foot to the crown of his head there was not a blemish on his body. When he shaved 26 his head—and he used to cut his hair at the end of every year (he cut it because he felt it heavy)—he would weigh his hair, which scaled four pounds, by the royal standard of weights. Absalom had three 27 sons bom to him, and one daughter called Tamar—she was a beautiful woman.]]</text:span></text:p>
        <text:p text:style-name="P62"><text:span text:style-name="CharStyle6">For two years Absalom resided 28 in Jerusalem without seeing the face of the king. Then Absa- 29 lom sent for Joab, that he might send Joab to the king, but Joab would not come. He sent a sec­ond time, but Joab would not come. So he said to his serv- 30 ants, “There is Joab’s field, close to mine, and he has barley in it; go and set it on fire.” Then Joab’s servants came to him with their clothes torn, saying, “Absalom’s servants have set the field on fire.” Joab got up 31 and went to Absalom in his house. “Why have your serv­ants set my field on fire?” he asked. Absalom said to Joab, 32 “I sent for you, telling you to come here that I might send you with this message to the king, ‘Why have I come from Geshur? Better be there still!’ Come, let me see the king’s face: if I am guilty of anything, he can kill me!” So Joab went and 33</text:span></text:p>
        <text:p text:style-name="P92"><draw:frame draw:style-name="fr6" draw:name="39" text:anchor-type="paragraph" svg:x="2.2118in" svg:y="0.7134in" svg:width="0.2598in" svg:height="0.0161in" draw:z-index="18"><draw:image xlink:href="Pictures/10000000000000270000001C9F843E7F.jpg" xlink:type="simple" xlink:show="embed" xlink:actuate="onLoad"/><draw:contour-polygon svg:width="0.2598in" svg:height="0.1831in" svg:viewBox="0 0 660 465" draw:points="0,0 660,0 660,465 0,465" draw:recreate-on-edit="true"/></draw:frame><text:span text:style-name="CharStyle6">told the king, and he summoned Absalom, who went to the king and bowed with his face to the ground before the king; then the king kissed Absalom.</text:span></text:p>
        <text:p text:style-name="P15"><text:span text:style-name="CharStyle6">Later on, Absalom pro­cured a chariot and horses, with fifty men to run in front of</text:span></text:p>
        <text:p text:style-name="P57"><text:span text:style-name="CharStyle6">a him. Absalom also used to rise early and stand at the entrance to the city gate; and, whenever any man came with a case for the king to decide, Absalom would summon him, saying, “What town do you belong to?” When the man replied, “Your servant belongs to such and such a clan of Israel,” Absalom would</text:span></text:p>
        <text:list xml:id="list5150690065610276715" text:style-name="L20">
          <text:list-item>
            <text:p text:style-name="P156"><text:span text:style-name="CharStyle6"><text:tab/>say, “Your case is good and just, but no one has been deputed</text:span></text:p>
          </text:list-item>
          <text:list-item>
            <text:p text:style-name="P161"><text:span text:style-name="CharStyle6"><text:tab/>by the king to hear you.” Ab­salom would add, “O that I were appointed judge in the land, so that anyone with a case or plea might come to me! I would see that he got justice!”</text:span></text:p>
          </text:list-item>
          <text:list-item>
            <text:p text:style-name="P161"><text:span text:style-name="CharStyle6"><text:tab/>Also, whenever a man ap­proached to do obeisance, he would put out his hand and</text:span></text:p>
          </text:list-item>
          <text:list-item>
            <text:p text:style-name="P161"><text:span text:style-name="CharStyle6"><text:tab/>catch him and kiss him. Absa­lom did all this to Israelites who came to the king for justice, and in this way Absalom be­guiled the men of Israel.</text:span></text:p>
          </text:list-item>
          <text:list-item>
            <text:p text:style-name="P162"><text:span text:style-name="CharStyle6"><text:tab/>Four years later Absalom said to the king, “Pray let me go to Hebron and pay a vow I made</text:span></text:p>
          </text:list-item>
          <text:list-item>
            <text:p text:style-name="P163"><text:span text:style-name="CharStyle6"><text:tab/>to the Eternal., When I was staying at Geshur in Aram, your servant made this vow: ‘If the Eternal does restore me to Jerusalem, I will offer wor­ship to the Eternal at He-</text:span></text:p>
          </text:list-item>
          <text:list-item>
            <text:p text:style-name="P163"><text:span text:style-name="CharStyle6"><text:tab/>bron.’ ” The king said to him, “Go with my blessing.” So Absalom went off to Hebron,</text:span></text:p>
          </text:list-item>
          <text:list-item>
            <text:p text:style-name="P165"><text:span text:style-name="CharStyle6"><text:tab/>sending emissaries all over the clans of Israel with this message, “As soon as you hear the bugle blow, shout ‘Absalom is king at</text:span></text:p>
          </text:list-item>
          <text:list-item>
            <text:p text:style-name="P167"><text:span text:style-name="CharStyle6"><text:tab/>Hebron!’” Absalom was ac­</text:span></text:p>
          </text:list-item>
        </text:list>
        <text:p text:style-name="P21"><text:span text:style-name="CharStyle6">companied by two hundred men from Jerusalem, who had been invited by him as his guests; they went in all inno­cence, knowing nothing what­ever about the business. But 12 during the coronation-sacrifices Absalom summoned Ahithophel the Gilonite, David’s counsellor from Giloh, and the conspiracy grew stronger, the number of people who joined Absalom in­creased.</text:span></text:p>
        <text:p text:style-name="P61"><text:span text:style-name="CharStyle6">Then a messenger reached 13 David, saying, “The heart of the Israelites has gone after Absalom.” David said to 14 all his officers round him in Jerusalem, “Let us be up and off; else we shall never escape from Absalom! Quick, away, in case he overtakes us rapidly and ruins us by sacking the city!” The king’s officers an- 15 swered the king, “Your servants are ready to do whatever our lord the king decides.” So the 16 king went away, with all his household, leaving the concu­bines to look after the palace.</text:span></text:p>
        <text:p text:style-name="P62"><text:span text:style-name="CharStyle6">The king and all his attend- 17 ants halted at the last house on the road, while all the troops 18 marched past him, along with all the foreign body-guard and the six hundred men who fol­lowed Ittai the Gittite. “Why 19 are you coming with us?” said David to Ittai the Gittite. “Go back and stay with the king, for you are a foreigner, an exile from your own land. You only 20 arrived the other day; and am I to make you wander about with us to-day, when I know not where I am going? Go back and take your fellow-country­men with you; and may the Eternal prove kind and loyal to you!” But Ittai answered the 21 king, “As surely as the Eternal</text:span></text:p>
        <text:p text:style-name="P82"><text:span text:style-name="CharStyle6">lives, as surely as my lord the king lives, wherever my lord the king may be—for death or life —there must your servant be!”</text:span></text:p>
        <text:list xml:id="list8389802434230055817" text:style-name="L21">
          <text:list-item>
            <text:p text:style-name="P219"><text:span text:style-name="CharStyle6"><text:tab/>So David said to Ittai, “Pass forward, then,” and Ittai the Gittite passed forward, he and all his men and all the children</text:span></text:p>
          </text:list-item>
          <text:list-item>
            <text:p text:style-name="P202"><text:span text:style-name="CharStyle6"><text:tab/>that were with him. All the country wept aloud as they passed, and in the Kidron-ravine the king halted while all the troops marched past him on the</text:span></text:p>
          </text:list-item>
          <text:list-item>
            <text:p text:style-name="P213"><text:span text:style-name="CharStyle6"><text:tab/>road. With them were Zadok and Abiathar, who carried the ark of God; they set it down till the troops had all passed out</text:span></text:p>
          </text:list-item>
          <text:list-item>
            <text:p text:style-name="P213"><text:span text:style-name="CharStyle6"><text:tab/>of the city. But David said to Zadok and Abiathar, “Take the ark of God back to the city. If I find favour with the Eternal, he will bring me back to let me</text:span></text:p>
          </text:list-item>
          <text:list-item>
            <text:p text:style-name="P213"><text:span text:style-name="CharStyle6"><text:tab/>see the ark and its abode; but if he says, ‘I take no pleasure in you,’ then here I am, let him do</text:span></text:p>
          </text:list-item>
        </text:list>
        <text:p text:style-name="P48"><text:span text:style-name="CharStyle6">37 what he likes to me!” Then the king added, to Zadok and Abi­athar, “Come, go back to the city in peace with your two sons, Ahimaaz your son, Zadok, and Jonathan the son of Abia-</text:span></text:p>
        <text:list xml:id="list62305604993637" text:style-name="L2">
          <text:list-item>
            <text:p text:style-name="P203"><text:span text:style-name="CharStyle6"><text:tab/>thar; I intend to wait at the fords of the Desert, till you let</text:span></text:p>
          </text:list-item>
          <text:list-item>
            <text:p text:style-name="P214"><text:span text:style-name="CharStyle6"><text:tab/>me hear some news.” So Za­dok and Abiathar carried the ark of God back to Jerusalem, and remained there.</text:span></text:p>
          </text:list-item>
          <text:list-item>
            <text:p text:style-name="P223"><text:span text:style-name="CharStyle6"><text:tab/>Then David mounted the as­cent of Olivet, weeping as he went, his head shrouded and his feet bare. All the troops with him also had their heads shrouded, and mounted the as­cent weeping as they went.</text:span></text:p>
          </text:list-item>
          <text:list-item>
            <text:p text:style-name="P203"><text:span text:style-name="CharStyle6"><text:tab/>When David was told that Ahithophel was among the conspirators with Absalom, Da­vid said, </text:span><text:span text:style-name="CharStyle8">“0</text:span><text:span text:style-name="CharStyle6"> Eternal, turn Ahithophel’s advice into folly!”</text:span></text:p>
          </text:list-item>
          <text:list-item>
            <text:p text:style-name="P223"><text:span text:style-name="CharStyle6"><text:tab/>On reaching the summit, where God was worshipped,</text:span></text:p>
          </text:list-item>
        </text:list>
        <text:p text:style-name="P20"><text:span text:style-name="CharStyle6">Hushai the Archite came to meet David with his tunic torn and with earth scattered over his head. “If you go with me,” 33 said David, “you will only be a burden to me; but if you go 34 back to the city and say to Absa­lom, ‘My lord king, I will be your servant; once I was your father’s servant, now I will be yours,’ you can help me to baffle the policy of Ahithophel. Have you not Zadok and Abia- 35 thar the priests with you there? Whatever news you get from the king’s palace, tell it to Zadok and Abiathar the priests; they 36 have got two sons with them, Ahimaaz, Zadok’s son, and Jonathan, Abiathar’s son; you can send me any news you hear by them.” So Hushai, David’s 37 friend, went to the city, enter­ing Jerusalem just as Absalom arrived.</text:span></text:p>
        <text:p text:style-name="P68"><text:span text:style-name="CharStyle6">David was a little be- "■ yond the summit when J-O Ziba the servant of Mephibo- sheth met him with a pair of asses saddled, carrying two hun­dred loaves of bread, a hundred bunches of raisins, a hundred fruit-cakes, and a bottle of wine. “What are you doing with 2 these?” said the king to Ziba. Ziba answered, “The asses are for the king’s household to ride on, the bread and fruit are food for the troops, and the wine is to be drunk by any who faint in the desert.” “And where is your 3 master’s son?” said the king. Ziba said to the king, “He is staying yonder at Jerusalem; he thinks the house of Israel will give him back his father’s king­dom to-day.” So the king said 4 to Ziba, “All is now yours that belonged to Mephibosheth!” Ziba said, “I bow in humble gratitude. May I continue to</text:span></text:p>
        <text:p text:style-name="P82"><text:span text:style-name="CharStyle6">find favour with you, my lord king!”</text:span></text:p>
        <text:list xml:id="list62305575610200" text:style-name="L19">
          <text:list-item>
            <text:p text:style-name="P224"><text:span text:style-name="CharStyle6"><text:tab/>When king David reached Ba- hurim, out came a man belong­ing to Saul’s own clan, called Shimei, the son of Gera, and as</text:span></text:p>
          </text:list-item>
          <text:list-item>
            <text:p text:style-name="P177"><text:span text:style-name="CharStyle6"><text:tab/>he came he cursed; he flung stones at David, at all his officers, at all the troops, and at all the veterans right and</text:span></text:p>
          </text:list-item>
          <text:list-item>
            <text:p text:style-name="P225"><text:span text:style-name="CharStyle6"><text:tab/>left of the king. As he cursed he shouted, “Begone, begone,</text:span></text:p>
          </text:list-item>
          <text:list-item>
            <text:p text:style-name="P225"><text:span text:style-name="CharStyle6"><text:tab/>you bloody rascal! The Eternal has avenged all the blood of Saul’s house on you!—Saul, in place of whom you reigned! The Eternal has handed the kingdom to your son Absalom! There you are, undone, because you have been a bloody creature!”</text:span></text:p>
          </text:list-item>
          <text:list-item>
            <text:p text:style-name="P225"><text:span text:style-name="CharStyle6"><text:tab/>Abishai the son of Zeruiah said to the king, “Why is this cur to curse my lord the king? Let me step across and cut his head</text:span></text:p>
          </text:list-item>
          <text:list-item>
            <text:p text:style-name="P193"><text:span text:style-name="CharStyle6"><text:tab/>off.” But the king said, “You sons of Zeruiah, what have you and I in common? Let him curse; if the Eternal has told him to curse David, who can say, ‘Why have you done this?”’</text:span></text:p>
          </text:list-item>
          <text:list-item>
            <text:p text:style-name="P193"><text:span text:style-name="CharStyle6"><text:tab/>And David said to Abishai and all his officers, “Look at my own son, born of my body! If he is seeking my life, how much more may this Benjamite! Let him alone, let him curse away! The</text:span></text:p>
          </text:list-item>
          <text:list-item>
            <text:p text:style-name="P193"><text:span text:style-name="CharStyle6"><text:tab/>Eternal has told him to! Per­haps the Eternal may look upon my grief and repay me with kindness for this cursing of me</text:span></text:p>
          </text:list-item>
          <text:list-item>
            <text:p text:style-name="P193"><text:span text:style-name="CharStyle6"><text:tab/>to-day.” So David and his men went along the road, while Shimei kept up with him along the side of the hill, cursing as he went and flinging stones and</text:span></text:p>
          </text:list-item>
          <text:list-item>
            <text:p text:style-name="P193"><text:span text:style-name="CharStyle6"><text:tab/>dust at him. Then the king and all the troops with him reached the Jordan, where he refreshed himself.</text:span></text:p>
          </text:list-item>
          <text:list-item>
            <text:p text:style-name="P226"><text:span text:style-name="CharStyle6"><text:tab/>Absalom came to Jerusalem with all the men of Israel, and</text:span></text:p>
          </text:list-item>
        </text:list>
        <text:p text:style-name="P18"><text:span text:style-name="CharStyle6">Ahithophel accompanied him. Then David’s friend, Hushai 16 the Archite, went to Absalom. “Long live the king!” said Hu­shai to Absalom. “Long five the king!” “Is this the affec- 17 tion you have<text:tab/>for your</text:span></text:p>
        <text:p text:style-name="P17"><text:span text:style-name="CharStyle6">friend?” said Absalom to Hu­shai. “Why did you not accom­pany your friend?” “No, no,” 18 said Hushai to Absalom, “I am for the man whom the Eternal and this people and all Israel have chosen; I stay with him! Besides that, whom should I 19 serve? Should it not be his son?</text:span></text:p>
        <text:p text:style-name="P17"><text:span text:style-name="CharStyle6">As I served your father, so I will serve you.”</text:span></text:p>
        <text:p text:style-name="P66"><text:span text:style-name="CharStyle6">Absalom then said to Ahitho- 20 phel, “Give us your advice about what we should do.” Ahithophel said to Absalom, 21 “Go in to your father’s concu­bines whom he left to look after the palace; then all Israel will hear that you are in bad odour with your father, and that will strengthen the hands of all your adherents.” So they pitched a 22 bridal tent for Absalom on the top of the palace, and before the eyes of all Israel Absalom went in to his father’s concu­bines. (In those days the advice 23 offered by Ahithophel was re­garded as though one consulted an oracle of the Eternal—so highly was Ahithophel’s advice esteemed both by David and by Absalom.) Ahithophel al- -* </text:span><text:span text:style-name="CharStyle27">rj </text:span><text:span text:style-name="CharStyle6">so said to Absalom, “Let •*- </text:span><text:span text:style-name="CharStyle27">* </text:span><text:span text:style-name="CharStyle6">me pick out twelve thousand men, and I will be off to-night in pursuit of David; I will surprise 2 him when he is tired and weak,</text:span></text:p>
        <text:list xml:id="list3164390554541341214" text:style-name="L22">
          <text:list-item>
            <text:p text:style-name="P138"><text:span text:style-name="CharStyle6"><text:tab/>will throw him into a panic, and all who are with him will run away; then I will strike down the king alone, and bring all his 3 troops back to you like a bride</text:span></text:p>
          </text:list-item>
        </text:list>
      </text:section>
      <text:section text:style-name="Sect4" text:name="Section10">
        <text:p text:style-name="P244"><text:span text:style-name="CharStyle6">returning to her husband. You need only one man’s life, in order to have all the troops at peace.”</text:span></text:p>
        <text:list xml:id="list2256942099867405249" text:style-name="L23">
          <text:list-item>
            <text:p text:style-name="P164"><text:span text:style-name="CharStyle6"><text:tab/>This advice pleased Absalom</text:span></text:p>
          </text:list-item>
          <text:list-item>
            <text:p text:style-name="P164"><text:span text:style-name="CharStyle6"><text:tab/>and all the sheikhs of Israel. But Absalom said, “Call Hushai the Archite too; let us hear what he</text:span></text:p>
          </text:list-item>
          <text:list-item>
            <text:p text:style-name="P158"><text:span text:style-name="CharStyle6"><text:tab/>has to say.” When Hushai came to Absalom, Absalom said to him, “This is what Ahitho- phel says. Shall we take his advice? If not, speak yourself!”</text:span></text:p>
          </text:list-item>
          <text:list-item>
            <text:p text:style-name="P158"><text:span text:style-name="CharStyle6"><text:tab/>Then Hushai said to Absalom, “This time Ahithophel’s advice</text:span></text:p>
          </text:list-item>
          <text:list-item>
            <text:p text:style-name="P158"><text:span text:style-name="CharStyle6"><text:tab/>is not good.” Hushai added, “You know your father and his men are old soldiers and as fierce as a bear in the open, robbed of her cubs. Besides, your father is an old campaigner; lie will not spend the night be-</text:span></text:p>
          </text:list-item>
          <text:list-item>
            <text:p text:style-name="P158"><text:span text:style-name="CharStyle6"><text:tab/>side the troops, he will have hid himself by this time in a cave or somewhere else. When he at­tacks your troops and some of them fall at the first onset, the rumour will spread, ‘Absalom’s</text:span></text:p>
          </text:list-item>
          <text:list-item>
            <text:p text:style-name="P160"><text:span text:style-name="CharStyle6"><text:tab/>followers are being slain!’ and even a hero with a heart like a lion in your force will collapse; for all Israel knows that your father is a brave fellow, and that his supporters are heroes.</text:span></text:p>
          </text:list-item>
          <text:list-item>
            <text:p text:style-name="P160"><text:span text:style-name="CharStyle6"><text:tab/>No, my advice is to have all Israel mustered from Dan to Beersheba, and let your majesty</text:span></text:p>
          </text:list-item>
          <text:list-item>
            <text:p text:style-name="P160"><text:span text:style-name="CharStyle6"><text:tab/>march along with them; then we will come upon him in some place where he has been discov­ered, we will drop on him noise­less as dew falls on the ground, and of him and his supporters</text:span></text:p>
          </text:list-item>
          <text:list-item>
            <text:p text:style-name="P160"><text:span text:style-name="CharStyle6"><text:tab/>not a soul will be left alive. If he retires into a fortified town, all Israel will bring ropes to that town, and we will pull it down into the valley, till not so much as a pebble of it is left.”</text:span></text:p>
          </text:list-item>
          <text:list-item>
            <text:p text:style-name="P166"><text:span text:style-name="CharStyle6"><text:tab/>Then Absalom and all the men of Israel said, “The advice of Hushai the Archite is better than</text:span></text:p>
          </text:list-item>
        </text:list>
        <text:p text:style-name="P99"><text:span text:style-name="CharStyle6">the advice of Ahithophel.” For the Eternal had determined to defeat Ahithophel’s good advice, so that the Eternal might bring ruin upon Absalom.</text:span></text:p>
        <text:p text:style-name="P59"><text:span text:style-name="CharStyle6">Then Hushai told Zadok and 15 Abiathar the priests, “Ahitho­phel gave such and such advice to Absalom and the sheikhs of Israel, and I gave such and such advice. Quick now; send and 16 tell David not to stay at the fords of the Desert to-night, but to be sure to cross over, lest the king and all the people with him are destroyed.”</text:span></text:p>
        <text:p text:style-name="P62"><text:span text:style-name="CharStyle6">Now Jonathan and Ahimaaz 17 were waiting at Enrogel; a slave- girl was to go and report to them, and they were to go and report to king David (for they must not be seen entering the city). However, a lad saw them, 18 and he told Absalom. Where­upon they both made off quickly and got inside the house of a man at Bahurim, who had a well in his courtyard. They got down into the well, and his wife spread a cloth over the mouth 19 of the well and strewed fruit on the top of it. This was known to none. When Absalom’s sol- 20 diers came to the house and asked the woman, “Where are Ahimaaz and Jonathan?” the woman said to them, “Over the water!” They looked for the pair, but, finding no trace of them, they went back to Jeru­salem. As soon as they had 21 gone, the pair got out of the well and went to tell king David. “Up,” they said to David, “be quick and cross the water”— telling him what Ahithophel had advised against him. Then 22 David and all the troops with him rose and crossed the Jordan; by morning, not one was left who had not crossed the Jordan.</text:span></text:p>
        <text:list xml:id="list62307363124395" text:style-name="L17">
          <text:list-item>
            <text:p text:style-name="P152"><draw:frame draw:style-name="fr7" draw:name="40" text:anchor-type="paragraph" svg:x="2.2417in" svg:y="4.4465in" svg:width="0.2634in" svg:height="0.0161in" draw:z-index="19"><draw:image xlink:href="Pictures/10000000000000280000001B0AE2A65E.jpg" xlink:type="simple" xlink:show="embed" xlink:actuate="onLoad"/><draw:contour-polygon svg:width="0.263in" svg:height="0.1764in" svg:viewBox="0 0 668 448" draw:points="0,0 668,0 668,448 0,448" draw:recreate-on-edit="true"/></draw:frame><text:span text:style-name="CharStyle6"><text:tab/>When Ahithophel saw that his advice had not been followed, he saddled his ass and started home to his own town; then, after leaving directions about his family, he strangled himself, and so died. He was buried in his father’s grave.</text:span></text:p>
          </text:list-item>
          <text:list-item>
            <text:p text:style-name="P146"><text:span text:style-name="CharStyle6"><text:tab/>David reached Mahanaim, and Absalom crossed the Jor­dan, accompanied by all the men</text:span></text:p>
          </text:list-item>
          <text:list-item>
            <text:p text:style-name="P147"><text:span text:style-name="CharStyle6"><text:tab/>of Israel (Absalom put Amasa in command of the army, in place of Joab. Amasa was the son of a Jezreelite called Jether, who had married Jesse’s daugh­ter, Abigail, the sister of Joab’s</text:span></text:p>
          </text:list-item>
          <text:list-item>
            <text:p text:style-name="P143"><text:span text:style-name="CharStyle6"><text:tab/>mother Zeruiah); Israel and Ab­salom camped in the land of</text:span></text:p>
          </text:list-item>
          <text:list-item>
            <text:p text:style-name="P148"><text:span text:style-name="CharStyle6"><text:tab/>Gilead. When David reached Mahanaim, Shobi the son of Nahash, from Rabbah of the Ammonites, Machir the son of Ammiel, from Lo-debar, and Barzillai the Gileadite, from</text:span></text:p>
          </text:list-item>
          <text:list-item>
            <text:p text:style-name="P148"><text:span text:style-name="CharStyle6"><text:tab/>Roglim, brought couches, rugs, bowls and pottery, wheat, bar­ley, meal, roasted grain, beans,</text:span></text:p>
          </text:list-item>
          <text:list-item>
            <text:p text:style-name="P148"><text:span text:style-name="CharStyle6"><text:tab/>lentils, honey, and curds, with sheep and calves, as food for David and his men; they thought, “The men will be hun­gry and tired and thirsty in the desert.”</text:span></text:p>
          </text:list-item>
        </text:list>
        <text:p text:style-name="P40"><text:span text:style-name="CharStyle6">Then David mustered the troops with him, appoint­ing commanders of regiments and captains of companies; 3 David divided the troops into three columns, one commanded by Joab, one by Joab’s brother Abishai, the son of Zeruiah, and one by Ittai the Gittite. The king said to the troops, “I will </text:span><text:span text:style-name="CharStyle8">3</text:span><text:span text:style-name="CharStyle6"> go with you myself.” “You shall not,” the troops replied; “if we run away, or if half of us die, that will not matter to any­body; but you—you are equal to ten thousand of us! Besides, the right thing for you is to send </text:span></text:p>
        <text:p text:style-name="P21"><text:span text:style-name="CharStyle6">us reinforcements from the town.” Then the king said to 4 them, “I will do what you think best.” So the king stood beside the gate, while all the troops marched out in their companies and regiments. The king’s orders 5 to Joab, Abishai, and Ittai were, “Pray be gentle, for my sake, with young Absalom!” All the troops heard the king giving all the generals these orders about Absalom.</text:span></text:p>
        <text:p text:style-name="P69"><text:span text:style-name="CharStyle6">Then the troops took the field 6 against Israel. The battle was fought in the jungle of Ephraim, and the army of Israel was de- 7 feated there by David’s forces; the slaughter that day was heavy, twenty thousand of them fell. The battle spread 8 over the country, and the jungle devoured more than the sword that day.</text:span></text:p>
        <text:p text:style-name="P69"><text:span text:style-name="CharStyle6">Absalom happened to come 9 across David’s body-guard; Ab­salom was riding his mule, and as the mule passed below the thick boughs of a great oak, his head caught fast in the oak, and he hung in the air, while the mule under him darted forward.</text:span></text:p>
        <text:p text:style-name="P21"><text:span text:style-name="CharStyle6">A man saw this and told Joab, 10 “I saw Absalom hanging in an oak!” Then Joab said to the u man who told him, “You saw him? And why did you not fell him on the spot? I would have given you ten silver pieces and a belt for that!” The man 12 said to Joab, “Supposing I had a thousand silver pieces paid into my hand, I would not lay a finger on the king’s son. We heard the king ordering you and Abishai and Ittai, ‘Pray be care­ful of young Absalom, for my sake!’ Supposing I had treach- 13 erously taken his life, the king would have word of it—nothing escapes him—and you would</text:span></text:p>
      </text:section>
      <text:section text:style-name="Sect4" text:name="Section11">
        <text:list xml:id="list62306032154516" text:style-name="L15">
          <text:list-item>
            <text:p text:style-name="P237"><text:span text:style-name="CharStyle6"><text:tab/>have left me to my fate.” Joab said, “I have no time to put off with you!” He caught up three spears and stabbed them into the heart of Absalom; he was still hanging alive in the heart</text:span></text:p>
          </text:list-item>
          <text:list-item>
            <text:p text:style-name="P220"><text:span text:style-name="CharStyle6"><text:tab/>of the oak when Joab’s ten young armour-bearers gathered round and struck down Absalom</text:span></text:p>
          </text:list-item>
          <text:list-item>
            <text:p text:style-name="P220"><text:span text:style-name="CharStyle6"><text:tab/>till he died. Then Joab blew the trumpet, and the troops came back from their pursuit of Israel; for Joab held back the troops.</text:span></text:p>
          </text:list-item>
          <text:list-item>
            <text:p text:style-name="P220"><text:span text:style-name="CharStyle6"><text:tab/>They took and flung Absalom into the deep pit within the jungle, and piled a great cairn of stones over him. Meantime</text:span></text:p>
          </text:list-item>
          <text:list-item>
            <text:p text:style-name="P220"><text:span text:style-name="CharStyle6"><text:tab/>all Israel scurried home. (Absa­lom had already, during his life­time, erected a pillar for himself in the King’s dale; he thought, </text:span><text:span text:style-name="CharStyle27">“I</text:span><text:span text:style-name="CharStyle6"> have no son to keep up the memory of my name,” so he called the pillar after his own name. That is why it is called to this day, “Absalom’s monu­ment.”)</text:span></text:p>
          </text:list-item>
          <text:list-item>
            <text:p text:style-name="P227"><text:span text:style-name="CharStyle6"><text:tab/>Ahimaaz the son of Zadok said, “Let me run and carry news to the king that the Eternal has taken vengeance on his enemies.”</text:span></text:p>
          </text:list-item>
          <text:list-item>
            <text:p text:style-name="P204"><text:span text:style-name="CharStyle6"><text:tab/>But Joab said to him, “You must not carry news to-day; some other day you can carry news, but not to-day, for the</text:span></text:p>
          </text:list-item>
          <text:list-item>
            <text:p text:style-name="P204"><text:span text:style-name="CharStyle6"><text:tab/>king’s son is dead.” Then Joab told a negro slave, “Go and tell the king what you have seen.” The negro bowed before Joab</text:span></text:p>
          </text:list-item>
          <text:list-item>
            <text:p text:style-name="P204"><text:span text:style-name="CharStyle6"><text:tab/>and ran off. But Ahimaaz the son of Zadok said to Joab, “Come what may, do let me run after the negro.” “My son,” said Joab, “why will you run? You will not get any payment</text:span></text:p>
          </text:list-item>
          <text:list-item>
            <text:p text:style-name="P204"><text:span text:style-name="CharStyle6"><text:tab/>for your news.” “Come what may,” he said, “I am going to run.” “Well, run,” said Joab, and Ahimaaz ran by way of the Jordan valley; he outran the negro.</text:span></text:p>
          </text:list-item>
        </text:list>
        <text:p text:style-name="P59"><text:span text:style-name="CharStyle6">David was sitting between the 24 gates. The sentinel had gone up to the roof of the gateway at the wall, and when he raised his eyes, there was a man running alone! So the sentinel shouted 25 to tell the king. “If he is alone,” said the king, “he has good news to tell.” He was coming on and getting near, when the sentinel 26 saw another man running. So the sentinel shouted down into the gate-house, “Here is another man running alone!” The king- said, “He is bringing good news too.” The sentinel said, “I 27 notice that the first man runs like Ahimaaz the son of Zadok.”</text:span></text:p>
        <text:p text:style-name="P20"><text:span text:style-name="CharStyle6">“A good man,” said the king, “he comes with good news!”</text:span></text:p>
        <text:p text:style-name="P59"><text:span text:style-name="CharStyle6">Then Ahimaaz came up and 28 said to the king, “Hail!” He bowed before the king, face to the ground, and said, “Blessed be the Eternal your God, who has handed over the men who re­belled against my lord the king!” The king said, “Is young Absa- 29 lom all right?” Ahimaaz replied, “When Joab sent your servant off, I noticed a great uproar, but I do not know what the matter was.” The king said, </text:span><text:span text:style-name="CharStyle45">30 </text:span><text:span text:style-name="CharStyle6">“Step aside, and stand here.”</text:span></text:p>
        <text:p text:style-name="P20"><text:span text:style-name="CharStyle6">So he stepped aside and stood still. Whereupon the negro </text:span><text:span text:style-name="CharStyle45">31 </text:span><text:span text:style-name="CharStyle6">cried, “News for my lord the king! The Eternal this day has avenged you on all who rose against you!” The king said to </text:span><text:span text:style-name="CharStyle45">32 </text:span><text:span text:style-name="CharStyle6">the negro, “Is young Absalom all right?” And the negro an­swered, “May the enemies of my lord the king and all who rise to harm you fare like that young man!”</text:span></text:p>
        <text:p text:style-name="P59"><text:span text:style-name="CharStyle6">The king was deeply moved. 33 He -wept as he went up to the chamber above the gateway, and as he wept he cried, “O my son Absalom! my son, my son Absa-</text:span></text:p>
        <text:p text:style-name="P245"><text:span text:style-name="CharStyle6">lom! Oh that I had died instead of you, O Absalom, my son, my son!”</text:span></text:p>
        <text:list xml:id="list5405882010321156322" text:style-name="L24">
          <text:list-item>
            <text:p text:style-name="P246"><text:span text:style-name="CharStyle34"><text:tab/>q</text:span><text:span text:style-name="CharStyle6"> Now Joab was told that the king was lamenting</text:span></text:p>
          </text:list-item>
          <text:list-item>
            <text:p text:style-name="P247"><text:span text:style-name="CharStyle6"><text:tab/>and weeping for Absalom. In­deed, the victory that day was turned into mourning, for when all the troops heard that the</text:span></text:p>
          </text:list-item>
          <text:list-item>
            <text:p text:style-name="P247"><text:span text:style-name="CharStyle6"><text:tab/>king was bewailing his son, the troops stole into the town like soldiers ashamed of having run</text:span></text:p>
          </text:list-item>
          <text:list-item>
            <text:p text:style-name="P247"><text:span text:style-name="CharStyle6"><text:tab/>away in a battle, while the king kept his face shrouded and cried aloud, “O my son Absalom! Absalom, my son, my son!”</text:span></text:p>
          </text:list-item>
          <text:list-item>
            <text:p text:style-name="P248"><text:span text:style-name="CharStyle6"><text:tab/>So Joab went to the king in the palace and said, “You have disgraced to-day all the troops who saved your own life and the lives of your sons, your daugh­ters, your wives, and your con-</text:span></text:p>
          </text:list-item>
          <text:list-item>
            <text:p text:style-name="P249"><text:span text:style-name="CharStyle6"><text:tab/>cubines—you with your love for your enemies and your hatred for those who love you! You have made it clear to-day that officers and soldiers are nothing to you! I see plainly that if Ab­salom were alive to-day and we were all dead, you would be</text:span></text:p>
          </text:list-item>
          <text:list-item>
            <text:p text:style-name="P250"><text:span text:style-name="CharStyle6"><text:tab/>quite satisfied! Come, get up and go out, to reassure your troops. I swear by the Eternal that if you do not, you will not have a man left on your side to­night. And that will be worse for you than all the evil that has befallen you from your youth</text:span></text:p>
          </text:list-item>
          <text:list-item>
            <text:p text:style-name="P250"><text:span text:style-name="CharStyle6"><text:tab/>till now.” So the king got up and seated himself in the gate­way; and when all the troops heard that the king was sitting in the gateway, all the troops came into the king’s presence.</text:span></text:p>
          </text:list-item>
        </text:list>
        <text:p text:style-name="P15"><text:span text:style-name="CharStyle6">As for Israel, every man had</text:span></text:p>
        <text:list xml:id="list62339743403230" text:continue-numbering="true" text:style-name="L24">
          <text:list-item>
            <text:p text:style-name="P250"><text:span text:style-name="CharStyle6"><text:tab/>scurried home; all over the clans of Israel there was grumbling, for everyone said, “The king rescued us from the power of our enemies, he saved us from the power of the Philistines, and</text:span></text:p>
          </text:list-item>
        </text:list>
        <text:p text:style-name="P35"><text:span text:style-name="CharStyle21">now he has left the country in order to shake himself clear of Absalom! And Absalom, whom io we anointed to reign over us, has died in battle. Why delay, then, to bring the king back?” This talk of all the Israelites n reached the king. So king Da­vid sent word to Zadok and Abiathar the priests. “Ask the sheikhs of Judah, ‘Why are you 12 the last to bring the king back to his palace?’ And tell Amasa, 13 ‘Are you not my own bone and flesh? God kill me and worse, if you are not commander of my army ever after this, in place of Joab!’ ” Then Amasa swayed 14 the hearts of all the men of Judah like one man, till they sent this message to the king, “Come back, with all your fol­lowers.”</text:span></text:p>
        <text:p text:style-name="P72"><text:span text:style-name="CharStyle21">The king came back; he 15 reached the Jordan, and Judah went to Gilgal to meet the king and escort him across the Jor­dan. Shimei the son of Gera, 16 the Benjamite from Bahurim, also hurried down with the men of Judah to meet the king, ac- 17 companied by a thousand men of Benjamin. (Ziba the retainer of the house of Saul, with his fifteen sons and twenty serv­ants, had dashed down to the Jordan before the king, and 18 crossed the ford to bring over the king’s household and do whatever the king wished.) And as the king was about to cross the Jordan, Shimei fell be­fore him and said to the king, 19 “Let not my lord hold me guilty; do not remember what your servant said so </text:span><text:span text:style-name="CharStyle46">wrongly, </text:span><text:span text:style-name="CharStyle21">the day</text:span></text:p>
        <text:p text:style-name="P20"><text:span text:style-name="CharStyle6">my lord the king left Jerusalem; let not the king bear it in mind. Your servant knows that he 20 sinned; so here I have come down to-day, the first of all the</text:span></text:p>
        <text:p text:style-name="P15"><text:span text:style-name="CharStyle6">house of Joseph, to welcome my</text:span></text:p>
        <text:list xml:id="list4394891435077699042" text:style-name="L25">
          <text:list-item>
            <text:p text:style-name="P194"><text:span text:style-name="CharStyle6"><text:tab/>lord the king.” Abishai the son of Zeruiah retorted, “Is not Shimei to be put to death for cursing the Eternal’s own</text:span></text:p>
          </text:list-item>
          <text:list-item>
            <text:p text:style-name="P215"><text:span text:style-name="CharStyle6"><text:tab/>anointed?” But David said, “You sons of Zeruiah, what have you and I in common? Will you thwart me this day? Shall anyone be put to death in Israel to-day? Do you not know I have royal power this</text:span></text:p>
          </text:list-item>
          <text:list-item>
            <text:p text:style-name="P215"><text:span text:style-name="CharStyle6"><text:tab/>day in Israel?” Then the king said to Shimei, “You shall not die”; the king swore it to him.</text:span></text:p>
          </text:list-item>
          <text:list-item>
            <text:p text:style-name="P228"><text:span text:style-name="CharStyle6"><text:tab/>Saul’s grandson Mephibo- sheth also went down to wel­come the king; from the day the king left to the day he came back in safety, Mephibosheth had neither pared his toe-nails nor trimmed his moustache nor</text:span></text:p>
          </text:list-item>
          <text:list-item>
            <text:p text:style-name="P209"><text:span text:style-name="CharStyle6"><text:tab/>washed his clothes. When he came to Jerusalem to welcome the king, the king asked him, “Why did you not leave along</text:span></text:p>
          </text:list-item>
          <text:list-item>
            <text:p text:style-name="P215"><text:span text:style-name="CharStyle6"><text:tab/>with me, Mephibosheth?” “My lord king,” he replied, “my serv­ant played me false; your servant did tell him to saddle an ass for me to ride off with the king—for</text:span></text:p>
          </text:list-item>
          <text:list-item>
            <text:p text:style-name="P215"><text:span text:style-name="CharStyle6"><text:tab/>your servant is lame. He slan­dered your servant to my lord the king. But my lord the king is like God’s own angel; do as</text:span></text:p>
          </text:list-item>
          <text:list-item>
            <text:p text:style-name="P215"><text:span text:style-name="CharStyle6"><text:tab/>you think right, for though all my father’s household deserved no more than death a- my lord the king’s hands, you put your servant among those who had a place at your own table. What further right have I to appeal</text:span></text:p>
          </text:list-item>
          <text:list-item>
            <text:p text:style-name="P215"><text:span text:style-name="CharStyle6"><text:tab/>to the king?” “Why will you talk on?” said the king; “I have decided that you and Ziba are to</text:span></text:p>
          </text:list-item>
          <text:list-item>
            <text:p text:style-name="P215"><text:span text:style-name="CharStyle6"><text:tab/>divide the property.” “Rather let him have it all,” said Mephib­osheth to the king, “since my lord the king has come back in safety!”</text:span></text:p>
          </text:list-item>
          <text:list-item>
            <text:p text:style-name="P228"><text:span text:style-name="CharStyle6"><text:tab/>Then Barzillai the Gileadite</text:span></text:p>
          </text:list-item>
        </text:list>
        <text:p text:style-name="P21"><text:span text:style-name="CharStyle6">came down from Roglim and ■went with the king to escort him as far as the Jordan. Barzillai 32 was a very aged man, eighty years old; he had supplied the king with food while he lay at Mahanaim, for Barzillai was a very wealthy man. So the king 33 said to Barzillai, “Cross with me and I will provide for your old age in Jerusalem at my side.” But Barzillai said to the king, 34 “How many years have I to live, that I should go up with the king to Jerusalem? I am 35 now eighty years old. Have I a taste for pleasures? Can your servant taste what he eats and drinks? Can I still hear the voice of singing men and wom­en? Why, then, should your servant be a burden to my lord the king? Your servant only 36 meant to go a little distance with the king. Why should the king offer me this reward? Pray </text:span><text:span text:style-name="CharStyle8">37 </text:span><text:span text:style-name="CharStyle6">let your servant return, that I may die in my own town, near the grave of my father and mother. But here is your serv­ant Kimham! Let him cross along with the king, and treat him as you think right.” The 38 king answered, “Kimham shall cross along with me, and I will treat him as you think right; whatever demand you make upon me, I will do it for you.” Then all the troops went across </text:span><text:span text:style-name="CharStyle8">39 </text:span><text:span text:style-name="CharStyle6">the Jordan, but the king stood still; the king kissed Barzillai and bade him goodbye.</text:span></text:p>
        <text:p text:style-name="P61"><text:span text:style-name="CharStyle6">Then the king passed over the 40 Jordan to Gilgal, accompanied by Kimham. All the people of Judah marched with the king, and half the people of Israel. Then the men of Israel all went 41 and said to the king, “Why have our kinsmen, the men of Judah, appropriated you? Why have</text:span></text:p>
      </text:section>
      <text:section text:style-name="Sect4" text:name="Section12">
        <text:p text:style-name="P242"><draw:frame draw:style-name="fr6" draw:name="41" text:anchor-type="paragraph" svg:x="2.2083in" svg:y="2.6929in" svg:width="0.2764in" svg:height="0.0161in" draw:z-index="20"><draw:image xlink:href="Pictures/100000000000002A0000001A103D26F8.jpg" xlink:type="simple" xlink:show="embed" xlink:actuate="onLoad"/><draw:contour-polygon svg:width="0.2764in" svg:height="0.1693in" svg:viewBox="0 0 702 430" draw:points="0,0 702,0 702,430 0,430" draw:recreate-on-edit="true"/></draw:frame><text:span text:style-name="CharStyle6">they brought the king and his household over the Jordan, when all David’s men are his</text:span></text:p>
        <text:list xml:id="list8427592644702621014" text:style-name="L26">
          <text:list-item>
            <text:p text:style-name="P205"><text:span text:style-name="CharStyle6"><text:tab/>people?” The men of Judah all retorted to the men of Israel, “Because the king is near of kin to us. Why should you be angry over this? Have we been feed­ing off the king’s table? Have we seized anything for our-</text:span></text:p>
          </text:list-item>
          <text:list-item>
            <text:p text:style-name="P205"><text:span text:style-name="CharStyle6"><text:tab/>selves?” The men of Israel answered the men of Judah, “We have ten shares in the king­dom, and we, not you, are the oldest. Why have you dispar­aged us? Were we not the first to speak of bringing back the king?” The words of the men of Judah, however, were more heated than the words of the</text:span></text:p>
          </text:list-item>
        </text:list>
        <text:p text:style-name="P20"><text:span text:style-name="CharStyle6">men of Israel. And a wretch who happened to be there, called Sheba the son of Bichri, a Benjamite, blew a trumpet blast, shouting,</text:span></text:p>
        <text:p text:style-name="P94"><text:span text:style-name="CharStyle10">We have no share in David, we have no part in Jesse’s son: every man to his tent, O Israel!</text:span></text:p>
        <text:list xml:id="list3915359080069867578" text:style-name="L27">
          <text:list-item>
            <text:p text:style-name="P229"><text:span text:style-name="CharStyle6"><text:tab/>Then all the men of Israel with­drew from David; but the men of Judah stuck to their king all the way from the Jordan to Jerusalem.</text:span></text:p>
          </text:list-item>
          <text:list-item>
            <text:p text:style-name="P229"><text:span text:style-name="CharStyle6"><text:tab/>When David reached his palace at Jerusalem, the king took the ten concubines whom he had left to look after the palace, and put them under guard; he made provision for them, but he never went in to them, and they were shut up till the day of their death— widows of a living husband.</text:span></text:p>
          </text:list-item>
          <text:list-item>
            <text:p text:style-name="P229"><text:span text:style-name="CharStyle6"><text:tab/>Then the king said to Amasa, “Summon the men of Judah before me, and be here in three</text:span></text:p>
          </text:list-item>
          <text:list-item>
            <text:p text:style-name="P229"><text:span text:style-name="CharStyle6"><text:tab/>days.” Amasa went to sum­mon the men of Judah, but he delayed longer than the time</text:span></text:p>
          </text:list-item>
          <text:list-item>
            <text:p text:style-name="P233"><text:span text:style-name="CharStyle6"><text:tab/>allotted him. So David said to Abishai, “Sheba the son of</text:span></text:p>
          </text:list-item>
        </text:list>
        <text:p text:style-name="P21"><text:span text:style-name="CharStyle6">Bichri will be doing us more harm than Absalom; take your lord’s men and pursue him, lest he gets into fortified towns and gives us trouble.” Abishai </text:span><text:span text:style-name="CharStyle8">7 </text:span><text:span text:style-name="CharStyle6">marched off, followed by Joab, the foreign body-guard, and all the veterans; they marched from Jerusalem to pursue Sheba the son of Bichri; but when they 8 were at the great boulder in Gibeon, Amasa appeared before them, at the head of his troops.</text:span></text:p>
        <text:p text:style-name="P59"><text:span text:style-name="CharStyle6">Now Joab wore his military dress, with a sword-belt outside, in which his sword rested on his hips like a dagger; as he went forward his left hand rested on it. Joab said to Amasa, “Are 9 you well, my brother?” Then Joab took Amasa’s beard in his right hand, as if to kiss him, and, as Amasa was not on his 10 guard against the sword in Joab’s hand, he stabbed him in the belly and with one mortal blow made his bowels gush out on the ground. Then Joab and Abishai went on with their pur­suit of Sheba the son of Bichri; but one of Joab’s soldiers was II posted beside Amasa to an­nounce, “Whoever sides with Joab, whoever is for David, let him follow Joab.”</text:span></text:p>
        <text:p text:style-name="P59"><text:span text:style-name="CharStyle6">Meantime Amasa lay wallow- 12 ing in his blood on the high road, and everyone who passed by saw him and stopped; so the soldier carried him off the high road into the field and covered him with a garment. Once he had 13 been removed from the high road, all the troops went on after Joab in pursuit of Sheba the son of Bichri, who had gone 14 to all the tribes of Israel and had been treated with con­tempt; he had reached Abel in Beth-maachah, followed by all the Bichrites. In Abel of 15</text:span></text:p>
      </text:section>
      <text:section text:style-name="Sect4" text:name="Section13">
        <text:p text:style-name="P243"><text:span text:style-name="CharStyle6">Beth-maachah his pursuers be­sieged him; a mound of earth was erected round the town, the same height as the outworks, and all Joab’s troops were engaged in undermining the</text:span></text:p>
        <text:list xml:id="list62306824854148" text:style-name="L19">
          <text:list-item>
            <text:p text:style-name="P184"><text:span text:style-name="CharStyle6"><text:tab/>inner wall, when a quick-witted woman called out of the town, “Listen, listen! tell Joab to come here; I want to speak to him.” So Joab approached her. “Are you Joab?” the woman asked.</text:span></text:p>
          </text:list-item>
          <text:list-item>
            <text:p text:style-name="P173"><text:span text:style-name="CharStyle6"><text:tab/>“Yes,” he said. Then she said to him, “Listen to what your humble servant says.” Joab</text:span></text:p>
          </text:list-item>
          <text:list-item>
            <text:p text:style-name="P193"><text:span text:style-name="CharStyle6"><text:tab/>said, “I am listening.” She said, “Long ago they used to have a saying, ‘Ask in Abel, and</text:span></text:p>
          </text:list-item>
          <text:list-item>
            <text:p text:style-name="P193"><text:span text:style-name="CharStyle6"><text:tab/>your difficulty is ended.’ We are peaceful and faithful mem­bers of Israel, and you seek to destroy us, a town and a capital in Israel! Why will you con­sume the Eternal’s own herit-</text:span></text:p>
          </text:list-item>
          <text:list-item>
            <text:p text:style-name="P206"><text:span text:style-name="CharStyle6"><text:tab/>age?” “Far be it,” said Joab, “far be it from me to consume</text:span></text:p>
          </text:list-item>
          <text:list-item>
            <text:p text:style-name="P206"><text:span text:style-name="CharStyle6"><text:tab/>or destroy! That is no aim of mine. But a man from the highlands of Ephraim called Sheba the son of Bichri has re­belled against the king, against David; only hand him over, and I will withdraw from the town.” The woman said to Joab, “His head shall be flung over the wall</text:span></text:p>
          </text:list-item>
          <text:list-item>
            <text:p text:style-name="P206"><text:span text:style-name="CharStyle6"><text:tab/>to you.” Then the woman went into the town and spoke in her shrewd way to all the citizens; they cut off the head of Sheba the son of Bichri and flung it out to Joab, who blew the trumpet till the troops all retired from the town. Every man hurried home; Joab went back to the king at Jerusalem.</text:span></text:p>
          </text:list-item>
          <text:list-item>
            <text:p text:style-name="P198"><text:span text:style-name="CharStyle6"><text:tab/>Joab was in command of all the forces of Israel, Benaiah the son of Jehoiada was in com­mand of the foreign body-guard,</text:span></text:p>
          </text:list-item>
          <text:list-item>
            <text:p text:style-name="P216"><text:span text:style-name="CharStyle6"><text:tab/>Adoram was in charge of the labour-gangs, Jehoshaphat the</text:span></text:p>
          </text:list-item>
        </text:list>
        <text:p text:style-name="P20"><text:span text:style-name="CharStyle6">son of Ahilud was chancellor, Sheva was the secretary, Zadok 25 and Abiathar were the priests, and Ira the Jairite was also a 26 priest to David.</text:span></text:p>
        <text:p text:style-name="P71"><text:span text:style-name="CharStyle6">For three years during </text:span><text:span text:style-name="CharStyle27">ey </text:span><text:span text:style-name="CharStyle6">the reign of David a famine ^ came, year after year. When David consulted the oracle of the Eternal, the Eternal said, “The guilt of blood lies on Saul and his house, for having slain the Gibeonites” (the Gibeonites 2 did not belong to Israel but to the survivors of the Amorites; still, the Israelites had sworn an oath to them, though Saul had tried to kill them in his zeal for the Israelites and for the Judah- ites). So the king summoned the </text:span><text:span text:style-name="CharStyle44">3 </text:span><text:span text:style-name="CharStyle6">Gibeonites and asked them, “What am I to do for you? How am I to make some expiation, that you may bring a blessing upon the Eternal’s heritage?” The Gibeonites said to him, 4 “There is no question of silver or gold between us and either Saul or his house. And it is not for us to have any man in Israel put to death.” “Then what do you think I should do for you?” he said. So they said to the king, 5 “The man who consumed us and planned to exterminate us from all the territory of Israel— let seven of his sons be handed 6 over to us, and we will hang them up before the Eternal at Gibeon on the hill of the Eter­nal.” The king replied, “I will let you have them.” The king 7 spared Mephibosheth, the son of Saul’s son Jonathan, owing to the oath of the Eternal that bound David and Saul’s son Jonathan; but he took Armoni 8 and Mephibosheth the two sons of Rizpah, Aiah’s daughter, whom she had borne to Saul, and also the five sons of Merab</text:span></text:p>
        <text:p text:style-name="P139"><draw:frame draw:style-name="fr6" draw:name="42" text:anchor-type="paragraph" svg:x="2.2181in" svg:y="5.05in" svg:width="0.2736in" svg:height="0.0161in" draw:z-index="21"><draw:image xlink:href="Pictures/10000000000000290000001A98B9E384.jpg" xlink:type="simple" xlink:show="embed" xlink:actuate="onLoad"/><draw:contour-polygon svg:width="0.2728in" svg:height="0.1693in" svg:viewBox="0 0 693 430" draw:points="0,0 693,0 693,430 0,430" draw:recreate-on-edit="true"/></draw:frame><text:span text:style-name="CharStyle6">the son of Barzillai the Meho-</text:span></text:p>
        <text:list xml:id="list4979848427867014398" text:style-name="L28">
          <text:list-item>
            <text:p text:style-name="P230"><text:span text:style-name="CharStyle6"><text:tab/>lathite; these he handed over to the Gibeonites, who hung them on the hill before the Eter­nal. The seven of them perished together, put to death in the early days of harvest.</text:span></text:p>
          </text:list-item>
          <text:list-item>
            <text:p text:style-name="P181"><text:span text:style-name="CharStyle6"><text:tab/>Then Rizpah, Aiah’s daughter, spread sackcloth on the rocks for herself to lie upon, from the early days of harvest till the rains fell from the sky upon the bodies; she would not let the wild birds settle on them by day, nor the wild beasts by</text:span></text:p>
          </text:list-item>
          <text:list-item>
            <text:p text:style-name="P174"><text:span text:style-name="CharStyle6"><text:tab/>night. When David was told what Rizpah, Aiah’s daughter, a concubine of Saul, had done,</text:span></text:p>
          </text:list-item>
          <text:list-item>
            <text:p text:style-name="P174"><text:span text:style-name="CharStyle6"><text:tab/>he went and took the bones of Saul and his son Jonathan from the citizens of Jabesh-gilead, who had stolen them from the citizens of Beth-shan, where the Philistines had hung them on the day the Philistines killed</text:span></text:p>
          </text:list-item>
          <text:list-item>
            <text:p text:style-name="P174"><text:span text:style-name="CharStyle6"><text:tab/>Saul at Gilboa; he took away the bones of Saul and his son Jonathan, and collected the bones of the seven who had</text:span></text:p>
          </text:list-item>
          <text:list-item>
            <text:p text:style-name="P174"><text:span text:style-name="CharStyle6"><text:tab/>been hanged, burying the bones of Saul and his son Jonathan, along with the bones of the seven who had been hanged, in the grave of Saul’s father Kish at Zeba within the territory of Benjamin. All these orders of the king w</text:span><text:span text:style-name="CharStyle6"><text:span text:style-name="T1">r</text:span></text:span><text:span text:style-name="CharStyle6">ere carried out, and after that God was propitiated over the land.</text:span></text:p>
          </text:list-item>
        </text:list>
        <text:p text:style-name="P15"><text:span text:style-name="CharStyle6">The Eternal was again roused to anger against Israel; he incited David to harm them, by saying, “Go and num-</text:span></text:p>
        <text:list xml:id="list2705256196627095309" text:style-name="L29">
          <text:list-item>
            <text:p text:style-name="P231"><text:span text:style-name="CharStyle6"><text:tab/>ber Israel and Judah.” So the king told Joab and the leaders of the army who were with him to go all over the clans of Israel, from Dan to Beersheba, and number the people, that he might know</text:span></text:p>
          </text:list-item>
          <text:list-item>
            <text:p text:style-name="P234"><text:span text:style-name="CharStyle6"><text:tab/>their total. Joab said to the</text:span></text:p>
          </text:list-item>
        </text:list>
        <text:p text:style-name="P21"><text:span text:style-name="CharStyle6">king, “May the Eternal your God let my lord the king live to see him making the nation a hundred times as large as it is to-day! But why should my lord the king set his heart on this project?” However, the 4 king’s orders overbore Joab and the leaders of the army. So Joab and the leaders of the army went out from the king’s presence to number the people of Israel.</text:span></text:p>
        <text:p text:style-name="P59"><text:span text:style-name="CharStyle6">Crossing the Jordan, they </text:span><text:span text:style-name="CharStyle8">5 </text:span><text:span text:style-name="CharStyle6">started their work from Aroer and from the town in the mid­dle of the wady, in the direc­tion of the Gadites, and on as far as Jazer; then they went to 6 Gilead and to the land of the Hittites in the direction of Ka- desh; then they reached Dan, and from Dan they worked round towards Sidon; they went 7 to the fortress of Tyre, and to all the towns of the Hivites and the Canaanites, and then passed into the south country of Judah, to Beersheba. Having gone all 8 over the land, they returned to Jerusalem at the end of nine months and twenty days. Joab 9 reported to the king the total number of the people who had been registered; in Israel there were eight hundred thousand braves who carried swords, while the men of Judah numbered five hundred thousand.</text:span></text:p>
        <text:p text:style-name="P59"><text:span text:style-name="CharStyle6">After he had numbered the 10 the people, David felt remorse. David said to the Eternal, “I have sinned greatly in what I have done. O Eternal, pray take away the sin of thy servant, for I have done a senseless deed!” But when David rose in 11 the morning, the Eternal’s word had come to the prophet Gad, David’s seer, saying, “Go and 12 tell David that this is what the</text:span></text:p>
      </text:section>
      <text:section text:style-name="Sect4" text:name="Section14">
        <text:p text:style-name="P120"><draw:frame draw:style-name="fr2" draw:name="43" text:anchor-type="paragraph" svg:x="5.6154in" svg:y="4.472in" draw:z-index="22"><draw:text-box fo:min-height="0.2791in" fo:min-width="0.3736in"><text:p text:style-name="P38"><text:span text:style-name="CharStyle38">23</text:span></text:p></draw:text-box></draw:frame><text:span text:style-name="CharStyle10">internal says: ‘I offer </text:span><text:span text:style-name="CharStyle47">you </text:span><text:span text:style-name="CharStyle10">three things; choose one of them to</text:span></text:p>
        <text:list xml:id="list2840714691047320967" text:style-name="L30">
          <text:list-item>
            <text:p text:style-name="P185"><text:span text:style-name="CharStyle6"><text:tab/>befall you.’ ” So Gad went and told David, “Are three years of famine to befall you in your land? Or, are you to fly for three months before your foes, while they pursue you? Or, are there to be three days of pesti­lence in your land? Think over it, and reflect what answer I am to take to him who sent me.”</text:span></text:p>
          </text:list-item>
          <text:list-item>
            <text:p text:style-name="P195"><text:span text:style-name="CharStyle6"><text:tab/>“I am in a terrible difficulty,” said David to Gad; “however, let us fall into the hands of the Eternal (for his mercies are</text:span></text:p>
          </text:list-item>
        </text:list>
        <text:p text:style-name="P15"><text:span text:style-name="CharStyle6">many), not into the hands of</text:span></text:p>
        <text:list xml:id="list62340032961241" text:continue-numbering="true" text:style-name="L30">
          <text:list-item>
            <text:p text:style-name="P195"><text:span text:style-name="CharStyle6"><text:tab/>men.” So David chose the pes­tilence.</text:span></text:p>
          </text:list-item>
        </text:list>
        <text:p text:style-name="P91"><text:span text:style-name="CharStyle6">When the wheat -was being harvested, the plague began among the people, and slew seventy thousand of the people</text:span></text:p>
        <text:list xml:id="list62340906567757" text:continue-numbering="true" text:style-name="L30">
          <text:list-item>
            <text:p text:style-name="P195"><text:span text:style-name="CharStyle6"><text:tab/>from Dan to Beersheba; but when the angel put out his hand to destroy Jerusalem, David saw the angel who was</text:span></text:p>
          </text:list-item>
          <text:list-item>
            <text:p text:style-name="P195"><text:span text:style-name="CharStyle6"><text:tab/>striking down the people, and said to the Eternal, “I have sinned, I have acted perversely; but these poor creatures, what have they done? Let thy hand be against me and against my</text:span></text:p>
          </text:list-item>
        </text:list>
        <text:list xml:id="list329050275460913915" text:style-name="L31">
          <text:list-item>
            <text:p text:style-name="P196"><text:span text:style-name="CharStyle6"><text:tab/>father’s house.” Then the Eternal changed his mind about the punishment, and said to the angel who was destroying the people, “Enough! hold your hand!”</text:span></text:p>
          </text:list-item>
        </text:list>
        <text:p text:style-name="P15"><text:span text:style-name="CharStyle6">The Eternal’s angel was beside the threshing-floor of Araunah</text:span></text:p>
        <text:list xml:id="list62305775364695" text:style-name="L30">
          <text:list-item>
            <text:p text:style-name="P195"><text:span text:style-name="CharStyle6"><text:tab/>the Jebusite. So Gad went that day to David and said to him, “Go up and erect an altar to the Eternal at the threshing- floor of Araunah the Jebusite.”</text:span></text:p>
          </text:list-item>
          <text:list-item>
            <text:p text:style-name="P273"><text:span text:style-name="CharStyle21"><text:tab/>David went up as Gad had told him, in obedience to the Eter-</text:span></text:p>
          </text:list-item>
          <text:list-item>
            <text:p text:style-name="P235"><text:span text:style-name="CharStyle6"><text:tab/>nal, and when Araunah looked out and saw the king with his courtiers moving towards</text:span></text:p>
          </text:list-item>
        </text:list>
        <text:p text:style-name="P16"><text:span text:style-name="CharStyle6">him, Araunah went out and bowed before the king with his face to the ground. “Why has my lord the king 21 come to his servant?” said Araunah. “To buy your thresh­ing-floor,” said David, “in order to build an altar to the Eternal, that the plague may be averted from the people.” Then Aran- </text:span><text:span text:style-name="CharStyle27">22 </text:span><text:span text:style-name="CharStyle6">nah said to David, “Let my lord the king take whatever he sees fit and offer it up; here are oxen for the burnt-offering, with the threshing-sledges and yokes for -wood! The servant of nay 23 lord the king gives all this to the king.” Araunah added, “And may the Eternal your God accept your sacrifice!” But 24 the king said to Araunah, “No, indeed, I will buy this from you for a sum of money; I will not offer the Eternal my God burnt- offerings that have cost me nothing.” So David bought the threshing-floor and the oxen for seven pounds. David built 25 an altar for the Eternal there, and offered burnt-offerings and recompense-offerings; the Eter­nal was propitiated over the land, and the plague was averted from Israel.</text:span></text:p>
        <text:p text:style-name="P54"><text:span text:style-name="CharStyle6">These are the names 1 of David’s knights.</text:span></text:p>
        <text:p text:style-name="P17"><text:span text:style-name="CharStyle6">There was Ishbaal the Hach- 8 monite; he was chief of the Trio; he once wielded his spear against eight hundred men, whom he slew all at one time. Next 9 him in the Trio came Eleazar the son of Dodo, the Ahohite, who was with David at Pasdam- mim, where the Philistines had collected; the men of Israel gave up, but he went and 10 struck down the Philistines till his hand was so weary that it could not relax the grip of bis</text:span></text:p>
      </text:section>
      <text:section text:style-name="Sect4" text:name="Section15">
        <text:p text:style-name="P274"><text:span text:style-name="CharStyle21">sword. The Eternal effected a great victory that day, and when the troops rallied behind Eleazar, they had only to</text:span></text:p>
        <text:p text:style-name="P51"><text:span text:style-name="CharStyle21">n plunder. Next to him came Shammah the son of Elah, the Hararite. The Philistines once collected at Lehi, where there was a field full of lentils; and when Israel fled from the Philis-</text:span></text:p>
        <text:list xml:id="list62305837828923" text:style-name="L20">
          <text:list-item>
            <text:p text:style-name="P266"><text:span text:style-name="CharStyle21"><text:tab/>tines, he took his stand in the field, defended it, and slew the Philistines. The Eternal effected</text:span></text:p>
          </text:list-item>
        </text:list>
        <text:list xml:id="list62307230118632" text:style-name="L31">
          <text:list-item>
            <text:p text:style-name="P268"><text:span text:style-name="CharStyle21"><text:tab/>a great victory. Such were ex­ploits of the Trio of knights.</text:span></text:p>
          </text:list-item>
          <text:list-item>
            <text:p text:style-name="P269"><text:span text:style-name="CharStyle21"><text:tab/>Abishai the son of Zeruiah, the brother of Joab, was at the head of the Thirty. He once wielded his spear against three hundred men whom he slew, and won a name like that of the</text:span></text:p>
          </text:list-item>
          <text:list-item>
            <text:p text:style-name="P267"><text:span text:style-name="CharStyle21"><text:tab/>Trio; he was the most distin­guished of the Thirty and be­came their captain, but he was not promoted to a place in the Trio.</text:span></text:p>
          </text:list-item>
          <text:list-item>
            <text:p text:style-name="P269"><text:span text:style-name="CharStyle21"><text:tab/>Then there was Benaiah the son of Jehoiada, from Kab- zeel, a brave fighter, a man of doughty deeds; he killed two lion-cubs in their lair, after he had gone down and killed the lion inside a pit upon a snowy</text:span></text:p>
          </text:list-item>
          <text:list-item>
            <text:p text:style-name="P271"><text:span text:style-name="CharStyle21"><text:tab/>day. He also killed an Egyp­tian, a tall man who carried a spear; Benaiah attacked him with a club, wrenched the spear from the Egyptian’s hand, and killed him with his own spear.</text:span></text:p>
          </text:list-item>
          <text:list-item>
            <text:p text:style-name="P263"><text:span text:style-name="CharStyle21"><text:tab/>Such were the exploits of Be­naiah, the son of Jehoiada; he won a name like that of the Trio</text:span></text:p>
          </text:list-item>
          <text:list-item>
            <text:p text:style-name="P263"><text:span text:style-name="CharStyle21"><text:tab/>of knights, and was renowned among the Thirty, but he was not promoted to the Trio. Da­vid put him at the head of his body-guard.</text:span></text:p>
          </text:list-item>
        </text:list>
        <text:list xml:id="list62305752075983" text:style-name="L20">
          <text:list-item>
            <text:p text:style-name="P270"><text:span text:style-name="CharStyle21"><text:tab/>Three of the Thirty once made their way down to David at the stronghold of Adullam, when harvest was beginning.</text:span></text:p>
          </text:list-item>
        </text:list>
        <text:p text:style-name="P35"><text:span text:style-name="CharStyle21">A band of Philistines was camp­ing in the valley of Kephaim; David was inside the strong- 14 hold, and there was a Philistine garrison at Bethlehem. David 15 said longingly, “Oh if someone would only give me a drink of water from the well at Beth­lehem, the well beside the gate!” So the three braves 16 broke through the Philistine lines, drew some water from the well at Bethlehem, the well be­side the gate, and brought it to David. But he would not drink it; he poured it out for the Eter­nal, crying, “The Eternal forbid 17 that I should do it! This is the blood of men who went at the risk of their lives!” So he would not drink it.</text:span></text:p>
        <text:p text:style-name="P53"><text:span text:style-name="CharStyle21">Asahel, Joab’s brother, was 24 one of the Thirty; also Elhanan the son of Dodo from Bethle­hem, Shammah from Harod, 25 Elika from Harod, Helez the 26 Paltite, Ira the son of Ikkesh from Tekoah, Abiezer from Ana- 27 thoth, Sibbechai the Hushathite, Zalmon the Ahohite, Maharai 28 the Netophathite, Heled the 29 son of Baanah the Netophathite, Ittai the son of Iiibai from Gibeah (belonging to Benja­min), Benaiah the Pirathonite, 30 Hiddai from the wadies of Gaash, Abibaal the Arbathite, 31 Azmaveth from Bahurim, Eliah- 32 ba from Shaalbim, Jashan the Gunite, Jonathan the son of </text:span><text:span text:style-name="CharStyle22">33 </text:span><text:span text:style-name="CharStyle21">Shammah the Hararite, Ahiam the son of Sharar the Hararite, Eliphelet the son of Ahasbai </text:span><text:span text:style-name="CharStyle22">34 </text:span><text:span text:style-name="CharStyle21">from Beth-maachah, Eliam the son of Ahithophel the Gilonite, Hezrai from Karmel, Paarai the </text:span><text:span text:style-name="CharStyle22">35 </text:span><text:span text:style-name="CharStyle21">Arbite, Igal the son of Nathan 36 from Zobah, Bani the Gadite, Zelek the Ammonite, Naharai 37 the Beerothite (armour-bearer to Joab the son of Zeruiah),</text:span></text:p>
        <text:list xml:id="list447002372016596841" text:style-name="L32">
          <text:list-item>
            <text:p text:style-name="P140"><draw:frame draw:style-name="fr8" draw:name="44" text:anchor-type="paragraph" svg:x="2.2in" svg:y="0.4701in" svg:width="0.2665in" svg:height="0.0161in" draw:z-index="23"><draw:image xlink:href="Pictures/10000000000000280000001A9A8E9723.jpg" xlink:type="simple" xlink:show="embed" xlink:actuate="onLoad"/><draw:contour-polygon svg:width="0.2665in" svg:height="0.1728in" svg:viewBox="0 0 677 439" draw:points="0,0 677,0 677,439 0,439" draw:recreate-on-edit="true"/></draw:frame><draw:frame draw:style-name="fr3" draw:name="45" text:anchor-type="paragraph" svg:x="4.1465in" svg:y="3.8165in" svg:width="2.0165in" draw:z-index="24"><draw:text-box fo:min-height="1.5in"><text:p text:style-name="P34"><text:span text:style-name="CharStyle40">to the pure thou provest pure, 27 and treacherous to the treacher­ous;</text:span></text:p><text:p text:style-name="P32"><text:span text:style-name="CharStyle40">the humble thou wilt raise,<text:tab/>28</text:span></text:p><text:p text:style-name="P97"><text:span text:style-name="CharStyle40">the haughty thou wilt mark and abase.</text:span></text:p><text:p text:style-name="P34"><text:span text:style-name="CharStyle40">O Eternal! thou art my lamp, 29 O Eternal, thou wilt make my darkness shine;</text:span></text:p><text:p text:style-name="P31"><text:span text:style-name="CharStyle40">by thy help I can face a troop, 30 by God’s help I can leap a wall.</text:span></text:p><text:p text:style-name="P31"><text:span text:style-name="CharStyle40">God is unerring in his ways, 31</text:span></text:p></draw:text-box></draw:frame><text:span text:style-name="CharStyle6"><text:tab/>Ira the Ithrite, Gareb the Ith-</text:span></text:p>
          </text:list-item>
          <text:list-item>
            <text:p text:style-name="P151"><text:span text:style-name="CharStyle6"><text:tab/>rite, and Uriah the Hittite—a total of thirty-seven.</text:span></text:p>
          </text:list-item>
        </text:list>
        <text:p text:style-name="P15"><text:span text:style-name="CharStyle6">David sang the following song to the Eternal on the day when the Eternal rescued him from the power of all his enemies, from the power of Saul.</text:span></text:p>
        <text:list xml:id="list4831250696623583159" text:style-name="L33">
          <text:list-item>
            <text:p text:style-name="P149"><text:span text:style-name="CharStyle6"><text:tab/>He said:</text:span></text:p>
          </text:list-item>
        </text:list>
        <text:p text:style-name="P44"><text:span text:style-name="CharStyle10">The Eternal is my crag, my stronghold,</text:span></text:p>
        <text:p text:style-name="P44"><text:span text:style-name="CharStyle10">my deliverer—he is mine,</text:span></text:p>
        <text:list xml:id="list62340726958954" text:continue-numbering="true" text:style-name="L33">
          <text:list-item>
            <text:p text:style-name="P112"><text:span text:style-name="CharStyle10"><text:tab/>my God, my fortalice where I</text:span></text:p>
          </text:list-item>
        </text:list>
        <text:p text:style-name="P85"><text:span text:style-name="CharStyle10">take shelter,</text:span></text:p>
        <text:p text:style-name="P45"><text:span text:style-name="CharStyle10">my shield, my saving strength, my refuge and retreat, my rescue from the violent.</text:span></text:p>
        <text:list xml:id="list62339744118865" text:continue-numbering="true" text:style-name="L33">
          <text:list-item>
            <text:p text:style-name="P113"><text:span text:style-name="CharStyle10"><text:tab/>The Eternal is to be praised!—</text:span></text:p>
          </text:list-item>
        </text:list>
        <text:p text:style-name="P85"><text:span text:style-name="CharStyle10">I call to him,</text:span></text:p>
        <text:p text:style-name="P105"><text:span text:style-name="CharStyle10">and I am rescued from my foes, e For waves of death broke round me,</text:span></text:p>
        <text:p text:style-name="P44"><text:span text:style-name="CharStyle10">floods of destruction burst on me,</text:span></text:p>
        <text:list xml:id="list2056418197529111638" text:style-name="L34">
          <text:list-item>
            <text:p text:style-name="P122"><text:span text:style-name="CharStyle10"><text:tab/>deadly nets entangled me and fatal snares surprised me.</text:span></text:p>
          </text:list-item>
          <text:list-item>
            <text:p text:style-name="P122"><text:span text:style-name="CharStyle10"><text:tab/>I called to the Eternal in my plight, called to my God for aid;</text:span></text:p>
          </text:list-item>
        </text:list>
        <text:p text:style-name="P45"><text:span text:style-name="CharStyle10">he in his palace heard my voice, my cry came to his ears.</text:span></text:p>
        <text:list xml:id="list62340830050709" text:continue-numbering="true" text:style-name="L34">
          <text:list-item>
            <text:p text:style-name="P122"><text:span text:style-name="CharStyle10"><text:tab/>The earth was swaying, quaking, heaven’s very bases shook and</text:span></text:p>
          </text:list-item>
        </text:list>
        <text:p text:style-name="P85"><text:span text:style-name="CharStyle10">swayed,</text:span></text:p>
        <text:p text:style-name="P44"><text:span text:style-name="CharStyle10">before his anger;</text:span></text:p>
        <text:list xml:id="list62339877978440" text:continue-numbering="true" text:style-name="L34">
          <text:list-item>
            <text:p text:style-name="P123"><text:span text:style-name="CharStyle10"><text:tab/>smoke fumed from his nostrils, and scorching fire from his lips, that kindled blazing coal,</text:span></text:p>
          </text:list-item>
          <text:list-item>
            <text:p text:style-name="P114"><text:span text:style-name="CharStyle10"><text:tab/>as down he came on the bending</text:span></text:p>
          </text:list-item>
        </text:list>
        <text:p text:style-name="P85"><text:span text:style-name="CharStyle10">sky,</text:span></text:p>
        <text:p text:style-name="P44"><text:span text:style-name="CharStyle10">the storm-cloud at his feet.</text:span></text:p>
        <text:list xml:id="list62339973808859" text:continue-numbering="true" text:style-name="L34">
          <text:list-item>
            <text:p text:style-name="P125"><text:span text:style-name="CharStyle10"><text:tab/>He rode on flying kherubs,</text:span></text:p>
          </text:list-item>
        </text:list>
        <text:p text:style-name="P44"><text:span text:style-name="CharStyle10">and swooped with the wings of the wind,</text:span></text:p>
        <text:list xml:id="list62340930262417" text:continue-numbering="true" text:style-name="L34">
          <text:list-item>
            <text:p text:style-name="P131"><text:span text:style-name="CharStyle10"><text:tab/>shrouding himself in darkness, that veiled his presence round, with rain-clouds dark and dense,</text:span></text:p>
          </text:list-item>
          <text:list-item>
            <text:p text:style-name="P114"><text:span text:style-name="CharStyle10"><text:tab/>hail and lightning flashing before</text:span></text:p>
          </text:list-item>
        </text:list>
        <text:p text:style-name="P85"><text:span text:style-name="CharStyle10">him,</text:span></text:p>
        <text:list xml:id="list62340484355519" text:continue-numbering="true" text:style-name="L34">
          <text:list-item>
            <text:p text:style-name="P115"><text:span text:style-name="CharStyle10"><text:tab/>as from heaven the Eternal</text:span></text:p>
          </text:list-item>
        </text:list>
        <text:p text:style-name="P85"><text:span text:style-name="CharStyle10">thundered,</text:span></text:p>
        <text:p text:style-name="P44"><text:span text:style-name="CharStyle10">as the M ost High uttered his voice;</text:span></text:p>
        <text:list xml:id="list62339793113862" text:continue-numbering="true" text:style-name="L34">
          <text:list-item>
            <text:p text:style-name="P126"><text:span text:style-name="CharStyle10"><text:tab/>he scattered his arrows,</text:span></text:p>
          </text:list-item>
        </text:list>
        <text:p text:style-name="P44"><text:span text:style-name="CharStyle10">shot twisting flashes of lightning,</text:span></text:p>
        <text:list xml:id="list62340088755118" text:continue-numbering="true" text:style-name="L34">
          <text:list-item>
            <text:p text:style-name="P124"><text:span text:style-name="CharStyle10"><text:tab/>till the beds of the sea were seen, and earth’s foundations were laid</text:span></text:p>
          </text:list-item>
        </text:list>
        <text:p text:style-name="P86"><text:span text:style-name="CharStyle10">bare,</text:span></text:p>
        <text:p text:style-name="P106"><text:span text:style-name="CharStyle10">as the Eternal stormed, as his nostrils snorted.</text:span></text:p>
        <text:p text:style-name="P29"><text:span text:style-name="CharStyle10">He reaches down to raise me, 17 he draws me from the flood, he frees me from my foe so 18 strong,</text:span></text:p>
        <text:p text:style-name="P29"><text:span text:style-name="CharStyle10">from haters far too strong for me, who assailed me by surprise in 19 my distress;</text:span></text:p>
        <text:p text:style-name="P78"><text:span text:style-name="CharStyle49">but the Eternal comes to my sup­port,</text:span></text:p>
        <text:p text:style-name="P42"><text:span text:style-name="CharStyle49">and sets me free, in a clear space; 20 as he delights in me, he rescues me.</text:span></text:p>
        <text:p text:style-name="P79"><text:span text:style-name="CharStyle10">The Eternal deals with me as I 21 am upright,</text:span></text:p>
        <text:p text:style-name="P79"><text:span text:style-name="CharStyle10">he recompenses me for my clean life;</text:span></text:p>
        <text:p text:style-name="P78"><text:span text:style-name="CharStyle49">for I have kept to the Eternal’s 22 road,</text:span></text:p>
        <text:p text:style-name="P79"><text:span text:style-name="CharStyle10">and never sinned by swerving from my God;</text:span></text:p>
        <text:p text:style-name="P34"><text:span text:style-name="CharStyle49">his rules are all before my mind, 23 I never swerved from his com­mands ;</text:span></text:p>
        <text:p text:style-name="P33"><text:span text:style-name="CharStyle49">I was blameless in his eyes,<text:tab/>24</text:span></text:p>
        <text:p text:style-name="P31"><text:span text:style-name="CharStyle49">and kept clear of my sins.</text:span></text:p>
        <text:p text:style-name="P29"><text:span text:style-name="CharStyle10">So the Eternal has rewarded me 23 for my integrity, for a life clean in his eyes.</text:span></text:p>
        <text:p text:style-name="P81"><text:span text:style-name="CharStyle49">To the kind thou provest kind, 26 and true to the true,</text:span></text:p>
        <text:p text:style-name="P80"><text:span text:style-name="CharStyle10">the Eternal’s promises are tried and true;</text:span></text:p>
        <text:p text:style-name="P80"><text:span text:style-name="CharStyle10">he shields all who take shelter with him.</text:span></text:p>
        <text:p text:style-name="P22"><text:span text:style-name="CharStyle10">For who is God save the Eternal? 32 Who is stedfast save our God?</text:span></text:p>
        <text:p text:style-name="P24"><text:span text:style-name="CharStyle10">God is my stronghold,<text:tab/>33</text:span></text:p>
        <text:p text:style-name="P22"><text:span text:style-name="CharStyle10">God is a perfect guide to me.</text:span></text:p>
        <text:p text:style-name="P22"><text:soft-page-break/><text:span text:style-name="CharStyle10">He makes me nimble as a deer, 34 and sets me on the height.</text:span></text:p>
        <text:p text:style-name="P36"><text:span text:style-name="CharStyle10">He trains me how to fight,<text:tab/>35</text:span></text:p>
        <text:p text:style-name="P73"><text:span text:style-name="CharStyle10">till I can bend a bow of bronze.</text:span></text:p>
        <text:list xml:id="list2921261750514932262" text:style-name="L35">
          <text:list-item>
            <text:p text:style-name="P116"><text:span text:style-name="CharStyle10"><text:tab/>Thou hast shielded me with thine</text:span></text:p>
          </text:list-item>
        </text:list>
        <text:p text:style-name="P87"><text:span text:style-name="CharStyle10">aid,</text:span></text:p>
        <text:p text:style-name="P73"><text:span text:style-name="CharStyle10">thine answers to prayer have raised me.</text:span></text:p>
        <text:list xml:id="list62340928435421" text:continue-numbering="true" text:style-name="L35">
          <text:list-item>
            <text:p text:style-name="P116"><text:span text:style-name="CharStyle10"><text:tab/>Thou hast given me room to</text:span></text:p>
          </text:list-item>
        </text:list>
        <text:p text:style-name="P87"><text:span text:style-name="CharStyle10">move,</text:span></text:p>
        <text:p text:style-name="P73"><text:span text:style-name="CharStyle10">and a foothold sure.</text:span></text:p>
        <text:list xml:id="list62339833135291" text:continue-numbering="true" text:style-name="L35">
          <text:list-item>
            <text:p text:style-name="P117"><text:span text:style-name="CharStyle10"><text:tab/>I chase my foes and kill them,</text:span></text:p>
          </text:list-item>
        </text:list>
        <text:p text:style-name="P73"><text:span text:style-name="CharStyle10">I never turn till they are killed,</text:span></text:p>
        <text:list xml:id="list62340060610654" text:continue-numbering="true" text:style-name="L35">
          <text:list-item>
            <text:p text:style-name="P118"><text:span text:style-name="CharStyle10"><text:tab/>I kill them, felling them till they</text:span></text:p>
          </text:list-item>
        </text:list>
        <text:p text:style-name="P87"><text:span text:style-name="CharStyle10">cannot rise;</text:span></text:p>
        <text:p text:style-name="P73"><text:span text:style-name="CharStyle10">they fall down at my feet.</text:span></text:p>
        <text:list xml:id="list62341110688277" text:continue-numbering="true" text:style-name="L35">
          <text:list-item>
            <text:p text:style-name="P118"><text:span text:style-name="CharStyle10"><text:tab/>For thou hast braced me for the</text:span></text:p>
          </text:list-item>
        </text:list>
        <text:p text:style-name="P90"><text:span text:style-name="CharStyle51">fray,</text:span></text:p>
        <text:list xml:id="list62341258480337" text:continue-numbering="true" text:style-name="L35">
          <text:list-item>
            <text:p text:style-name="P118"><text:span text:style-name="CharStyle10"><text:tab/>thou makest my assailants drop</text:span></text:p>
          </text:list-item>
        </text:list>
        <text:p text:style-name="P87"><text:span text:style-name="CharStyle10">before me;</text:span></text:p>
        <text:p text:style-name="P73"><text:span text:style-name="CharStyle10">thou makest my foes fly before me,</text:span></text:p>
        <text:p text:style-name="P73"><text:span text:style-name="CharStyle10">till I finish off those who hate me.</text:span></text:p>
        <text:list xml:id="list62340686894058" text:continue-numbering="true" text:style-name="L35">
          <text:list-item>
            <text:p text:style-name="P118"><text:span text:style-name="CharStyle10"><text:tab/>They look for help, but there is</text:span></text:p>
          </text:list-item>
        </text:list>
        <text:p text:style-name="P87"><text:span text:style-name="CharStyle10">none to help them, they look to the Eternal, and they get no answer;</text:span></text:p>
        <text:list xml:id="list62341739090223" text:continue-numbering="true" text:style-name="L35">
          <text:list-item>
            <text:p text:style-name="P118"><text:span text:style-name="CharStyle10"><text:tab/>and I pound them to pieces like</text:span></text:p>
          </text:list-item>
        </text:list>
        <text:p text:style-name="P87"><text:span text:style-name="CharStyle10">dust,</text:span></text:p>
        <text:p text:style-name="P73"><text:span text:style-name="CharStyle10">I stamp on them like mud in the street,</text:span></text:p>
        <text:p text:style-name="P77"><text:span text:style-name="CharStyle10">I scatter them—far and wide.</text:span></text:p>
        <text:list xml:id="list62341123283115" text:continue-numbering="true" text:style-name="L35">
          <text:list-item>
            <text:p text:style-name="P110"><text:span text:style-name="CharStyle10"><text:tab/>Thou hast freed me from feud in</text:span></text:p>
          </text:list-item>
        </text:list>
        <text:p text:style-name="P88"><text:span text:style-name="CharStyle10">my nation</text:span></text:p>
        <text:p text:style-name="P74"><text:span text:style-name="CharStyle10">and kept me to be head over the pagans;</text:span></text:p>
        <text:p text:style-name="P74"><text:span text:style-name="CharStyle10">outsiders fawn on me,</text:span></text:p>
        <text:list xml:id="list62339742133873" text:continue-numbering="true" text:style-name="L35">
          <text:list-item>
            <text:p text:style-name="P130"><text:span text:style-name="CharStyle10"><text:tab/>foreigners render homage to me; once they hear of me, they come</text:span></text:p>
          </text:list-item>
        </text:list>
        <text:p text:style-name="P88"><text:span text:style-name="CharStyle10">cringing,</text:span></text:p>
        <text:list xml:id="list62340678243356" text:continue-numbering="true" text:style-name="L35">
          <text:list-item>
            <text:p text:style-name="P110"><text:span text:style-name="CharStyle10"><text:tab/>foreigners give way</text:span></text:p>
          </text:list-item>
        </text:list>
        <text:p text:style-name="P76"><text:span text:style-name="CharStyle10">and come limping out of their forts.</text:span></text:p>
        <text:list xml:id="list62341432100742" text:continue-numbering="true" text:style-name="L35">
          <text:list-item>
            <text:p text:style-name="P119"><text:span text:style-name="CharStyle10"><text:tab/>The Eternal is living—blest be</text:span></text:p>
          </text:list-item>
        </text:list>
        <text:p text:style-name="P89"><text:span text:style-name="CharStyle10">my Might,</text:span></text:p>
        <text:p text:style-name="P75"><text:span text:style-name="CharStyle10">exalted be my strong God of vic­tory !—</text:span></text:p>
        <text:p text:style-name="P95"><text:span text:style-name="CharStyle10">God who lets me enjoy my venge- 48 ance,</text:span></text:p>
        <text:p text:style-name="P30"><text:span text:style-name="CharStyle10">crushing the nations under me, succouring me from my foes.<text:tab/>49</text:span></text:p>
        <text:list xml:id="list3514241864455946604" text:style-name="L36">
          <text:list-item>
            <text:p text:style-name="P132"><text:span text:style-name="CharStyle10"><text:tab/>thou who settest me high above my enemies,</text:span></text:p>
          </text:list-item>
        </text:list>
        <text:p text:style-name="P29"><text:span text:style-name="CharStyle10">who rescuest me from violence,</text:span></text:p>
        <text:list xml:id="list62340668694174" text:continue-numbering="true" text:style-name="L36">
          <text:list-item>
            <text:p text:style-name="P251"><text:span text:style-name="CharStyle6"><text:tab/>thank thee, </text:span><text:span text:style-name="CharStyle52">0</text:span><text:span text:style-name="CharStyle6"> Eternal, before 50 pagans,</text:span></text:p>
          </text:list-item>
        </text:list>
        <text:p text:style-name="P29"><text:span text:style-name="CharStyle10">I wfill sing thy praise.</text:span></text:p>
        <text:p text:style-name="P29"><text:span text:style-name="CharStyle10">He gives his king great victories, 51 and kindness to his chosen prince, to David and his dynasty for ever.</text:span></text:p>
        <text:p text:style-name="P61"><text:span text:style-name="CharStyle6">Here are the last words </text:span><text:span text:style-name="CharStyle53">ey</text:span><text:span text:style-name="CharStyle6"> Q of David.</text:span></text:p>
        <text:p text:style-name="P41"><text:span text:style-name="CharStyle10">The lay of David, Jesse’s son, the lay of him who rose, of one whom Jacob’s God made king, whom Israel’s lyrics love to sing.</text:span></text:p>
        <text:p text:style-name="P29"><text:span text:style-name="CharStyle10">By me the Eternal’s spirit speaks, 2 the word upon my lips is his.</text:span></text:p>
        <text:p text:style-name="P28"><text:span text:style-name="CharStyle10">The God of Jacob speaks,<text:tab/>3</text:span></text:p>
        <text:p text:style-name="P98"><text:span text:style-name="CharStyle10">the Strength of Israel told me this:</text:span></text:p>
        <text:p text:style-name="P29"><text:span text:style-name="CharStyle10">“When a man rules men aright, ruling in God’s fear, he dawns on them like morning 4 light,</text:span></text:p>
        <text:p text:style-name="P41"><text:span text:style-name="CharStyle10">like a cloudless morning, clear, when rains are gone and earth lies green and bright.</text:span></text:p>
        <text:p text:style-name="P43"><text:span text:style-name="CharStyle10">God has made my line secure, 5 his pact with me shall never end, all is in order due and sure; on him my bliss and weal depend.</text:span></text:p>
        <text:p text:style-name="P25"><text:span text:style-name="CharStyle10">But godless men will never thrive; 6 like thorn-trees in a desert land, that none will gather with his hand,</text:span></text:p>
        <text:p text:style-name="P23"><text:span text:style-name="CharStyle10">nor for their nurture strive—<text:tab/>7</text:span></text:p>
        <text:p text:style-name="P25"><text:span text:style-name="CharStyle10">fire is their final bale, despite their spears and iron mai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Franklin Gothic Medium" svg:font-family="'Franklin Gothic Medium'"/>
    <style:font-face style:name="Georgia" svg:font-family="Georgia"/>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AngsanaUPC" fo:font-family="AngsanaUPC" fo:font-size="21pt" fo:font-style="normal" style:text-underline-style="none" fo:font-weight="bold" style:font-name-asian="AngsanaUPC" style:font-family-asian="AngsanaUPC" style:font-size-asian="21pt" style:font-style-asian="normal" style:font-weight-asian="bold" style:font-name-complex="AngsanaUPC" style:font-family-complex="AngsanaUPC" style:font-size-complex="21pt" style:font-style-complex="normal" style:font-weight-complex="bold"/>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319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margin-left="0in" fo:margin-right="0in" fo:line-height="0.1134in" fo:text-indent="-0.3335in" style:auto-text-indent="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299in" fo:text-align="justify" style:justify-single-word="false" fo:text-indent="0.0972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99in" fo:text-align="justify" style:justify-single-word="false" fo:text-indent="-0.20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7_29_" style:display-name="Body text (7)" style:family="paragraph" style:master-page-name="">
      <style:graphic-properties draw:fill="solid" draw:fill-color="#ffffff" draw:opacity="100%"/>
      <style:paragraph-properties fo:margin-left="0in" fo:margin-right="0in" fo:line-height="0.1272in" fo:text-align="justify" style:justify-single-word="false" fo:text-indent="0.20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9_29_" style:display-name="Body text (9)"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Verdana" fo:font-family="Verdana" fo:font-size="16pt" fo:letter-spacing="-0.0071in" fo:font-style="normal" style:text-underline-style="none" fo:font-weight="bold" style:font-name-asian="Verdana" style:font-family-asian="Verdana" style:font-size-asian="16pt" style:font-style-asian="normal" style:font-weight-asian="bold" style:font-name-complex="Verdana" style:font-family-complex="Verdana" style:font-size-complex="16pt" style:font-style-complex="normal" style:font-weight-complex="bold"/>
    </style:style>
    <style:style style:name="Body_20_text_20__28_10_29_" style:display-name="Body text (10)" style:family="paragraph" style:master-page-name="">
      <style:graphic-properties draw:fill="solid" draw:fill-color="#ffffff" draw:opacity="100%"/>
      <style:paragraph-properties fo:margin-left="0in" fo:margin-right="0in" fo:line-height="0.1134in" fo:text-indent="-0.1528in" style:auto-text-indent="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Body_20_text_20__28_8_29_" style:display-name="Body text (8)" style:family="paragraph" style:master-page-name="">
      <style:graphic-properties draw:fill="solid" draw:fill-color="#ffffff" draw:opacity="100%"/>
      <style:paragraph-properties fo:margin-left="0in" fo:margin-right="0in" fo:line-height="0.1272in" fo:text-align="end" style:justify-single-word="false" fo:text-indent="-0.1945in" style:auto-text-indent="false" style:page-number="auto" fo:background-color="#ffffff"/>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Body_20_text_20__28_11_29_" style:display-name="Body text (11)" style:family="paragraph" style:master-page-name="">
      <style:graphic-properties draw:fill="solid" draw:fill-color="#ffffff" draw:opacity="100%"/>
      <style:paragraph-properties fo:margin-left="0in" fo:margin-right="0in" fo:line-height="0.1134in" fo:text-indent="0.111in" style:auto-text-indent="false" style:page-number="auto" fo:background-color="#ffffff"/>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Body_20_text_20__28_6_29__20__2b__20_DropCap1" style:display-name="Body text (6) + DropCap1" style:family="paragraph" style:parent-style-name="Body_20_text_20__28_6_29_" style:master-page-name="">
      <style:paragraph-properties fo:margin-left="0.2083in" fo:margin-right="0in" fo:margin-top="0in" fo:margin-bottom="0in" loext:contextual-spacing="false" fo:text-indent="0in" style:auto-text-indent="false" style:page-number="auto">
        <style:tab-stops>
          <style:tab-stop style:position="0.0937in"/>
        </style:tab-stops>
        <style:drop-cap style:lines="2" style:distance="0.0035in" style:style-name="DropCap3"/>
      </style:paragraph-properties>
    </style:style>
    <style:style style:name="Body_20_text_20__28_7_29__20__2b__20_DropCap2" style:display-name="Body text (7) + DropCap2" style:family="paragraph" style:parent-style-name="Body_20_text_20__28_7_29_" style:master-page-name="">
      <style:paragraph-properties fo:margin-left="0in" fo:margin-right="0in" fo:margin-top="0in" fo:margin-bottom="0in" loext:contextual-spacing="false" fo:text-indent="0.2083in" style:auto-text-indent="false" style:page-number="auto">
        <style:tab-stops>
          <style:tab-stop style:position="0.3744in"/>
        </style:tab-stops>
        <style:drop-cap style:lines="2" style:distance="0.0035in" style:style-name="DropCap4"/>
      </style:paragraph-properties>
    </style:style>
    <style:style style:name="Body_20_text_20__28_4_29__20__2b__20_DropCap3" style:display-name="Body text (4) + DropCap3" style:family="paragraph" style:parent-style-name="Body_20_text_20__28_4_29_" style:master-page-name="">
      <style:paragraph-properties fo:margin-left="0.111in" fo:margin-right="0in" fo:margin-top="0in" fo:margin-bottom="0in" loext:contextual-spacing="false" fo:text-indent="0.0972in" style:auto-text-indent="false" style:page-number="auto">
        <style:tab-stops>
          <style:tab-stop style:position="0.3272in"/>
        </style:tab-stops>
        <style:drop-cap style:lines="2" style:distance="0.0035in" style:style-name="DropCap2"/>
      </style:paragraph-properties>
    </style:style>
    <style:style style:name="Body_20_text_20__28_2_29__20__2b__20_DropCap4" style:display-name="Body text (2) + DropCap4" style:family="paragraph" style:parent-style-name="Body_20_text_20__28_2_29_" style:master-page-name="">
      <style:paragraph-properties fo:margin-left="0in" fo:margin-right="0in" fo:margin-top="0in" fo:margin-bottom="0in" loext:contextual-spacing="false" fo:text-align="start" style:justify-single-word="false" fo:text-indent="0.1945in" style:auto-text-indent="false" style:page-number="auto">
        <style:tab-stops>
          <style:tab-stop style:position="0.3902in"/>
        </style:tab-stops>
        <style:drop-cap style:lines="2" style:distance="0.0035in" style:style-name="DropCap1"/>
      </style:paragraph-properties>
    </style:style>
    <style:style style:name="Body_20_text_20__28_4_29__20__2b__20_DropCap5" style:display-name="Body text (4) + DropCap5" style:family="paragraph" style:parent-style-name="Body_20_text_20__28_4_29_" style:master-page-name="">
      <style:paragraph-properties fo:margin-left="0in" fo:margin-right="0in" fo:margin-top="0in" fo:margin-bottom="0in" loext:contextual-spacing="false" fo:line-height="0.1272in" fo:text-indent="0.1945in" style:auto-text-indent="false" style:page-number="auto">
        <style:tab-stops>
          <style:tab-stop style:position="0.3437in"/>
        </style:tab-stops>
        <style:drop-cap style:lines="2" style:distance="0.0035in" style:style-name="DropCap5"/>
      </style:paragraph-properties>
    </style:style>
    <style:style style:name="Body_20_text_20__28_4_29__20__2b__20_DropCap6" style:display-name="Body text (4) + DropCap6" style:family="paragraph" style:parent-style-name="Body_20_text_20__28_4_29_" style:master-page-name="">
      <style:paragraph-properties fo:margin-left="0in" fo:margin-right="0in" fo:margin-top="0in" fo:margin-bottom="0in" loext:contextual-spacing="false" fo:line-height="0.1272in" fo:text-indent="0.1945in" style:auto-text-indent="false" style:page-number="auto">
        <style:drop-cap style:lines="2" style:distance="0.0402in" style:style-name="DropCap6"/>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AngsanaUPC" fo:font-family="AngsanaUPC" fo:font-size="21pt" fo:font-style="normal" style:text-underline-style="none" fo:font-weight="bold" style:font-name-asian="AngsanaUPC" style:font-family-asian="AngsanaUPC" style:font-size-asian="21pt" style:font-style-asian="normal" style:font-weight-asian="bold" style:font-name-complex="AngsanaUPC" style:font-family-complex="AngsanaUPC" style:font-size-complex="21pt" style:font-style-complex="normal" style:font-weight-complex="bold"/>
    </style:style>
    <style:style style:name="CharStyle6"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45% 58%" style:font-name="Verdana" fo:font-family="Verdana" fo:font-size="16pt" fo:letter-spacing="normal" fo:font-style="normal" style:text-underline-style="none" fo:font-weight="normal" style:font-name-asian="Verdana" style:font-family-asian="Verdana" style:font-size-asian="16pt" style:font-style-asian="normal" style:font-weight-asian="normal" style:font-name-complex="Verdana" style:font-family-complex="Verdana" style:font-size-complex="16pt" style:font-style-complex="normal" style:font-weight-complex="normal" style:text-scale="100%"/>
    </style:style>
    <style:style style:name="CharStyle8" style:family="text" style:parent-style-name="CharStyle6">
      <style:text-properties fo:color="#000000" style:text-position="0% 100%" style:font-name="AngsanaUPC" fo:font-family="AngsanaUPC" fo:font-size="13pt" fo:letter-spacing="normal"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10"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CharStyle12" style:family="text" style:parent-style-name="DefaultFontStyle">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CharStyle13" style:family="text" style:parent-style-name="CharStyle12">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4" style:family="text" style:parent-style-name="CharStyle12">
      <style:text-properties fo:color="#000000" style:text-position="0% 100%" fo:letter-spacing="normal" fo:language="en" fo:country="US" style:language-asian="en" style:country-asian="US" style:language-complex="en" style:country-complex="US" style:text-scale="100%"/>
    </style:style>
    <style:style style:name="CharStyle16"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2" style:family="text">
      <style:text-properties fo:color="#000000" style:text-line-through-style="none" style:text-line-through-type="none" style:text-position="38% 58%" style:font-name="Verdana" fo:font-family="Verdana" fo:font-size="16pt" fo:letter-spacing="normal" fo:font-style="normal" style:text-underline-style="none" fo:font-weight="normal" style:font-name-asian="Verdana" style:font-family-asian="Verdana" style:font-size-asian="16pt" style:font-style-asian="normal" style:font-weight-asian="normal" style:font-name-complex="Verdana" style:font-family-complex="Verdana" style:font-size-complex="16pt" style:font-style-complex="normal" style:font-weight-complex="normal" style:text-scale="100%"/>
    </style:style>
    <style:style style:name="CharStyle18" style:family="text" style:parent-style-name="CharStyle16">
      <style:text-properties fo:color="#000000" style:text-position="0% 100%" style:font-name="AngsanaUPC" fo:font-family="AngsanaUPC" fo:font-size="13pt" fo:letter-spacing="normal"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19" style:family="text" style:parent-style-name="CharStyle6">
      <style:text-properties fo:color="#000000" style:text-position="0% 100%" fo:font-size="7pt" fo:letter-spacing="normal" fo:language="en" fo:country="US" fo:font-weight="bold" style:font-size-asian="7pt" style:language-asian="en" style:country-asian="US" style:font-weight-asian="bold" style:font-size-complex="7pt" style:language-complex="en" style:country-complex="US" style:font-weight-complex="bold" style:text-scale="100%"/>
    </style:style>
    <style:style style:name="CharStyle2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22" style:family="text" style:parent-style-name="CharStyle21">
      <style:text-properties fo:color="#000000" style:text-position="0% 100%" style:font-name="AngsanaUPC" fo:font-family="AngsanaUPC" fo:font-size="13pt" fo:letter-spacing="-0.0071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23" style:family="text" style:parent-style-name="CharStyle21">
      <style:text-properties fo:color="#000000" style:text-position="0% 100%" style:font-name="AngsanaUPC" fo:font-family="AngsanaUPC" fo:font-size="13pt" fo:letter-spacing="normal"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25"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3" style:family="text">
      <style:text-properties fo:color="#000000" style:text-line-through-style="none" style:text-line-through-type="none" style:text-position="45% 58%" style:font-name="Verdana" fo:font-family="Verdana" fo:font-size="16pt" fo:letter-spacing="normal" fo:font-style="normal" style:text-underline-style="none" fo:font-weight="normal" style:font-name-asian="Verdana" style:font-family-asian="Verdana" style:font-size-asian="16pt" style:font-style-asian="normal" style:font-weight-asian="normal" style:font-name-complex="Verdana" style:font-family-complex="Verdana" style:font-size-complex="16pt" style:font-style-complex="normal" style:font-weight-complex="normal" style:text-scale="100%"/>
    </style:style>
    <style:style style:name="CharStyle27" style:family="text" style:parent-style-name="CharStyle6">
      <style:text-properties fo:color="#000000" style:text-position="0% 100%" fo:font-size="8.5pt" fo:letter-spacing="-0.0071in"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29"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4" style:family="text">
      <style:text-properties fo:color="#000000" style:text-line-through-style="none" style:text-line-through-type="none" style:text-position="17% 58%" style:font-name="AngsanaUPC" fo:font-family="AngsanaUPC" fo:font-size="28pt" fo:letter-spacing="normal" fo:font-style="normal" style:text-underline-style="none" fo:font-weight="normal" style:font-name-asian="AngsanaUPC" style:font-family-asian="AngsanaUPC" style:font-size-asian="28pt" style:font-style-asian="normal" style:font-weight-asian="normal" style:font-name-complex="AngsanaUPC" style:font-family-complex="AngsanaUPC" style:font-size-complex="28pt" style:font-style-complex="normal" style:font-weight-complex="normal" style:text-scale="100%"/>
    </style:style>
    <style:style style:name="CharStyle31" style:family="text" style:parent-style-name="CharStyle29">
      <style:text-properties fo:color="#000000" style:text-position="0% 100%" style:font-name="AngsanaUPC" fo:font-family="AngsanaUPC" fo:font-size="13pt" fo:letter-spacing="normal"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32" style:family="text" style:parent-style-name="CharStyle29">
      <style:text-properties fo:font-variant="small-caps" fo:color="#000000" style:text-position="0% 100%" fo:letter-spacing="normal" fo:language="en" fo:country="US" style:language-asian="en" style:country-asian="US" style:language-complex="en" style:country-complex="US" style:text-scale="100%"/>
    </style:style>
    <style:style style:name="CharStyle33" style:family="text" style:parent-style-name="CharStyle6">
      <style:text-properties fo:font-variant="small-caps" fo:color="#000000" style:text-position="0% 100%" fo:font-size="8.5pt" fo:letter-spacing="-0.0071in"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34" style:family="text" style:parent-style-name="CharStyle6">
      <style:text-properties fo:font-variant="small-caps" fo:color="#000000" style:text-position="0% 100%" fo:letter-spacing="normal" fo:language="en" fo:country="US" style:language-asian="en" style:country-asian="US" style:language-complex="en" style:country-complex="US" style:text-scale="100%"/>
    </style:style>
    <style:style style:name="DropCap5" style:family="text">
      <style:text-properties fo:color="#000000" style:text-line-through-style="none" style:text-line-through-type="none" style:text-position="28% 58%" style:font-name="Franklin Gothic Medium" fo:font-family="'Franklin Gothic Medium'" fo:font-size="17pt" fo:letter-spacing="normal" fo:font-style="normal" style:text-underline-style="none" fo:font-weight="normal" style:font-name-asian="Franklin Gothic Medium" style:font-family-asian="'Franklin Gothic Medium'" style:font-size-asian="17pt" style:font-style-asian="normal" style:font-weight-asian="normal" style:font-name-complex="Franklin Gothic Medium" style:font-family-complex="'Franklin Gothic Medium'" style:font-size-complex="17pt" style:font-style-complex="normal" style:font-weight-complex="normal" style:text-scale="100%"/>
    </style:style>
    <style:style style:name="CharStyle36" style:family="text" style:parent-style-name="CharStyle21">
      <style:text-properties fo:font-variant="small-caps" fo:color="#000000" style:text-position="0% 100%" fo:letter-spacing="normal" fo:language="en" fo:country="US" style:language-asian="en" style:country-asian="US" style:language-complex="en" style:country-complex="US" style:text-scale="100%"/>
    </style:style>
    <style:style style:name="CharStyle38" style:family="text" style:parent-style-name="DefaultFontStyle">
      <style:text-properties style:text-line-through-style="none" style:text-line-through-type="none" style:font-name="Verdana" fo:font-family="Verdana" fo:font-size="16pt" fo:letter-spacing="-0.0071in" fo:font-style="normal" style:text-underline-style="none" fo:font-weight="bold" style:font-name-asian="Verdana" style:font-family-asian="Verdana" style:font-size-asian="16pt" style:font-style-asian="normal" style:font-weight-asian="bold" style:font-name-complex="Verdana" style:font-family-complex="Verdana" style:font-size-complex="16pt" style:font-style-complex="normal" style:font-weight-complex="bold"/>
    </style:style>
    <style:style style:name="CharStyle40"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CharStyle42" style:family="text" style:parent-style-name="DefaultFontStyle">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DropCap6" style:family="text">
      <style:text-properties fo:color="#000000" style:text-line-through-style="none" style:text-line-through-type="none" style:text-position="27%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44" style:family="text" style:parent-style-name="CharStyle6">
      <style:text-properties fo:color="#000000" style:text-position="0% 100%" style:font-name="AngsanaUPC" fo:font-family="AngsanaUPC" fo:font-size="13pt" fo:letter-spacing="normal" fo:language="en" fo:country="US" fo:font-style="italic" style:font-name-asian="AngsanaUPC" style:font-family-asian="AngsanaUPC" style:font-size-asian="13pt" style:language-asian="en" style:country-asian="US" style:font-style-asian="italic" style:font-name-complex="AngsanaUPC" style:font-family-complex="AngsanaUPC" style:font-size-complex="13pt" style:language-complex="en" style:country-complex="US" style:font-style-complex="italic" style:text-scale="100%"/>
    </style:style>
    <style:style style:name="CharStyle45" style:family="text" style:parent-style-name="CharStyle6">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46" style:family="text" style:parent-style-name="CharStyle21">
      <style:text-properties fo:color="#000000" style:text-position="0% 100%" fo:font-size="7pt" fo:letter-spacing="normal" fo:language="en" fo:country="US" fo:font-weight="normal" style:font-size-asian="7pt" style:language-asian="en" style:country-asian="US" style:font-weight-asian="normal" style:font-size-complex="7pt" style:language-complex="en" style:country-complex="US" style:font-weight-complex="normal" style:text-scale="100%"/>
    </style:style>
    <style:style style:name="CharStyle47" style:family="text" style:parent-style-name="CharStyle10">
      <style:text-properties fo:color="#000000" style:text-position="0% 100%" fo:font-size="6pt" fo:letter-spacing="normal" fo:language="en" fo:country="US" fo:font-weight="bold" style:font-size-asian="6pt" style:language-asian="en" style:country-asian="US" style:font-weight-asian="bold" style:font-size-complex="6pt" style:language-complex="en" style:country-complex="US" style:font-weight-complex="bold" style:text-scale="100%"/>
    </style:style>
    <style:style style:name="CharStyle48" style:family="text" style:parent-style-name="CharStyle12">
      <style:text-properties fo:color="#000000" style:text-position="0% 100%" fo:font-size="15pt" fo:letter-spacing="normal" fo:language="en" fo:country="US" fo:font-style="italic" fo:font-weight="bold" style:font-size-asian="15pt" style:language-asian="en" style:country-asian="US" style:font-style-asian="italic" style:font-weight-asian="bold" style:font-size-complex="15pt" style:language-complex="en" style:country-complex="US" style:font-style-complex="italic" style:font-weight-complex="bold" style:text-scale="100%"/>
    </style:style>
    <style:style style:name="CharStyle49"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CharStyle51" style:family="text" style:parent-style-name="DefaultFontStyle">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CharStyle52" style:family="text" style:parent-style-name="CharStyle6">
      <style:text-properties fo:color="#000000" style:text-position="0% 100%" style:font-name="AngsanaUPC" fo:font-family="AngsanaUPC" fo:font-size="13pt" fo:letter-spacing="normal"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53" style:family="text" style:parent-style-name="CharStyle6">
      <style:text-properties fo:color="#000000" style:text-position="0% 100%" fo:font-size="8.5pt" fo:letter-spacing="-0.0209in"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02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634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99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02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01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71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28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65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35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72in" style:type="right"/>
        </style:tab-stops>
      </style:paragraph-properties>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66in" style:type="right"/>
        </style:tab-stops>
      </style:paragraph-properties>
    </style:style>
    <style:style style:name="M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29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311in" fo:margin-left="0in" fo:margin-right="0in" fo:margin-bottom="0in"/>
      </style:header-style>
      <style:footer-style>
        <style:header-footer-properties fo:min-height="3.6346in" fo:margin-left="0in" fo:margin-right="0in" fo:margin-top="3.6346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583in" fo:margin-left="0in" fo:margin-right="0in" fo:margin-bottom="0in"/>
      </style:header-style>
      <style:footer-style>
        <style:header-footer-properties fo:min-height="3.6083in" fo:margin-left="0in" fo:margin-right="0in" fo:margin-top="3.6083in"/>
      </style:footer-style>
    </style:page-layout>
    <style:page-layout style:name="Mpm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228in" fo:margin-left="0in" fo:margin-right="0in" fo:margin-bottom="0in"/>
      </style:header-style>
      <style:footer-style>
        <style:header-footer-properties fo:min-height="3.6528in" fo:margin-left="0in" fo:margin-right="0in" fo:margin-top="3.6528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3.6874in" svg:y="0.5252in" draw:z-index="25"><draw:text-box fo:min-height="0.1098in" fo:min-width="2.4402in"><text:p text:style-name="MP3"><text:span text:style-name="CharStyle13">2</text:span><text:span text:style-name="CharStyle14"> SAMUEL </text:span><text:span text:style-name="CharStyle13">2<text:tab/></text:span><text:page-number text:select-page="current">347</text:page-number></text:p></draw:text-box></draw:frame></text:p>
      </style:header>
      <style:footer>
        <text:p text:style-name="MP2"/>
      </style:footer>
    </style:master-page>
    <style:master-page style:name="PageStyle2" style:page-layout-name="Mpm3">
      <style:header>
        <text:p text:style-name="MP1"><draw:frame draw:style-name="Mfr1" draw:name="1" text:anchor-type="paragraph" svg:x="2.0744in" svg:y="0.5717in" draw:z-index="0"><draw:text-box fo:min-height="0.1098in" fo:min-width="2.4634in"><text:p text:style-name="MP4"><text:page-number text:select-page="current">349</text:page-number><text:span text:style-name="CharStyle14"><text:tab/>2 SAMUEL 3</text:span></text:p></draw:text-box></draw:frame></text:p>
      </style:header>
      <style:header-left>
        <text:p text:style-name="MP1"><draw:frame draw:style-name="Mfr1" draw:name="2" text:anchor-type="paragraph" svg:x="2.0744in" svg:y="0.5717in" draw:z-index="26"><draw:text-box fo:min-height="0.1098in" fo:min-width="2.4634in"><text:p text:style-name="MP4"><text:page-number text:select-page="current">348</text:page-number><text:span text:style-name="CharStyle14"><text:tab/>2 SAMUEL 3</text:span></text:p></draw:text-box></draw:frame></text:p>
      </style:header-left>
      <style:footer>
        <text:p text:style-name="MP2"/>
      </style:footer>
      <style:footer-left>
        <text:p text:style-name="MP2"/>
      </style:footer-left>
    </style:master-page>
    <style:master-page style:name="PageStyle3" style:page-layout-name="Mpm3">
      <style:header>
        <text:p text:style-name="MP1"><draw:frame draw:style-name="Mfr1" draw:name="3" text:anchor-type="paragraph" svg:x="3.7063in" svg:y="0.5319in" draw:z-index="27"><draw:text-box fo:min-height="0.1035in" fo:min-width="2.4634in"><text:p text:style-name="MP4"><text:span text:style-name="CharStyle14">2 SAMUEL 11<text:tab/></text:span><text:page-number text:select-page="current">351</text:page-number></text:p></draw:text-box></draw:frame></text:p>
      </style:header>
      <style:header-left>
        <text:p text:style-name="MP1"><draw:frame draw:style-name="Mfr1" draw:name="4" text:anchor-type="paragraph" svg:x="2.0528in" svg:y="0.5047in" draw:z-index="0"><draw:text-box fo:min-height="0.1299in" fo:min-width="2.4799in"><text:p text:style-name="MP5"><text:page-number text:select-page="current">350</text:page-number><text:span text:style-name="CharStyle14"><text:tab/>2 SAMUEL 12</text:span></text:p></draw:text-box></draw:frame></text:p>
      </style:header-left>
      <style:footer>
        <text:p text:style-name="MP2"/>
      </style:footer>
      <style:footer-left>
        <text:p text:style-name="MP2"/>
      </style:footer-left>
    </style:master-page>
    <style:master-page style:name="PageStyle4" style:page-layout-name="Mpm3">
      <style:header>
        <text:p text:style-name="MP1"><draw:frame draw:style-name="Mfr1" draw:name="5" text:anchor-type="paragraph" svg:x="3.6764in" svg:y="0.5346in" draw:z-index="28"><draw:text-box fo:min-height="0.1in" fo:min-width="2.4634in"><text:p text:style-name="MP4"><text:span text:style-name="CharStyle14">2 SAMUEL 21<text:tab/></text:span><text:page-number text:select-page="current">351</text:page-number></text:p></draw:text-box></draw:frame></text:p>
      </style:header>
      <style:header-left>
        <text:p text:style-name="MP1"><draw:frame draw:style-name="Mfr1" draw:name="6" text:anchor-type="paragraph" svg:x="3.6764in" svg:y="0.5346in" draw:z-index="0"><draw:text-box fo:min-height="0.1in" fo:min-width="2.4634in"><text:p text:style-name="MP4"><text:span text:style-name="CharStyle14">2 SAMUEL 21<text:tab/></text:span><text:page-number text:select-page="current">352</text:page-number></text:p></draw:text-box></draw:frame></text:p>
      </style:header-left>
      <style:footer>
        <text:p text:style-name="MP2"/>
      </style:footer>
      <style:footer-left>
        <text:p text:style-name="MP2"/>
      </style:footer-left>
    </style:master-page>
    <style:master-page style:name="PageStyle5" style:page-layout-name="Mpm3">
      <style:header>
        <text:p text:style-name="MP1"><draw:frame draw:style-name="Mfr1" draw:name="7" text:anchor-type="paragraph" svg:x="3.7063in" svg:y="0.5319in" draw:z-index="1"><draw:text-box fo:min-height="0.1035in" fo:min-width="2.4634in"><text:p text:style-name="MP4"><text:span text:style-name="CharStyle14">2 SAMUEL 11<text:tab/></text:span><text:page-number text:select-page="current">353</text:page-number></text:p></draw:text-box></draw:frame></text:p>
      </style:header>
      <style:header-left>
        <text:p text:style-name="MP1"><draw:frame draw:style-name="Mfr1" draw:name="8" text:anchor-type="paragraph" svg:x="2.0528in" svg:y="0.5047in" draw:z-index="29"><draw:text-box fo:min-height="0.1299in" fo:min-width="2.4799in"><text:p text:style-name="MP5"><text:page-number text:select-page="current">354</text:page-number><text:span text:style-name="CharStyle14"><text:tab/>2 SAMUEL 12</text:span></text:p></draw:text-box></draw:frame></text:p>
      </style:header-left>
      <style:footer>
        <text:p text:style-name="MP2"/>
      </style:footer>
      <style:footer-left>
        <text:p text:style-name="MP2"/>
      </style:footer-left>
    </style:master-page>
    <style:master-page style:name="PageStyle6" style:page-layout-name="Mpm3">
      <style:header>
        <text:p text:style-name="MP1"><draw:frame draw:style-name="Mfr1" draw:name="9" text:anchor-type="paragraph" svg:x="2.0417in" svg:y="0.4866in" draw:z-index="0"><draw:text-box fo:min-height="0.1071in" fo:min-width="2.4902in"><text:p text:style-name="MP6"><text:page-number text:select-page="current">355</text:page-number><text:span text:style-name="CharStyle14"><text:tab/>2 SAMUEL 13</text:span></text:p></draw:text-box></draw:frame></text:p>
      </style:header>
      <style:header-left>
        <text:p text:style-name="MP1"><draw:frame draw:style-name="Mfr1" draw:name="10" text:anchor-type="paragraph" svg:x="2.0417in" svg:y="0.4866in" draw:z-index="30"><draw:text-box fo:min-height="0.1071in" fo:min-width="2.4902in"><text:p text:style-name="MP6"><text:page-number text:select-page="current">354</text:page-number><text:span text:style-name="CharStyle14"><text:tab/>2 SAMUEL 13</text:span></text:p></draw:text-box></draw:frame></text:p>
      </style:header-left>
      <style:footer>
        <text:p text:style-name="MP2"/>
      </style:footer>
      <style:footer-left>
        <text:p text:style-name="MP2"/>
      </style:footer-left>
    </style:master-page>
    <style:master-page style:name="PageStyle7" style:page-layout-name="Mpm3">
      <style:header>
        <text:p text:style-name="MP1"><draw:frame draw:style-name="Mfr1" draw:name="11" text:anchor-type="paragraph" svg:x="3.7063in" svg:y="0.5319in" draw:z-index="32"><draw:text-box fo:min-height="0.1035in" fo:min-width="2.4634in"><text:p text:style-name="MP4"><text:span text:style-name="CharStyle14">2 SAMUEL 11<text:tab/></text:span><text:page-number text:select-page="current">359</text:page-number></text:p></draw:text-box></draw:frame></text:p>
      </style:header>
      <style:header-left>
        <text:p text:style-name="MP1"><draw:frame draw:style-name="Mfr1" draw:name="12" text:anchor-type="paragraph" svg:x="2.0528in" svg:y="0.5047in" draw:z-index="6"><draw:text-box fo:min-height="0.1299in" fo:min-width="2.4799in"><text:p text:style-name="MP5"><text:page-number text:select-page="current">358</text:page-number><text:span text:style-name="CharStyle14"><text:tab/>2 SAMUEL 12</text:span></text:p></draw:text-box></draw:frame></text:p>
      </style:header-left>
      <style:footer>
        <text:p text:style-name="MP2"/>
      </style:footer>
      <style:footer-left>
        <text:p text:style-name="MP2"/>
      </style:footer-left>
    </style:master-page>
    <style:master-page style:name="PageStyle8" style:page-layout-name="Mpm3">
      <style:header>
        <text:p text:style-name="MP1"><draw:frame draw:style-name="Mfr1" draw:name="13" text:anchor-type="paragraph" svg:x="3.6874in" svg:y="0.5283in" draw:z-index="33"><draw:text-box fo:min-height="0.1071in" fo:min-width="2.4701in"><text:p text:style-name="MP7"><text:span text:style-name="CharStyle13">2</text:span><text:span text:style-name="CharStyle14"> SAMUEL 12<text:tab/></text:span><text:page-number text:select-page="current">359</text:page-number></text:p></draw:text-box></draw:frame></text:p>
      </style:header>
      <style:header-left>
        <text:p text:style-name="MP1"><draw:frame draw:style-name="Mfr1" draw:name="14" text:anchor-type="paragraph" svg:x="3.6874in" svg:y="0.5283in" draw:z-index="0"><draw:text-box fo:min-height="0.1071in" fo:min-width="2.4701in"><text:p text:style-name="MP7"><text:span text:style-name="CharStyle13">2</text:span><text:span text:style-name="CharStyle14"> SAMUEL 12<text:tab/></text:span><text:page-number text:select-page="current">360</text:page-number></text:p></draw:text-box></draw:frame></text:p>
      </style:header-left>
      <style:footer>
        <text:p text:style-name="MP2"/>
      </style:footer>
      <style:footer-left>
        <text:p text:style-name="MP2"/>
      </style:footer-left>
    </style:master-page>
    <style:master-page style:name="PageStyle9" style:page-layout-name="Mpm4">
      <style:header>
        <text:p text:style-name="MP1"><draw:frame draw:style-name="Mfr1" draw:name="15" text:anchor-type="paragraph" svg:x="3.6681in" svg:y="0.5299in" draw:z-index="35"><draw:text-box fo:min-height="0.1035in" fo:min-width="2.4571in"><text:p text:style-name="MP8"><text:span text:style-name="CharStyle14">2 SAMUEL IS<text:tab/></text:span><text:page-number text:select-page="current">361</text:page-number></text:p></draw:text-box></draw:frame></text:p>
      </style:header>
      <style:header-left>
        <text:p text:style-name="MP1"><draw:frame draw:style-name="Mfr1" draw:name="16" text:anchor-type="paragraph" svg:x="2.0417in" svg:y="0.4866in" draw:z-index="34"><draw:text-box fo:min-height="0.1071in" fo:min-width="2.4902in"><text:p text:style-name="MP6"><text:page-number text:select-page="current">362</text:page-number><text:span text:style-name="CharStyle14"><text:tab/>2 SAMUEL 13</text:span></text:p></draw:text-box></draw:frame></text:p>
      </style:header-left>
      <style:footer>
        <text:p text:style-name="MP2"/>
      </style:footer>
      <style:footer-left>
        <text:p text:style-name="MP2"/>
      </style:footer-left>
    </style:master-page>
    <style:master-page style:name="PageStyle10" style:page-layout-name="Mpm4">
      <style:header>
        <text:p text:style-name="MP1"><draw:frame draw:style-name="Mfr1" draw:name="17" text:anchor-type="paragraph" svg:x="2.0516in" svg:y="0.4764in" draw:z-index="0"><draw:text-box fo:min-height="0.1165in" fo:min-width="2.4902in"><text:p text:style-name="MP6"><text:page-number text:select-page="current">0</text:page-number><text:span text:style-name="CharStyle14"><text:tab/>2 SAMUEL 14</text:span></text:p></draw:text-box></draw:frame></text:p>
      </style:header>
      <style:header-left>
        <text:p text:style-name="MP1"><draw:frame draw:style-name="Mfr1" draw:name="18" text:anchor-type="paragraph" svg:x="2.0516in" svg:y="0.4764in" draw:z-index="36"><draw:text-box fo:min-height="0.1165in" fo:min-width="2.4902in"><text:p text:style-name="MP6"><text:page-number text:select-page="current">362</text:page-number><text:span text:style-name="CharStyle14"><text:tab/>2 SAMUEL 14</text:span></text:p></draw:text-box></draw:frame></text:p>
      </style:header-left>
      <style:footer>
        <text:p text:style-name="MP2"/>
      </style:footer>
      <style:footer-left>
        <text:p text:style-name="MP2"/>
      </style:footer-left>
    </style:master-page>
    <style:master-page style:name="PageStyle11" style:page-layout-name="Mpm4">
      <style:header>
        <text:p text:style-name="MP1"><draw:frame draw:style-name="Mfr1" draw:name="19" text:anchor-type="paragraph" svg:x="3.6681in" svg:y="0.5264in" draw:z-index="37"><draw:text-box fo:min-height="0.1071in" fo:min-width="2.4736in"><text:p text:style-name="MP9"><text:span text:style-name="CharStyle14">2 SAMUEL 16<text:tab/></text:span><text:page-number text:select-page="current">0</text:page-number></text:p></draw:text-box></draw:frame></text:p>
      </style:header>
      <style:header-left>
        <text:p text:style-name="MP1"><draw:frame draw:style-name="Mfr1" draw:name="20" text:anchor-type="paragraph" svg:x="2.0382in" svg:y="0.4764in" draw:z-index="40"><draw:text-box fo:min-height="0.1165in" fo:min-width="2.4965in"><text:p text:style-name="MP10"><text:page-number text:select-page="current">0</text:page-number><text:span text:style-name="CharStyle14"><text:tab/>2 SAMUEL 17</text:span></text:p></draw:text-box></draw:frame></text:p>
      </style:header-left>
      <style:footer>
        <text:p text:style-name="MP2"/>
      </style:footer>
      <style:footer-left>
        <text:p text:style-name="MP2"/>
      </style:footer-left>
    </style:master-page>
    <style:master-page style:name="PageStyle12" style:page-layout-name="Mpm4">
      <style:header>
        <text:p text:style-name="MP1"><draw:frame draw:style-name="Mfr1" draw:name="21" text:anchor-type="paragraph" svg:x="3.6465in" svg:y="0.5165in" draw:z-index="2"><draw:text-box fo:min-height="0.1071in" fo:min-width="2.4736in"><text:p text:style-name="MP9"><text:span text:style-name="CharStyle13">2</text:span><text:span text:style-name="CharStyle14"> SAMUEL 17<text:tab/></text:span><text:page-number text:select-page="current">0</text:page-number></text:p></draw:text-box></draw:frame></text:p>
      </style:header>
      <style:header-left>
        <text:p text:style-name="MP1"><draw:frame draw:style-name="Mfr1" draw:name="22" text:anchor-type="paragraph" svg:x="3.6465in" svg:y="0.5165in" draw:z-index="0"><draw:text-box fo:min-height="0.1071in" fo:min-width="2.4736in"><text:p text:style-name="MP9"><text:span text:style-name="CharStyle13">2</text:span><text:span text:style-name="CharStyle14"> SAMUEL 17<text:tab/></text:span><text:page-number text:select-page="current">0</text:page-number></text:p></draw:text-box></draw:frame></text:p>
      </style:header-left>
      <style:footer>
        <text:p text:style-name="MP2"/>
      </style:footer>
      <style:footer-left>
        <text:p text:style-name="MP2"/>
      </style:footer-left>
    </style:master-page>
    <style:master-page style:name="PageStyle13" style:page-layout-name="Mpm4">
      <style:header>
        <text:p text:style-name="MP1"><draw:frame draw:style-name="Mfr1" draw:name="23" text:anchor-type="paragraph" svg:x="2.0311in" svg:y="0.4764in" draw:z-index="3"><draw:text-box fo:min-height="0.1165in" fo:min-width="2.4835in"><text:p text:style-name="MP11"><text:page-number text:select-page="current">0</text:page-number><text:span text:style-name="CharStyle14"><text:tab/>2 SAMUEL 24</text:span></text:p></draw:text-box></draw:frame></text:p>
      </style:header>
      <style:footer>
        <text:p text:style-name="MP2"/>
      </style:footer>
    </style:master-page>
    <style:master-page style:name="PageStyle14" style:page-layout-name="Mpm4">
      <style:header>
        <text:p text:style-name="MP1"><draw:frame draw:style-name="Mfr1" draw:name="24" text:anchor-type="paragraph" svg:x="3.6563in" svg:y="0.5236in" draw:z-index="4"><draw:text-box fo:min-height="0.1071in" fo:min-width="2.4764in"><text:p text:style-name="MP12"><text:span text:style-name="CharStyle14">2 SAMUEL 18<text:tab/></text:span><text:page-number text:select-page="current">0</text:page-number></text:p></draw:text-box></draw:frame></text:p>
      </style:header>
      <style:header-left>
        <text:p text:style-name="MP1"><draw:frame draw:style-name="Mfr1" draw:name="25" text:anchor-type="paragraph" svg:x="3.6563in" svg:y="0.5236in" draw:z-index="0"><draw:text-box fo:min-height="0.1071in" fo:min-width="2.4764in"><text:p text:style-name="MP12"><text:span text:style-name="CharStyle14">2 SAMUEL 18<text:tab/></text:span><text:page-number text:select-page="current">0</text:page-number></text:p></draw:text-box></draw:frame></text:p>
      </style:header-left>
      <style:footer>
        <text:p text:style-name="MP2"/>
      </style:footer>
      <style:footer-left>
        <text:p text:style-name="MP2"/>
      </style:footer-left>
    </style:master-page>
    <style:master-page style:name="PageStyle15" style:page-layout-name="Mpm4">
      <style:header>
        <text:p text:style-name="MP1"><draw:frame draw:style-name="Mfr1" draw:name="26" text:anchor-type="paragraph" svg:x="3.6681in" svg:y="0.5201in" draw:z-index="0"><draw:text-box fo:min-height="0.1071in" fo:min-width="2.4701in"><text:p text:style-name="MP7"><text:span text:style-name="CharStyle14">2 SAMUEL 21<text:tab/></text:span><text:page-number text:select-page="current">0</text:page-number></text:p></draw:text-box></draw:frame></text:p>
      </style:header>
      <style:header-left>
        <text:p text:style-name="MP1"><draw:frame draw:style-name="Mfr1" draw:name="27" text:anchor-type="paragraph" svg:x="2.0335in" svg:y="0.5201in" draw:z-index="7"><draw:text-box fo:min-height="0.1165in" fo:min-width="2.4866in"><text:p text:style-name="MP13"><text:page-number text:select-page="current">0</text:page-number><text:span text:style-name="CharStyle14"><text:tab/>2 SAMUEL 19</text:span></text:p></draw:text-box></draw:frame></text:p>
      </style:header-left>
      <style:footer>
        <text:p text:style-name="MP2"/>
      </style:footer>
      <style:footer-left>
        <text:p text:style-name="MP2"/>
      </style:footer-left>
    </style:master-page>
    <style:master-page style:name="PageStyle16" style:page-layout-name="Mpm4">
      <style:header>
        <text:p text:style-name="MP1"><draw:frame draw:style-name="Mfr1" draw:name="28" text:anchor-type="paragraph" svg:x="2.0346in" svg:y="0.5366in" draw:z-index="8"><draw:text-box fo:min-height="0.1098in" fo:min-width="2.4866in"><text:p text:style-name="MP13"><text:span text:style-name="CharStyle14">S72<text:tab/>2 SAMUEL 20</text:span></text:p></draw:text-box></draw:frame></text:p>
      </style:header>
      <style:footer>
        <text:p text:style-name="MP2"/>
      </style:footer>
    </style:master-page>
    <style:master-page style:name="PageStyle17" style:page-layout-name="Mpm4">
      <style:header>
        <text:p text:style-name="MP1"><draw:frame draw:style-name="Mfr1" draw:name="29" text:anchor-type="paragraph" svg:x="3.6681in" svg:y="0.5201in" draw:z-index="9"><draw:text-box fo:min-height="0.1071in" fo:min-width="2.4701in"><text:p text:style-name="MP7"><text:span text:style-name="CharStyle14">2 SAMUEL 21<text:tab/></text:span><text:page-number text:select-page="current">0</text:page-number></text:p></draw:text-box></draw:frame></text:p>
      </style:header>
      <style:header-left>
        <text:p text:style-name="MP1"><draw:frame draw:style-name="Mfr1" draw:name="30" text:anchor-type="paragraph" svg:x="3.6681in" svg:y="0.5201in" draw:z-index="0"><draw:text-box fo:min-height="0.1071in" fo:min-width="2.4701in"><text:p text:style-name="MP7"><text:span text:style-name="CharStyle14">2 SAMUEL 21<text:tab/></text:span><text:page-number text:select-page="current">0</text:page-number></text:p></draw:text-box></draw:frame></text:p>
      </style:header-left>
      <style:footer>
        <text:p text:style-name="MP2"/>
      </style:footer>
      <style:footer-left>
        <text:p text:style-name="MP2"/>
      </style:footer-left>
    </style:master-page>
    <style:master-page style:name="PageStyle18" style:page-layout-name="Mpm4">
      <style:header>
        <text:p text:style-name="MP1"><draw:frame draw:style-name="Mfr1" draw:name="31" text:anchor-type="paragraph" svg:x="2.0311in" svg:y="0.4764in" draw:z-index="10"><draw:text-box fo:min-height="0.1165in" fo:min-width="2.4835in"><text:p text:style-name="MP11"><text:page-number text:select-page="current">0</text:page-number><text:span text:style-name="CharStyle14"><text:tab/>2 SAMUEL 24</text:span></text:p></draw:text-box></draw:frame></text:p>
      </style:header>
      <style:footer>
        <text:p text:style-name="MP2"/>
      </style:footer>
    </style:master-page>
    <style:master-page style:name="PageStyle19" style:page-layout-name="Mpm4">
      <style:header>
        <text:p text:style-name="MP1"><draw:frame draw:style-name="Mfr1" draw:name="32" text:anchor-type="paragraph" svg:x="3.6516in" svg:y="0.4965in" draw:z-index="11"><draw:text-box fo:min-height="0.1236in" fo:min-width="2.4929in"><text:p text:style-name="MP14"><text:span text:style-name="CharStyle48">2 SAMUEL 23<text:tab/></text:span><text:span text:style-name="CharStyle13">315</text:span></text:p></draw:text-box></draw:frame></text:p>
      </style:header>
      <style:footer>
        <text:p text:style-name="MP2"/>
      </style:footer>
    </style:master-page>
    <style:master-page style:name="PageStyle20" style:page-layout-name="Mpm4">
      <style:header>
        <text:p text:style-name="MP1"><draw:frame draw:style-name="Mfr1" draw:name="33" text:anchor-type="paragraph" svg:x="2.061in" svg:y="0.4902in" draw:z-index="0"><draw:text-box fo:min-height="0.1035in" fo:min-width="2.4902in"><text:p text:style-name="MP6"><text:page-number text:select-page="current">0</text:page-number><text:span text:style-name="CharStyle14"><text:tab/>2 SAMUEL 23</text:span></text:p></draw:text-box></draw:frame></text:p>
      </style:header>
      <style:header-left>
        <text:p text:style-name="MP1"><draw:frame draw:style-name="Mfr1" draw:name="34" text:anchor-type="paragraph" svg:x="2.061in" svg:y="0.4902in" draw:z-index="12"><draw:text-box fo:min-height="0.1035in" fo:min-width="2.4902in"><text:p text:style-name="MP6"><text:page-number text:select-page="current">0</text:page-number><text:span text:style-name="CharStyle14"><text:tab/>2 SAMUEL 23</text:span></text:p></draw:text-box></draw:frame></text:p>
      </style:header-left>
      <style:footer>
        <text:p text:style-name="MP2"/>
      </style:footer>
      <style:footer-left>
        <text:p text:style-name="MP2"/>
      </style:footer-left>
    </style:master-page>
    <style:master-page style:name="PageStyle21" style:page-layout-name="Mpm4">
      <style:header>
        <text:p text:style-name="MP1"><draw:frame draw:style-name="Mfr1" draw:name="35" text:anchor-type="paragraph" svg:x="3.6465in" svg:y="0.4866in" draw:z-index="13"><draw:text-box fo:min-height="0.1071in" fo:min-width="2.4634in"><text:p text:style-name="MP4"><text:span text:style-name="CharStyle14">2 SAMUEL 22<text:tab/></text:span><text:page-number text:select-page="current">0</text:page-number></text:p></draw:text-box></draw:frame></text:p>
      </style:header>
      <style:header-left>
        <text:p text:style-name="MP1"><draw:frame draw:style-name="Mfr1" draw:name="36" text:anchor-type="paragraph" svg:x="2.0547in" svg:y="0.4799in" draw:z-index="15"><draw:text-box fo:min-height="0.1134in" fo:min-width="2.4866in"><text:p text:style-name="MP13"><text:page-number text:select-page="current">0</text:page-number><text:span text:style-name="CharStyle12"><text:tab/>2 SAMUEL 23</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7" meta:object-count="0" meta:page-count="37" meta:paragraph-count="582" meta:word-count="19280" meta:character-count="99254" meta:non-whitespace-character-count="80584"/>
    <meta:generator>LibreOffice/4.4.5.2$Windows_x86 LibreOffice_project/a22f674fd25a3b6f45bdebf25400ed2adff0ff99</meta:generator>
  </office:meta>
</office:document-meta>
</file>